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E7E6E6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7" style:family="table-cell" style:parent-style-name="Default" style:data-style-name="N0">
      <style:text-properties fo:color="#FF0000" fo:font-weight="bold" style:font-weight-asian="bold" style:font-weight-complex="bold"/>
    </style:style>
    <style:style style:name="ce8" style:family="table-cell" style:parent-style-name="Default" style:data-style-name="N13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fo:background-color="#E7E6E6"/>
      <style:text-properties fo:color="#FF0000" fo:font-weight="bold" style:font-weight-asian="bold" style:font-weight-complex="bold"/>
    </style:style>
    <style:style style:name="ce11" style:family="table-cell" style:parent-style-name="Default" style:data-style-name="N36">
      <style:table-cell-properties fo:border="thin solid #000000" style:vertical-align="automatic" fo:background-color="#E7E6E6" style:repeat-content="false"/>
      <style:paragraph-properties fo:text-align="center"/>
    </style:style>
    <style:style style:name="ce12" style:family="table-cell" style:parent-style-name="Percent" style:data-style-name="N13">
      <style:table-cell-properties fo:border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9D9D9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36">
      <style:table-cell-properties fo:border="thin solid #000000" style:vertical-align="automatic" fo:background-color="#D9D9D9" style:repeat-content="false"/>
      <style:paragraph-properties fo:text-align="center"/>
    </style:style>
    <style:style style:name="ce19" style:family="table-cell" style:parent-style-name="Percent" style:data-style-name="N13">
      <style:table-cell-properties fo:border="thin soli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36">
      <style:table-cell-properties fo:border="thin solid #000000" style:vertical-align="automatic" fo:background-color="#E7E6E6" style:repeat-content="false"/>
      <style:paragraph-properties fo:text-align="center"/>
      <style:text-properties fo:color="#FF0000"/>
    </style:style>
    <style:style style:name="ce21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22" style:family="table-cell" style:parent-style-name="Default" style:data-style-name="N13">
      <style:table-cell-properties fo:border="thin solid #000000"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36">
      <style:table-cell-properties fo:border="thin solid #000000" style:vertical-align="automatic" fo:background-color="#D9D9D9" style:repeat-content="false"/>
      <style:paragraph-properties fo:text-align="center"/>
      <style:text-properties fo:color="#FF0000"/>
    </style:style>
    <style:style style:name="ce24" style:family="table-cell" style:parent-style-name="Default" style:data-style-name="N0">
      <style:table-cell-properties fo:background-color="#D9D9D9"/>
      <style:text-properties fo:color="#FF0000" fo:font-weight="bold" style:font-weight-asian="bold" style:font-weight-complex="bold"/>
    </style:style>
    <style:style style:name="ce25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/>
    </style:style>
    <style:style style:name="ce27" style:family="table-cell" style:parent-style-name="Default" style:data-style-name="N0">
      <style:table-cell-properties fo:background-color="#D6DCE4"/>
      <style:text-properties fo:color="#FF0000" fo:font-weight="bold" style:font-weight-asian="bold" style:font-weight-complex="bold"/>
    </style:style>
    <style:style style:name="ce28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fo:background-color="#E7E6E6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automatic" fo:background-color="#D6DCE4" style:repeat-content="false"/>
      <style:paragraph-properties fo:text-align="center"/>
    </style:style>
    <style:style style:name="ce31" style:family="table-cell" style:parent-style-name="Default" style:data-style-name="N36">
      <style:table-cell-properties fo:border="thin solid #000000" style:vertical-align="automatic" fo:background-color="#D6DCE4" style:repeat-content="false"/>
      <style:paragraph-properties fo:text-align="center"/>
    </style:style>
    <style:style style:name="ce32" style:family="table-cell" style:parent-style-name="Default" style:data-style-name="N0">
      <style:table-cell-properties fo:background-color="#E7E6E6"/>
    </style:style>
    <style:style style:name="ce33" style:family="table-cell" style:parent-style-name="Default" style:data-style-name="N22">
      <style:table-cell-properties style:vertical-align="automatic" fo:background-color="transparent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22">
      <style:table-cell-properties fo:background-color="transparent"/>
    </style:style>
    <style:style style:name="ce36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2F2F2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2F2F2" style:repeat-content="false"/>
      <style:paragraph-properties fo:text-align="center"/>
    </style:style>
    <style:style style:name="ce40" style:family="table-cell" style:parent-style-name="Percent" style:data-style-name="N13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1" style:family="table-cell" style:parent-style-name="Percent" style:data-style-name="N13">
      <style:table-cell-properties fo:border="thin solid #000000"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Percent" style:data-style-name="N13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13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44" style:family="table-cell" style:parent-style-name="Percent" style:data-style-name="N13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45" style:family="table-cell" style:parent-style-name="Percent" style:data-style-name="N13"/>
    <style:style style:name="ce46" style:family="table-cell" style:parent-style-name="Default" style:data-style-name="N13">
      <style:table-cell-properties fo:border="thin solid #000000" style:vertical-align="automatic" fo:background-color="#FF0000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13">
      <style:table-cell-properties style:vertical-align="automatic" fo:background-color="#FFC000" style:repeat-content="false"/>
      <style:paragraph-properties fo:text-align="center"/>
    </style:style>
    <style:style style:name="ce48" style:family="table-cell" style:parent-style-name="Default" style:data-style-name="N13">
      <style:table-cell-properties style:vertical-align="automatic" fo:background-color="#FF0000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13">
      <style:table-cell-properties style:vertical-align="automatic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9D9D9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D9D9D9" style:repeat-content="false"/>
      <style:paragraph-properties fo:text-align="center"/>
    </style:style>
    <style:style style:name="ce52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ce53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54" style:family="table-cell" style:parent-style-name="Default" style:data-style-name="N36">
      <style:table-cell-properties fo:border="thin solid #000000" style:vertical-align="automatic" fo:background-color="#D0CECE" style:repeat-content="false"/>
      <style:paragraph-properties fo:text-align="center"/>
      <style:text-properties fo:color="#FF0000"/>
    </style:style>
    <style:style style:name="ce55" style:family="table-cell" style:parent-style-name="Default" style:data-style-name="N36">
      <style:table-cell-properties fo:border="thin solid #000000" style:vertical-align="automatic" fo:background-color="#FF0000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57" style:family="table-cell" style:parent-style-name="Percent" style:data-style-name="N1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9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0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background-color="#D9D9D9" style:repeat-content="false"/>
      <style:paragraph-properties fo:text-align="center"/>
    </style:style>
    <style:style style:name="ce61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 fo:background-color="#D9D9D9" style:repeat-content="false"/>
      <style:paragraph-properties fo:text-align="center"/>
    </style:style>
    <style:style style:name="ce62" style:family="table-cell" style:parent-style-name="Default" style:data-style-name="N36">
      <style:table-cell-properties fo:border="thin solid #000000" style:vertical-align="automatic" fo:background-color="#FFC000" style:repeat-content="false"/>
      <style:paragraph-properties fo:text-align="center"/>
    </style:style>
    <style:style style:name="ce63" style:family="table-cell" style:parent-style-name="Percent" style:data-style-name="N13">
      <style:table-cell-properties fo:border="thin solid #000000"/>
    </style:style>
    <style:style style:name="ce64" style:family="table-cell" style:parent-style-name="Percent" style:data-style-name="N13">
      <style:table-cell-properties fo:border-top="thin solid #000000" fo:border-bottom="thin solid #000000" fo:border-left="thin solid #000000" fo:border-right="none"/>
    </style:style>
    <style:style style:name="ce65" style:family="table-cell" style:parent-style-name="Default" style:data-style-name="N36">
      <style:table-cell-properties fo:border-top="none" fo:border-bottom="thin solid #000000" fo:border-left="none" fo:border-right="thin solid #000000" style:vertical-align="automatic" fo:background-color="#FFC000" style:repeat-content="false"/>
      <style:paragraph-properties fo:text-align="center"/>
    </style:style>
    <style:style style:name="ce66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</style:style>
    <style:style style:name="ce67" style:family="table-cell" style:parent-style-name="Percent" style:data-style-name="N13">
      <style:table-cell-properties fo:border="thin solid #000000" style:vertical-align="automatic" fo:background-color="#F2F2F2" style:repeat-content="false"/>
      <style:paragraph-properties fo:text-align="center"/>
    </style:style>
    <style:style style:name="ce68" style:family="table-cell" style:parent-style-name="Percent" style:data-style-name="N13">
      <style:table-cell-properties fo:border-top="thin solid #000000" fo:border-bottom="thin solid #000000" fo:border-left="thin solid #000000" fo:border-right="none" style:vertical-align="automatic" fo:background-color="#F2F2F2" style:repeat-content="false"/>
      <style:paragraph-properties fo:text-align="center"/>
    </style:style>
    <style:style style:name="ce69" style:family="table-cell" style:parent-style-name="Default" style:data-style-name="N13">
      <style:table-cell-properties fo:border="thin solid #000000" style:vertical-align="automatic" fo:background-color="#FFC000" style:repeat-content="false"/>
      <style:paragraph-properties fo:text-align="center"/>
    </style:style>
    <style:style style:name="ce70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71" style:family="table-cell" style:parent-style-name="Default" style:data-style-name="N13">
      <style:table-cell-properties fo:border-top="thin solid #000000" fo:border-bottom="thin solid #000000" fo:border-left="thin solid #000000" fo:border-right="none" style:vertical-align="automatic" fo:background-color="#FFC000" style:repeat-content="false"/>
      <style:paragraph-properties fo:text-align="center"/>
    </style:style>
    <style:style style:name="ce72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</style:style>
    <style:style style:name="ce7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77" style:family="table-cell" style:parent-style-name="Default" style:data-style-name="N13"/>
    <style:style style:name="co1" style:family="table-column">
      <style:table-column-properties fo:break-before="auto" style:column-width="3.70416666666667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1.42875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3.3337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23333333333333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1.243541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4.81541666666667cm"/>
    </style:style>
    <style:style style:name="co12" style:family="table-column">
      <style:table-column-properties fo:break-before="auto" style:column-width="2.48708333333333cm"/>
    </style:style>
    <style:style style:name="co13" style:family="table-column">
      <style:table-column-properties fo:break-before="auto" style:column-width="1.61395833333333cm"/>
    </style:style>
    <style:style style:name="co14" style:family="table-column">
      <style:table-column-properties fo:break-before="auto" style:column-width="2.2225cm"/>
    </style:style>
    <style:style style:name="co15" style:family="table-column">
      <style:table-column-properties fo:break-before="auto" style:column-width="3.36020833333333cm"/>
    </style:style>
    <style:style style:name="co16" style:family="table-column">
      <style:table-column-properties fo:break-before="auto" style:column-width="4.048125cm"/>
    </style:style>
    <style:style style:name="co17" style:family="table-column">
      <style:table-column-properties fo:break-before="auto" style:column-width="3.43958333333333cm"/>
    </style:style>
    <style:style style:name="co18" style:family="table-column">
      <style:table-column-properties fo:break-before="auto" style:column-width="4.28625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3.413125cm"/>
    </style:style>
    <style:style style:name="co21" style:family="table-column">
      <style:table-column-properties fo:break-before="auto" style:column-width="4.49791666666667cm"/>
    </style:style>
    <style:style style:name="co22" style:family="table-column">
      <style:table-column-properties fo:break-before="auto" style:column-width="2.80458333333333cm"/>
    </style:style>
    <style:style style:name="co23" style:family="table-column">
      <style:table-column-properties fo:break-before="auto" style:column-width="3.12208333333333cm"/>
    </style:style>
    <style:style style:name="co24" style:family="table-column">
      <style:table-column-properties fo:break-before="auto" style:column-width="3.75708333333333cm"/>
    </style:style>
    <style:style style:name="co25" style:family="table-column">
      <style:table-column-properties fo:break-before="auto" style:column-width="2.35479166666667cm"/>
    </style:style>
    <style:style style:name="co26" style:family="table-column">
      <style:table-column-properties fo:break-before="auto" style:column-width="2.3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8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rower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0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50" table:default-cell-style-name="ce1"/>
        <table:table-row table:style-name="ro1">
          <table:table-cell office:value-type="string" table:style-name="ce2">
            <text:p>Grower 1 Facility 1</text:p>
          </table:table-cell>
          <table:table-cell office:value-type="string" table:style-name="ce3">
            <text:p>December/15</text:p>
          </table:table-cell>
          <table:table-cell office:value-type="string" table:style-name="ce1">
            <text:p>Root 1</text:p>
          </table:table-cell>
          <table:table-cell office:value-type="string" table:style-name="ce1">
            <text:p>Root 2</text:p>
          </table:table-cell>
          <table:table-cell office:value-type="string" table:style-name="ce1">
            <text:p>Root 3</text:p>
          </table:table-cell>
          <table:table-cell office:value-type="string" table:style-name="ce1">
            <text:p>Root 4</text:p>
          </table:table-cell>
          <table:table-cell office:value-type="string" table:style-name="ce1">
            <text:p>Root 5</text:p>
          </table:table-cell>
          <table:table-cell office:value-type="string" table:style-name="ce1">
            <text:p>Root 6</text:p>
          </table:table-cell>
          <table:table-cell office:value-type="string" table:style-name="ce1">
            <text:p>Root 7</text:p>
          </table:table-cell>
          <table:table-cell office:value-type="string" table:style-name="ce1">
            <text:p>Root 8</text:p>
          </table:table-cell>
          <table:table-cell office:value-type="string" table:style-name="ce1">
            <text:p>Root 9</text:p>
          </table:table-cell>
          <table:table-cell office:value-type="string" table:style-name="ce1">
            <text:p>Root 10</text:p>
          </table:table-cell>
          <table:table-cell office:value-type="string" table:style-name="ce1">
            <text:p>Root 11</text:p>
          </table:table-cell>
          <table:table-cell office:value-type="string" table:style-name="ce1">
            <text:p>Root 12</text:p>
          </table:table-cell>
          <table:table-cell office:value-type="string" table:style-name="ce1">
            <text:p>Root 13</text:p>
          </table:table-cell>
          <table:table-cell office:value-type="string" table:style-name="ce1">
            <text:p>Root 14</text:p>
          </table:table-cell>
          <table:table-cell office:value-type="string" table:style-name="ce1">
            <text:p>Root 15</text:p>
          </table:table-cell>
          <table:table-cell office:value-type="string" table:style-name="ce1">
            <text:p>Root 16</text:p>
          </table:table-cell>
          <table:table-cell office:value-type="string" table:style-name="ce1">
            <text:p>Root 17</text:p>
          </table:table-cell>
          <table:table-cell office:value-type="string" table:style-name="ce1">
            <text:p>Root 18</text:p>
          </table:table-cell>
          <table:table-cell office:value-type="string" table:style-name="ce1">
            <text:p>Root 19</text:p>
          </table:table-cell>
          <table:table-cell office:value-type="string" table:style-name="ce1">
            <text:p>Root 20</text:p>
          </table:table-cell>
          <table:table-cell office:value-type="string" table:style-name="ce1">
            <text:p>Root 21</text:p>
          </table:table-cell>
          <table:table-cell office:value-type="string" table:style-name="ce1">
            <text:p>Root 22</text:p>
          </table:table-cell>
          <table:table-cell office:value-type="string" table:style-name="ce1">
            <text:p>Root 23</text:p>
          </table:table-cell>
          <table:table-cell office:value-type="string" table:style-name="ce1">
            <text:p>Root 24</text:p>
          </table:table-cell>
          <table:table-cell office:value-type="string" table:style-name="ce1">
            <text:p>Root 25</text:p>
          </table:table-cell>
          <table:table-cell office:value-type="string" table:style-name="ce1">
            <text:p>Root 26</text:p>
          </table:table-cell>
          <table:table-cell office:value-type="string" table:style-name="ce1">
            <text:p>Root 27</text:p>
          </table:table-cell>
          <table:table-cell office:value-type="string" table:style-name="ce1">
            <text:p>Root 28</text:p>
          </table:table-cell>
          <table:table-cell office:value-type="string" table:style-name="ce1">
            <text:p>Root 29</text:p>
          </table:table-cell>
          <table:table-cell office:value-type="string" table:style-name="ce1">
            <text:p>Root 30</text:p>
          </table:table-cell>
          <table:table-cell office:value-type="string" table:style-name="ce4">
            <text:p>AVERAGE SEVE</text:p>
          </table:table-cell>
          <table:table-cell office:value-type="string" table:style-name="ce5">
            <text:p>INCIDENCE %</text:p>
          </table:table-cell>
          <table:table-cell table:number-columns-repeated="2"/>
          <table:table-cell table:style-name="ce1">
            <draw:frame draw:z-index="1" draw:id="id0" draw:style-name="a0" draw:name="Chart 1" svg:x="0.05208in" svg:y="0in" svg:width="10.53615in" svg:height="6.1979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47"/>
        </table:table-row>
        <table:table-row table:style-name="ro1">
          <table:table-cell office:value-type="string" table:style-name="ce6">
            <text:p>Godwin Produce</text:p>
          </table:table-cell>
          <table:table-cell office:value-type="string" table:style-name="ce7">
            <text:p>Grower 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percentage" office:value="0" table:formula="of:=0/30" table:style-name="ce8">
            <text:p>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Millstream Farms<text:s/></text:p>
          </table:table-cell>
          <table:table-cell office:value-type="string" table:style-name="ce1">
            <text:p>Grower 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1666666666666665" table:formula="of:=AVERAGE([.C3:.H3])" table:style-name="ce11">
            <text:p>3,2</text:p>
          </table:table-cell>
          <table:table-cell office:value-type="percentage" office:value="0.2" table:formula="of:=(6/30)" table:style-name="ce12">
            <text:p>2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mith Farms</text:p>
          </table:table-cell>
          <table:table-cell office:value-type="string" table:style-name="ce1">
            <text:p>Grower 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3636363636363638" table:formula="of:=AVERAGE([.C4:.M4])" table:style-name="ce11">
            <text:p>3,4</text:p>
          </table:table-cell>
          <table:table-cell office:value-type="percentage" office:value="0.36666666666666664" table:formula="of:=(11/30)" table:style-name="ce12">
            <text:p>37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outhern Produce<text:s/></text:p>
          </table:table-cell>
          <table:table-cell office:value-type="string" table:style-name="ce7">
            <text:p>Grower 4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4" table:formula="of:=AVERAGE([.C5:.G5])" table:style-name="ce4">
            <text:p>3,4</text:p>
          </table:table-cell>
          <table:table-cell office:value-type="percentage" office:value="0.16666666666666666" table:formula="of:=(5/30)" table:style-name="ce12">
            <text:p>17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Tull Hill Farms<text:s/></text:p>
          </table:table-cell>
          <table:table-cell office:value-type="string" table:style-name="ce1">
            <text:p>Grower 5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2857142857142856" table:formula="of:=AVERAGE([.B6:.P6])" table:style-name="ce11">
            <text:p>3,3</text:p>
          </table:table-cell>
          <table:table-cell office:value-type="percentage" office:value="0.46666666666666667" table:formula="of:=(14/30)" table:style-name="ce12">
            <text:p>47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Warren Farms<text:s/></text:p>
          </table:table-cell>
          <table:table-cell office:value-type="string" table:style-name="ce7">
            <text:p>Grower 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percentage" office:value="0" table:formula="of:=(0/30)" table:style-name="ce12">
            <text:p>0%</text:p>
          </table:table-cell>
          <table:table-cell table:number-columns-repeated="16350"/>
        </table:table-row>
        <table:table-row table:style-name="ro1">
          <table:table-cell table:number-columns-repeated="2" table:style-name="ce13"/>
          <table:table-cell table:style-name="ce14"/>
          <table:table-cell table:number-columns-repeated="29" table:style-name="ce1"/>
          <table:table-cell table:style-name="ce15"/>
          <table:table-cell table:number-columns-repeated="16351" table:style-name="ce13"/>
        </table:table-row>
        <table:table-row table:style-name="ro1">
          <table:table-cell office:value-type="string" table:style-name="ce2">
            <text:p>Grower 1 Facility 1</text:p>
          </table:table-cell>
          <table:table-cell office:value-type="string" table:style-name="ce15">
            <text:p>January/17</text:p>
          </table:table-cell>
          <table:table-cell table:number-columns-repeated="30" table:style-name="ce13"/>
          <table:table-cell office:value-type="string" table:style-name="ce4">
            <text:p>AVERAGE SEVE</text:p>
          </table:table-cell>
          <table:table-cell office:value-type="string" table:style-name="ce5">
            <text:p>INCIDENCE %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Godwin Produce</text:p>
          </table:table-cell>
          <table:table-cell office:value-type="string" table:style-name="ce14">
            <text:p>Grower 1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1666666666666665" table:formula="of:=AVERAGE([.C10:.H10])" table:style-name="ce11">
            <text:p>3,2</text:p>
          </table:table-cell>
          <table:table-cell office:value-type="percentage" office:value="0.2" table:formula="of:=6/30" table:style-name="ce12">
            <text:p>2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Millstream Farms<text:s/></text:p>
          </table:table-cell>
          <table:table-cell office:value-type="string" table:style-name="ce1">
            <text:p>Grower 2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AVERAGE([.C11:.D11])" table:style-name="ce4">
            <text:p>3</text:p>
          </table:table-cell>
          <table:table-cell office:value-type="percentage" office:value="6.6666666666666666E-2" table:formula="of:=2/30" table:style-name="ce12">
            <text:p>7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mith Farms</text:p>
          </table:table-cell>
          <table:table-cell office:value-type="string" table:style-name="ce1">
            <text:p>Grower 3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4615384615384617" table:formula="of:=AVERAGE([.C12:.O12])" table:style-name="ce11">
            <text:p>3,5</text:p>
          </table:table-cell>
          <table:table-cell office:value-type="percentage" office:value="0.43333333333333335" table:formula="of:=13/30" table:style-name="ce12">
            <text:p>43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outhern Produce<text:s/></text:p>
          </table:table-cell>
          <table:table-cell office:value-type="string" table:style-name="ce1">
            <text:p>Grower 4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8571428571428572" table:formula="of:=AVERAGE([.C13:.I13])" table:style-name="ce11">
            <text:p>2,9</text:p>
          </table:table-cell>
          <table:table-cell office:value-type="percentage" office:value="0.23333333333333334" table:formula="of:=7/30" table:style-name="ce12">
            <text:p>23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Tull Hill Farms<text:s/></text:p>
          </table:table-cell>
          <table:table-cell office:value-type="string" table:style-name="ce1">
            <text:p>Grower 5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1176470588235294" table:formula="of:=AVERAGE([.C14:.S14])" table:style-name="ce11">
            <text:p>3,1</text:p>
          </table:table-cell>
          <table:table-cell office:value-type="percentage" office:value="0.56666666666666665" table:formula="of:=17/30" table:style-name="ce12">
            <text:p>57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Warren Farms<text:s/></text:p>
          </table:table-cell>
          <table:table-cell office:value-type="string" table:style-name="ce1">
            <text:p>Grower 6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75" table:formula="of:=AVERAGE([.C15:.F15])" table:style-name="ce11">
            <text:p>2,8</text:p>
          </table:table-cell>
          <table:table-cell office:value-type="percentage" office:value="0.13333333333333333" table:formula="of:=4/30" table:style-name="ce12">
            <text:p>13%</text:p>
          </table:table-cell>
          <table:table-cell table:number-columns-repeated="16350"/>
        </table:table-row>
        <table:table-row table:style-name="ro1">
          <table:table-cell table:number-columns-repeated="32" table:style-name="ce1"/>
          <table:table-cell office:value-type="string" table:style-name="ce16">
            <text:p>AVERAGE SEVE</text:p>
          </table:table-cell>
          <table:table-cell office:value-type="string" table:style-name="ce17">
            <text:p>INCIDENCE %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Godwin Produce</text:p>
          </table:table-cell>
          <table:table-cell office:value-type="string" table:style-name="ce14">
            <text:p>Grower 1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3.125" table:formula="of:=AVERAGE([.C17:.J17])" table:style-name="ce18">
            <text:p>3,1</text:p>
          </table:table-cell>
          <table:table-cell office:value-type="percentage" office:value="0.26666666666666666" table:formula="of:=8/30" table:style-name="ce12">
            <text:p>27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Millstream Farms<text:s/></text:p>
          </table:table-cell>
          <table:table-cell office:value-type="string" table:style-name="ce1">
            <text:p>Grower 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.8571428571428572" table:formula="of:=AVERAGE([.C18:.I18])" table:style-name="ce18">
            <text:p>2,9</text:p>
          </table:table-cell>
          <table:table-cell office:value-type="percentage" office:value="0.23333333333333334" table:formula="of:=7/30" table:style-name="ce19">
            <text:p>23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mith Farms</text:p>
          </table:table-cell>
          <table:table-cell office:value-type="string" table:style-name="ce1">
            <text:p>Grower 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.9285714285714284" table:formula="of:=AVERAGE([.C19:.P19])" table:style-name="ce18">
            <text:p>2,9</text:p>
          </table:table-cell>
          <table:table-cell office:value-type="percentage" office:value="0.46666666666666667" table:formula="of:=14/30" table:style-name="ce19">
            <text:p>47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outhern Produce<text:s/></text:p>
          </table:table-cell>
          <table:table-cell office:value-type="string" table:style-name="ce1">
            <text:p>Grower 4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3" table:formula="of:=AVERAGE([.C20:.H20])" table:style-name="ce18">
            <text:p>3,0</text:p>
          </table:table-cell>
          <table:table-cell office:value-type="percentage" office:value="0.2" table:formula="of:=6/30" table:style-name="ce19">
            <text:p>2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Tull Hill Farms<text:s/></text:p>
          </table:table-cell>
          <table:table-cell office:value-type="string" table:style-name="ce1">
            <text:p>Grower 5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.9473684210526314" table:formula="of:=AVERAGE([.C21:.U21])" table:style-name="ce18">
            <text:p>2,9</text:p>
          </table:table-cell>
          <table:table-cell office:value-type="percentage" office:value="0.6333333333333333" table:formula="of:=19/30" table:style-name="ce19">
            <text:p>63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Warren Farms<text:s/></text:p>
          </table:table-cell>
          <table:table-cell office:value-type="string" table:style-name="ce1">
            <text:p>Grower 6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.6666666666666665" table:formula="of:=AVERAGE([.C22:.E22])" table:style-name="ce18">
            <text:p>2,7</text:p>
          </table:table-cell>
          <table:table-cell office:value-type="percentage" office:value="0.1" table:formula="of:=3/30" table:style-name="ce19">
            <text:p>10%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2" table:style-name="ce1"/>
          <table:table-cell office:value-type="string" table:style-name="ce16">
            <text:p>AVERAGE SEVE</text:p>
          </table:table-cell>
          <table:table-cell office:value-type="string" table:style-name="ce17">
            <text:p>INCIDENCE %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Godwin Produce</text:p>
          </table:table-cell>
          <table:table-cell office:value-type="string" table:style-name="ce14">
            <text:p>Grower 1</text:p>
          </table:table-cell>
          <table:table-cell office:value-type="float" office:value="5" table:style-name="ce10">
            <text:p>5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3.2222222222222223" table:formula="of:=AVERAGE([.C25:.K25])" table:style-name="ce18">
            <text:p>3,2</text:p>
          </table:table-cell>
          <table:table-cell office:value-type="percentage" office:value="0.3" table:formula="of:=9/30" table:style-name="ce12">
            <text:p>3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Millstream Farms<text:s/></text:p>
          </table:table-cell>
          <table:table-cell office:value-type="string" table:style-name="ce1">
            <text:p>Grower 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.6" table:formula="of:=AVERAGE([.C26:.G26])" table:style-name="ce18">
            <text:p>2,6</text:p>
          </table:table-cell>
          <table:table-cell office:value-type="percentage" office:value="0.16666666666666666" table:formula="of:=5/30" table:style-name="ce19">
            <text:p>17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mith Farms</text:p>
          </table:table-cell>
          <table:table-cell office:value-type="string" table:style-name="ce1">
            <text:p>Grower 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3.1111111111111112" table:formula="of:=AVERAGE([.C27:.K27])" table:style-name="ce18">
            <text:p>3,1</text:p>
          </table:table-cell>
          <table:table-cell office:value-type="percentage" office:value="0.3" table:formula="of:=9/30" table:style-name="ce19">
            <text:p>3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outhern Produce<text:s/></text:p>
          </table:table-cell>
          <table:table-cell office:value-type="string" table:style-name="ce1">
            <text:p>Grower 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3.1111111111111112" table:formula="of:=AVERAGE([.C28:.K28])" table:style-name="ce18">
            <text:p>3,1</text:p>
          </table:table-cell>
          <table:table-cell office:value-type="percentage" office:value="0.3" table:formula="of:=9/30" table:style-name="ce19">
            <text:p>3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Tull Hill Farms<text:s/></text:p>
          </table:table-cell>
          <table:table-cell office:value-type="string" table:style-name="ce1">
            <text:p>Grower 5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5" table:style-name="ce10">
            <text:p>5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.875" table:formula="of:=AVERAGE([.C29:.R29])" table:style-name="ce18">
            <text:p>2,9</text:p>
          </table:table-cell>
          <table:table-cell office:value-type="percentage" office:value="0.53333333333333333" table:formula="of:=16/30" table:style-name="ce19">
            <text:p>53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Warren Farms<text:s/></text:p>
          </table:table-cell>
          <table:table-cell office:value-type="string" table:style-name="ce1">
            <text:p>Grower 6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.4" table:formula="of:=AVERAGE([.C30:.G30])" table:style-name="ce18">
            <text:p>2,4</text:p>
          </table:table-cell>
          <table:table-cell office:value-type="percentage" office:value="0.16666666666666666" table:formula="of:=5/30" table:style-name="ce19">
            <text:p>17%</text:p>
          </table:table-cell>
          <table:table-cell table:number-columns-repeated="1635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3"/>
          <table:table-cell table:number-columns-repeated="16375"/>
        </table:table-row>
        <table:table-row table:number-rows-repeated="1048542" table:style-name="ro1">
          <table:table-cell table:number-columns-repeated="16384"/>
        </table:table-row>
      </table:table>
      <table:table table:name="Grower_6" table:style-name="ta1">
        <table:table-column table:style-name="co7" table:default-cell-style-name="ce1"/>
        <table:table-column table:style-name="co8" table:default-cell-style-name="ce1"/>
        <table:table-column table:style-name="co9" table:number-columns-repeated="9" table:default-cell-style-name="ce1"/>
        <table:table-column table:style-name="co3" table:number-columns-repeated="21" table:default-cell-style-name="ce1"/>
        <table:table-column table:style-name="co10" table:default-cell-style-name="ce1"/>
        <table:table-column table:style-name="co5" table:default-cell-style-name="ce1"/>
        <table:table-column table:style-name="co6" table:number-columns-repeated="16350" table:default-cell-style-name="ce1"/>
        <table:table-row table:style-name="ro1">
          <table:table-cell office:value-type="string" table:style-name="ce2">
            <text:p>Grower 6 Facility</text:p>
          </table:table-cell>
          <table:table-cell table:style-name="ce1"/>
          <table:table-cell office:value-type="string" table:style-name="ce1">
            <text:p>Root 1</text:p>
          </table:table-cell>
          <table:table-cell office:value-type="string" table:style-name="ce1">
            <text:p>Root 2</text:p>
          </table:table-cell>
          <table:table-cell office:value-type="string" table:style-name="ce1">
            <text:p>Root 3</text:p>
          </table:table-cell>
          <table:table-cell office:value-type="string" table:style-name="ce1">
            <text:p>Root 4</text:p>
          </table:table-cell>
          <table:table-cell office:value-type="string" table:style-name="ce1">
            <text:p>Root 5</text:p>
          </table:table-cell>
          <table:table-cell office:value-type="string" table:style-name="ce1">
            <text:p>Root 6</text:p>
          </table:table-cell>
          <table:table-cell office:value-type="string" table:style-name="ce1">
            <text:p>Root 7</text:p>
          </table:table-cell>
          <table:table-cell office:value-type="string" table:style-name="ce1">
            <text:p>Root 8</text:p>
          </table:table-cell>
          <table:table-cell office:value-type="string" table:style-name="ce1">
            <text:p>Root 9</text:p>
          </table:table-cell>
          <table:table-cell office:value-type="string" table:style-name="ce1">
            <text:p>Root 10</text:p>
          </table:table-cell>
          <table:table-cell office:value-type="string" table:style-name="ce1">
            <text:p>Root 11</text:p>
          </table:table-cell>
          <table:table-cell office:value-type="string" table:style-name="ce1">
            <text:p>Root 12</text:p>
          </table:table-cell>
          <table:table-cell office:value-type="string" table:style-name="ce1">
            <text:p>Root 13</text:p>
          </table:table-cell>
          <table:table-cell office:value-type="string" table:style-name="ce1">
            <text:p>Root 14</text:p>
          </table:table-cell>
          <table:table-cell office:value-type="string" table:style-name="ce1">
            <text:p>Root 15</text:p>
          </table:table-cell>
          <table:table-cell office:value-type="string" table:style-name="ce1">
            <text:p>Root 16</text:p>
          </table:table-cell>
          <table:table-cell office:value-type="string" table:style-name="ce1">
            <text:p>Root 17</text:p>
          </table:table-cell>
          <table:table-cell office:value-type="string" table:style-name="ce1">
            <text:p>Root 18</text:p>
          </table:table-cell>
          <table:table-cell office:value-type="string" table:style-name="ce1">
            <text:p>Root 19</text:p>
          </table:table-cell>
          <table:table-cell office:value-type="string" table:style-name="ce1">
            <text:p>Root 20</text:p>
          </table:table-cell>
          <table:table-cell office:value-type="string" table:style-name="ce1">
            <text:p>Root 21</text:p>
          </table:table-cell>
          <table:table-cell office:value-type="string" table:style-name="ce1">
            <text:p>Root 22</text:p>
          </table:table-cell>
          <table:table-cell office:value-type="string" table:style-name="ce1">
            <text:p>Root 23</text:p>
          </table:table-cell>
          <table:table-cell office:value-type="string" table:style-name="ce1">
            <text:p>Root 24</text:p>
          </table:table-cell>
          <table:table-cell office:value-type="string" table:style-name="ce1">
            <text:p>Root 25</text:p>
          </table:table-cell>
          <table:table-cell office:value-type="string" table:style-name="ce1">
            <text:p>Root 26</text:p>
          </table:table-cell>
          <table:table-cell office:value-type="string" table:style-name="ce1">
            <text:p>Root 27</text:p>
          </table:table-cell>
          <table:table-cell office:value-type="string" table:style-name="ce1">
            <text:p>Root 28</text:p>
          </table:table-cell>
          <table:table-cell office:value-type="string" table:style-name="ce1">
            <text:p>Root 29</text:p>
          </table:table-cell>
          <table:table-cell office:value-type="string" table:style-name="ce1">
            <text:p>Root 30</text:p>
          </table:table-cell>
          <table:table-cell office:value-type="string" table:style-name="ce4">
            <text:p>AVERAGE</text:p>
          </table:table-cell>
          <table:table-cell office:value-type="string" table:style-name="ce5">
            <text:p>INCIENCE 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Godwin Produce</text:p>
          </table:table-cell>
          <table:table-cell office:value-type="string" table:style-name="ce1">
            <text:p>Grower 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percentage" office:value="0" table:style-name="ce8">
            <text:p>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Millstream Farms<text:s/></text:p>
          </table:table-cell>
          <table:table-cell office:value-type="string" table:style-name="ce1">
            <text:p>Grower 2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6666666666666665" table:formula="of:=AVERAGE([.C3:.E3])" table:style-name="ce11">
            <text:p>2,7</text:p>
          </table:table-cell>
          <table:table-cell office:value-type="percentage" office:value="0.1" table:formula="of:=3/30" table:style-name="ce12">
            <text:p>1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mith Farms</text:p>
          </table:table-cell>
          <table:table-cell office:value-type="string" table:style-name="ce1">
            <text:p>Grower 3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AVERAGE([.C4])" table:style-name="ce4">
            <text:p>3</text:p>
          </table:table-cell>
          <table:table-cell office:value-type="percentage" office:value="3.3333333333333333E-2" table:formula="of:=1/30" table:style-name="ce12">
            <text:p>3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outhern Produce<text:s/></text:p>
          </table:table-cell>
          <table:table-cell office:value-type="string" table:style-name="ce1">
            <text:p>Grower 4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1" table:formula="of:=AVERAGE([.C5:.L5])" table:style-name="ce4">
            <text:p>3,1</text:p>
          </table:table-cell>
          <table:table-cell office:value-type="percentage" office:value="0.33333333333333331" table:formula="of:=10/30" table:style-name="ce12">
            <text:p>33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Tull Hill Farms<text:s/></text:p>
          </table:table-cell>
          <table:table-cell office:value-type="string" table:style-name="ce1">
            <text:p>Grower 5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5" table:style-name="ce10">
            <text:p>5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3157894736842106" table:formula="of:=AVERAGE([.C6:.U6])" table:style-name="ce20">
            <text:p>3,3</text:p>
          </table:table-cell>
          <table:table-cell office:value-type="percentage" office:value="0.6333333333333333" table:formula="of:=19/30" table:style-name="ce12">
            <text:p>63%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Warren Farms<text:s/></text:p>
          </table:table-cell>
          <table:table-cell office:value-type="string" table:style-name="ce14">
            <text:p>Grower 6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4">
            <text:p>2</text:p>
          </table:table-cell>
          <table:table-cell office:value-type="percentage" office:value="0.03" table:style-name="ce8">
            <text:p>3%</text:p>
          </table:table-cell>
          <table:table-cell table:number-columns-repeated="1635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Grower 6 Facility</text:p>
          </table:table-cell>
          <table:table-cell table:number-columns-repeated="31" table:style-name="ce13"/>
          <table:table-cell office:value-type="string" table:style-name="ce4">
            <text:p>AVERAGE</text:p>
          </table:table-cell>
          <table:table-cell office:value-type="string" table:style-name="ce5">
            <text:p>INCIENCE 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Godwin Produce</text:p>
          </table:table-cell>
          <table:table-cell office:value-type="string" table:style-name="ce1">
            <text:p>Grower 1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4">
            <text:p>3</text:p>
          </table:table-cell>
          <table:table-cell office:value-type="percentage" office:value="0.03" table:style-name="ce8">
            <text:p>3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Millstream Farms<text:s/></text:p>
          </table:table-cell>
          <table:table-cell office:value-type="string" table:style-name="ce1">
            <text:p>Grower 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5" table:formula="of:=AVERAGE([.C12:.D12])" table:style-name="ce20">
            <text:p>3,5</text:p>
          </table:table-cell>
          <table:table-cell office:value-type="percentage" office:value="6.6666666666666666E-2" table:formula="of:=2/30" table:style-name="ce12">
            <text:p>7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mith Farms</text:p>
          </table:table-cell>
          <table:table-cell office:value-type="string" table:style-name="ce1">
            <text:p>Grower 3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75" table:formula="of:=AVERAGE([.C13:.F13])" table:style-name="ce4">
            <text:p>2,75</text:p>
          </table:table-cell>
          <table:table-cell office:value-type="percentage" office:value="0.13333333333333333" table:formula="of:=4/30" table:style-name="ce12">
            <text:p>13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outhern Produce<text:s/></text:p>
          </table:table-cell>
          <table:table-cell office:value-type="string" table:style-name="ce1">
            <text:p>Grower 4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AVERAGE([.C14:.N14])" table:style-name="ce4">
            <text:p>3</text:p>
          </table:table-cell>
          <table:table-cell office:value-type="percentage" office:value="0.4" table:formula="of:=12/30" table:style-name="ce12">
            <text:p>4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Tull Hill Farms<text:s/></text:p>
          </table:table-cell>
          <table:table-cell office:value-type="string" table:style-name="ce1">
            <text:p>Grower 5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AVERAGE([.C15:.L15])" table:style-name="ce11">
            <text:p>3,0</text:p>
          </table:table-cell>
          <table:table-cell office:value-type="percentage" office:value="0.33333333333333331" table:formula="of:=10/30" table:style-name="ce12">
            <text:p>33%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Warren Farms<text:s/></text:p>
          </table:table-cell>
          <table:table-cell office:value-type="string" table:style-name="ce14">
            <text:p>Grower 6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formula="of:=AVERAGE([.C16:.F16])" table:style-name="ce4">
            <text:p>2,5</text:p>
          </table:table-cell>
          <table:table-cell office:value-type="percentage" office:value="0.13333333333333333" table:formula="of:=4/30" table:style-name="ce12">
            <text:p>13%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Grower 6 Facility</text:p>
          </table:table-cell>
          <table:table-cell table:number-columns-repeated="31" table:style-name="ce13"/>
          <table:table-cell office:value-type="string" table:style-name="ce21">
            <text:p>AVERAGE</text:p>
          </table:table-cell>
          <table:table-cell office:value-type="string" table:style-name="ce5">
            <text:p>INCIENCE 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Godwin Produce</text:p>
          </table:table-cell>
          <table:table-cell office:value-type="string" table:style-name="ce1">
            <text:p>Grower 1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.75" table:formula="of:=AVERAGE([.C19:.F19])" table:style-name="ce18">
            <text:p>2,8</text:p>
          </table:table-cell>
          <table:table-cell office:value-type="percentage" office:value="0.13333333333333333" table:formula="of:=4/30" table:style-name="ce22">
            <text:p>13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Millstream Farms<text:s/></text:p>
          </table:table-cell>
          <table:table-cell office:value-type="string" table:style-name="ce1">
            <text:p>Grower 2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.6666666666666665" table:formula="of:=AVERAGE([.C20:.E20])" table:style-name="ce18">
            <text:p>2,7</text:p>
          </table:table-cell>
          <table:table-cell office:value-type="percentage" office:value="0.1" table:formula="of:=3/30" table:style-name="ce19">
            <text:p>1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mith Farms</text:p>
          </table:table-cell>
          <table:table-cell office:value-type="string" table:style-name="ce1">
            <text:p>Grower 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3" table:formula="of:=AVERAGE([.C21:.D21])" table:style-name="ce18">
            <text:p>3,0</text:p>
          </table:table-cell>
          <table:table-cell office:value-type="percentage" office:value="6.6666666666666666E-2" table:formula="of:=2/30" table:style-name="ce19">
            <text:p>7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outhern Produce<text:s/></text:p>
          </table:table-cell>
          <table:table-cell office:value-type="string" table:style-name="ce1">
            <text:p>Grower 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.8571428571428572" table:formula="of:=AVERAGE([.C22:.I22])" table:style-name="ce18">
            <text:p>2,9</text:p>
          </table:table-cell>
          <table:table-cell office:value-type="percentage" office:value="0.23333333333333334" table:formula="of:=7/30" table:style-name="ce19">
            <text:p>23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Tull Hill Farms<text:s/></text:p>
          </table:table-cell>
          <table:table-cell office:value-type="string" table:style-name="ce1">
            <text:p>Grower 5</text:p>
          </table:table-cell>
          <table:table-cell office:value-type="float" office:value="3" table:style-name="ce10">
            <text:p>3</text:p>
          </table:table-cell>
          <table:table-cell office:value-type="float" office:value="5" table:style-name="ce10">
            <text:p>5</text:p>
          </table:table-cell>
          <table:table-cell office:value-type="float" office:value="2" table:style-name="ce10">
            <text:p>2</text:p>
          </table:table-cell>
          <table:table-cell office:value-type="float" office:value="5" table:style-name="ce10">
            <text:p>5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3.3636363636363638" table:formula="of:=AVERAGE([.C23:.M23])" table:style-name="ce23">
            <text:p>3,4</text:p>
          </table:table-cell>
          <table:table-cell office:value-type="percentage" office:value="0.36666666666666664" table:formula="of:=11/30" table:style-name="ce19">
            <text:p>37%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Warren Farms<text:s/></text:p>
          </table:table-cell>
          <table:table-cell office:value-type="string" table:style-name="ce14">
            <text:p>Grower 6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3" table:formula="of:=AVERAGE([.C24])" table:style-name="ce18">
            <text:p>3,0</text:p>
          </table:table-cell>
          <table:table-cell office:value-type="percentage" office:value="3.3333333333333333E-2" table:formula="of:=1/30" table:style-name="ce19">
            <text:p>3%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Grower 6 Facility</text:p>
          </table:table-cell>
          <table:table-cell table:style-name="ce13"/>
          <table:table-cell table:number-columns-repeated="30" table:style-name="ce1"/>
          <table:table-cell office:value-type="string" table:style-name="ce21">
            <text:p>AVERAGE</text:p>
          </table:table-cell>
          <table:table-cell office:value-type="string" table:style-name="ce5">
            <text:p>INCIENCE 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Godwin Produce</text:p>
          </table:table-cell>
          <table:table-cell office:value-type="string" table:style-name="ce1">
            <text:p>Grower 1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AVERAGE([.C27:.D27])" table:style-name="ce18">
            <text:p>3,0</text:p>
          </table:table-cell>
          <table:table-cell office:value-type="percentage" office:value="6.6666666666666666E-2" table:formula="of:=2/30" table:style-name="ce22">
            <text:p>7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Millstream Farms<text:s/></text:p>
          </table:table-cell>
          <table:table-cell office:value-type="string" table:style-name="ce1">
            <text:p>Grower 2</text:p>
          </table:table-cell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AVERAGE([.C28:.D28])" table:style-name="ce18">
            <text:p>2,0</text:p>
          </table:table-cell>
          <table:table-cell office:value-type="percentage" office:value="6.6666666666666666E-2" table:formula="of:=2/30" table:style-name="ce19">
            <text:p>7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mith Farms</text:p>
          </table:table-cell>
          <table:table-cell office:value-type="string" table:style-name="ce1">
            <text:p>Grower 3</text:p>
          </table:table-cell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formula="of:=AVERAGE([.C29:.F29])" table:style-name="ce18">
            <text:p>2,5</text:p>
          </table:table-cell>
          <table:table-cell office:value-type="percentage" office:value="0.13333333333333333" table:formula="of:=4/30" table:style-name="ce19">
            <text:p>13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outhern Produce<text:s/></text:p>
          </table:table-cell>
          <table:table-cell office:value-type="string" table:style-name="ce1">
            <text:p>Grower 4</text:p>
          </table:table-cell>
          <table:table-cell office:value-type="float" office:value="4" table:style-name="ce24">
            <text:p>4</text:p>
          </table:table-cell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714285714285716" table:formula="of:=AVERAGE([.C30:.I30])" table:style-name="ce23">
            <text:p>2,6</text:p>
          </table:table-cell>
          <table:table-cell office:value-type="percentage" office:value="0.23333333333333334" table:formula="of:=7/30" table:style-name="ce19">
            <text:p>23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Tull Hill Farms<text:s/></text:p>
          </table:table-cell>
          <table:table-cell office:value-type="string" table:style-name="ce1">
            <text:p>Grower 5</text:p>
          </table:table-cell>
          <table:table-cell office:value-type="float" office:value="3" table:style-name="ce24">
            <text:p>3</text:p>
          </table:table-cell>
          <table:table-cell office:value-type="float" office:value="3" table:style-name="ce24">
            <text:p>3</text:p>
          </table:table-cell>
          <table:table-cell office:value-type="float" office:value="3" table:style-name="ce24">
            <text:p>3</text:p>
          </table:table-cell>
          <table:table-cell office:value-type="float" office:value="3" table:style-name="ce24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714285714285716" table:formula="of:=AVERAGE([.C31:.I31])" table:style-name="ce23">
            <text:p>2,6</text:p>
          </table:table-cell>
          <table:table-cell office:value-type="percentage" office:value="0.23333333333333334" table:formula="of:=7/30" table:style-name="ce19">
            <text:p>23%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Warren Farms<text:s/></text:p>
          </table:table-cell>
          <table:table-cell office:value-type="string" table:style-name="ce14">
            <text:p>Grower 6</text:p>
          </table:table-cell>
          <table:table-cell office:value-type="float" office:value="3" table:style-name="ce24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formula="of:=AVERAGE([.C32:.D32])" table:style-name="ce18">
            <text:p>2,5</text:p>
          </table:table-cell>
          <table:table-cell office:value-type="percentage" office:value="6.6666666666666666E-2" table:formula="of:=2/30" table:style-name="ce19">
            <text:p>7%</text:p>
          </table:table-cell>
          <table:table-cell table:number-columns-repeated="16350"/>
        </table:table-row>
        <table:table-row table:number-rows-repeated="1048544" table:style-name="ro1">
          <table:table-cell table:number-columns-repeated="16384"/>
        </table:table-row>
      </table:table>
      <table:table table:name="Grower_4" table:style-name="ta1">
        <table:table-column table:style-name="co11" table:default-cell-style-name="ce1"/>
        <table:table-column table:style-name="co12" table:default-cell-style-name="ce1"/>
        <table:table-column table:style-name="co13" table:number-columns-repeated="30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16350" table:default-cell-style-name="ce1"/>
        <table:table-row table:style-name="ro1">
          <table:table-cell office:value-type="string" table:style-name="ce2">
            <text:p>Grower 4 Facility</text:p>
          </table:table-cell>
          <table:table-cell office:value-type="string" table:style-name="ce1">
            <text:p>December/15</text:p>
          </table:table-cell>
          <table:table-cell office:value-type="string" table:style-name="ce1">
            <text:p>Root 1</text:p>
          </table:table-cell>
          <table:table-cell office:value-type="string" table:style-name="ce1">
            <text:p>Root 2</text:p>
          </table:table-cell>
          <table:table-cell office:value-type="string" table:style-name="ce1">
            <text:p>Root 3</text:p>
          </table:table-cell>
          <table:table-cell office:value-type="string" table:style-name="ce1">
            <text:p>Root 4</text:p>
          </table:table-cell>
          <table:table-cell office:value-type="string" table:style-name="ce1">
            <text:p>Root 5</text:p>
          </table:table-cell>
          <table:table-cell office:value-type="string" table:style-name="ce1">
            <text:p>Root 6</text:p>
          </table:table-cell>
          <table:table-cell office:value-type="string" table:style-name="ce1">
            <text:p>Root 7</text:p>
          </table:table-cell>
          <table:table-cell office:value-type="string" table:style-name="ce1">
            <text:p>Root 8</text:p>
          </table:table-cell>
          <table:table-cell office:value-type="string" table:style-name="ce1">
            <text:p>Root 9</text:p>
          </table:table-cell>
          <table:table-cell office:value-type="string" table:style-name="ce1">
            <text:p>Root 10</text:p>
          </table:table-cell>
          <table:table-cell office:value-type="string" table:style-name="ce1">
            <text:p>Root 11</text:p>
          </table:table-cell>
          <table:table-cell office:value-type="string" table:style-name="ce1">
            <text:p>Root 12</text:p>
          </table:table-cell>
          <table:table-cell office:value-type="string" table:style-name="ce1">
            <text:p>Root 13</text:p>
          </table:table-cell>
          <table:table-cell office:value-type="string" table:style-name="ce1">
            <text:p>Root 14</text:p>
          </table:table-cell>
          <table:table-cell office:value-type="string" table:style-name="ce1">
            <text:p>Root 15</text:p>
          </table:table-cell>
          <table:table-cell office:value-type="string" table:style-name="ce1">
            <text:p>Root 16</text:p>
          </table:table-cell>
          <table:table-cell office:value-type="string" table:style-name="ce1">
            <text:p>Root 17</text:p>
          </table:table-cell>
          <table:table-cell office:value-type="string" table:style-name="ce1">
            <text:p>Root 18</text:p>
          </table:table-cell>
          <table:table-cell office:value-type="string" table:style-name="ce1">
            <text:p>Root 19</text:p>
          </table:table-cell>
          <table:table-cell office:value-type="string" table:style-name="ce1">
            <text:p>Root 20</text:p>
          </table:table-cell>
          <table:table-cell office:value-type="string" table:style-name="ce1">
            <text:p>Root 21</text:p>
          </table:table-cell>
          <table:table-cell office:value-type="string" table:style-name="ce1">
            <text:p>Root 22</text:p>
          </table:table-cell>
          <table:table-cell office:value-type="string" table:style-name="ce1">
            <text:p>Root 23</text:p>
          </table:table-cell>
          <table:table-cell office:value-type="string" table:style-name="ce1">
            <text:p>Root 24</text:p>
          </table:table-cell>
          <table:table-cell office:value-type="string" table:style-name="ce1">
            <text:p>Root 25</text:p>
          </table:table-cell>
          <table:table-cell office:value-type="string" table:style-name="ce1">
            <text:p>Root 26</text:p>
          </table:table-cell>
          <table:table-cell office:value-type="string" table:style-name="ce1">
            <text:p>Root 27</text:p>
          </table:table-cell>
          <table:table-cell office:value-type="string" table:style-name="ce1">
            <text:p>Root 28</text:p>
          </table:table-cell>
          <table:table-cell office:value-type="string" table:style-name="ce1">
            <text:p>Root 29</text:p>
          </table:table-cell>
          <table:table-cell office:value-type="string" table:style-name="ce1">
            <text:p>Root 30</text:p>
          </table:table-cell>
          <table:table-cell office:value-type="string" table:style-name="ce4">
            <text:p>AVERAGE</text:p>
          </table:table-cell>
          <table:table-cell office:value-type="string" table:style-name="ce5">
            <text:p>INCIDENCE 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Godwin Produce</text:p>
          </table:table-cell>
          <table:table-cell office:value-type="string" table:style-name="ce1">
            <text:p>Grower 1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8" table:formula="of:=AVERAGE([.C2:.G2])" table:style-name="ce4">
            <text:p>2,8</text:p>
          </table:table-cell>
          <table:table-cell office:value-type="percentage" office:value="0.16666666666666666" table:formula="of:=5/30" table:style-name="ce12">
            <text:p>17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Millstream Farms<text:s/></text:p>
          </table:table-cell>
          <table:table-cell office:value-type="string" table:style-name="ce1">
            <text:p>Grower 2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formula="of:=AVERAGE([.C3])" table:style-name="ce4">
            <text:p>4</text:p>
          </table:table-cell>
          <table:table-cell office:value-type="percentage" office:value="3.3333333333333333E-2" table:formula="of:=1/30" table:style-name="ce12">
            <text:p>3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mith Farms</text:p>
          </table:table-cell>
          <table:table-cell office:value-type="string" table:style-name="ce1">
            <text:p>Grower 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AVERAGE([.C4:.F4])" table:style-name="ce4">
            <text:p>3</text:p>
          </table:table-cell>
          <table:table-cell office:value-type="percentage" office:value="0.13333333333333333" table:formula="of:=4/30" table:style-name="ce12">
            <text:p>13%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Southern Produce<text:s/></text:p>
          </table:table-cell>
          <table:table-cell office:value-type="string" table:style-name="ce14">
            <text:p>Grower 4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3333333333333335" table:formula="of:=AVERAGE([.C5:.H5])" table:style-name="ce11">
            <text:p>3,3</text:p>
          </table:table-cell>
          <table:table-cell office:value-type="percentage" office:value="0.2" table:formula="of:=6/30" table:style-name="ce12">
            <text:p>2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Tull Hill Farms<text:s/></text:p>
          </table:table-cell>
          <table:table-cell office:value-type="string" table:style-name="ce1">
            <text:p>Grower 5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2142857142857144" table:formula="of:=AVERAGE([.C6:.P6])" table:style-name="ce11">
            <text:p>3,2</text:p>
          </table:table-cell>
          <table:table-cell office:value-type="percentage" office:value="0.46666666666666667" table:formula="of:=14/30" table:style-name="ce12">
            <text:p>47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Warren Farms<text:s/></text:p>
          </table:table-cell>
          <table:table-cell office:value-type="string" table:style-name="ce1">
            <text:p>Grower 6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1818181818181817" table:formula="of:=AVERAGE([.C7:.M7])" table:style-name="ce11">
            <text:p>3,2</text:p>
          </table:table-cell>
          <table:table-cell office:value-type="percentage" office:value="0.36666666666666664" table:formula="of:=11/30" table:style-name="ce12">
            <text:p>37%</text:p>
          </table:table-cell>
          <table:table-cell table:number-columns-repeated="1635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Grower 4 Facility</text:p>
          </table:table-cell>
          <table:table-cell office:value-type="string" table:style-name="ce13">
            <text:p>January/17</text:p>
          </table:table-cell>
          <table:table-cell table:number-columns-repeated="30" table:style-name="ce1"/>
          <table:table-cell office:value-type="string" table:style-name="ce4">
            <text:p>AVERAGE</text:p>
          </table:table-cell>
          <table:table-cell office:value-type="string" table:style-name="ce5">
            <text:p>INCIDENCE 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Godwin Produce</text:p>
          </table:table-cell>
          <table:table-cell office:value-type="string" table:style-name="ce1">
            <text:p>Grower 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2" table:formula="of:=AVERAGE([.C11:.G11])" table:style-name="ce4">
            <text:p>3,2</text:p>
          </table:table-cell>
          <table:table-cell office:value-type="percentage" office:value="0.16666666666666666" table:formula="of:=5/30" table:style-name="ce12">
            <text:p>17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Millstream Farms<text:s/></text:p>
          </table:table-cell>
          <table:table-cell office:value-type="string" table:style-name="ce1">
            <text:p>Grower 2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formula="of:=AVERAGE([.C12])" table:style-name="ce4">
            <text:p>4</text:p>
          </table:table-cell>
          <table:table-cell office:value-type="percentage" office:value="3.3333333333333333E-2" table:formula="of:=1/30" table:style-name="ce12">
            <text:p>3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mith Farms</text:p>
          </table:table-cell>
          <table:table-cell office:value-type="string" table:style-name="ce1">
            <text:p>Grower 3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7" table:formula="of:=AVERAGE([.C13:.L13])" table:style-name="ce4">
            <text:p>2,7</text:p>
          </table:table-cell>
          <table:table-cell office:value-type="percentage" office:value="0.33333333333333331" table:formula="of:=10/30" table:style-name="ce12">
            <text:p>33%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Southern Produce<text:s/></text:p>
          </table:table-cell>
          <table:table-cell office:value-type="string" table:style-name="ce14">
            <text:p>Grower 4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8333333333333335" table:formula="of:=AVERAGE([.C14:.N14])" table:style-name="ce11">
            <text:p>2,8</text:p>
          </table:table-cell>
          <table:table-cell office:value-type="percentage" office:value="0.4" table:formula="of:=12/30" table:style-name="ce12">
            <text:p>4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Tull Hill Farms<text:s/></text:p>
          </table:table-cell>
          <table:table-cell office:value-type="string" table:style-name="ce1">
            <text:p>Grower 5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5333333333333332" table:formula="of:=AVERAGE([.C15:.Q15])" table:style-name="ce11">
            <text:p>3,5</text:p>
          </table:table-cell>
          <table:table-cell office:value-type="percentage" office:value="0.5" table:formula="of:=15/30" table:style-name="ce12">
            <text:p>5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Warren Farms<text:s/></text:p>
          </table:table-cell>
          <table:table-cell office:value-type="string" table:style-name="ce1">
            <text:p>Grower 6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4285714285714284" table:formula="of:=AVERAGE([.C16:.I16])" table:style-name="ce11">
            <text:p>3,4</text:p>
          </table:table-cell>
          <table:table-cell office:value-type="percentage" office:value="0.23333333333333334" table:formula="of:=7/30" table:style-name="ce12">
            <text:p>23%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Grower 4 Facility</text:p>
          </table:table-cell>
          <table:table-cell table:number-columns-repeated="31" table:style-name="ce1"/>
          <table:table-cell office:value-type="string" table:style-name="ce4">
            <text:p>AVERAGE</text:p>
          </table:table-cell>
          <table:table-cell office:value-type="string" table:style-name="ce5">
            <text:p>INCIDENCE 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Godwin Produce</text:p>
          </table:table-cell>
          <table:table-cell office:value-type="string" table:style-name="ce1">
            <text:p>Grower 1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1666666666666665" table:formula="of:=AVERAGE([.C19:.H19])" table:style-name="ce11">
            <text:p>3,2</text:p>
          </table:table-cell>
          <table:table-cell office:value-type="percentage" office:value="0.2" table:formula="of:=6/30" table:style-name="ce12">
            <text:p>2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Millstream Farms<text:s/></text:p>
          </table:table-cell>
          <table:table-cell office:value-type="string" table:style-name="ce1">
            <text:p>Grower 2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formula="of:=AVERAGE([.C20:.G20])" table:style-name="ce11">
            <text:p>3,6</text:p>
          </table:table-cell>
          <table:table-cell office:value-type="percentage" office:value="0.16666666666666666" table:formula="of:=5/30" table:style-name="ce19">
            <text:p>17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mith Farms</text:p>
          </table:table-cell>
          <table:table-cell office:value-type="string" table:style-name="ce1">
            <text:p>Grower 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5" table:formula="of:=AVERAGE([.C21:.H21])" table:style-name="ce11">
            <text:p>3,5</text:p>
          </table:table-cell>
          <table:table-cell office:value-type="percentage" office:value="0.2" table:formula="of:=6/30" table:style-name="ce12">
            <text:p>20%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Southern Produce<text:s/></text:p>
          </table:table-cell>
          <table:table-cell office:value-type="string" table:style-name="ce14">
            <text:p>Grower 4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" table:formula="of:=AVERAGE([.C22:.E22])" table:style-name="ce11">
            <text:p>2,0</text:p>
          </table:table-cell>
          <table:table-cell office:value-type="percentage" office:value="0.1" table:formula="of:=3/30" table:style-name="ce19">
            <text:p>1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Tull Hill Farms<text:s/></text:p>
          </table:table-cell>
          <table:table-cell office:value-type="string" table:style-name="ce1">
            <text:p>Grower 5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AVERAGE([.C23:.Q23])" table:style-name="ce11">
            <text:p>3,0</text:p>
          </table:table-cell>
          <table:table-cell office:value-type="percentage" office:value="0.5" table:style-name="ce19">
            <text:p>5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Warren Farms<text:s/></text:p>
          </table:table-cell>
          <table:table-cell office:value-type="string" table:style-name="ce1">
            <text:p>Grower 6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.9" table:formula="of:=AVERAGE([.C24:.L24])" table:style-name="ce11">
            <text:p>2,9</text:p>
          </table:table-cell>
          <table:table-cell office:value-type="percentage" office:value="0.33333333333333331" table:formula="of:=10/30" table:style-name="ce19">
            <text:p>33%</text:p>
          </table:table-cell>
          <table:table-cell table:number-columns-repeated="16350"/>
        </table:table-row>
        <table:table-row table:style-name="ro1">
          <table:table-cell table:number-columns-repeated="32" table:style-name="ce1"/>
          <table:table-cell table:style-name="ce25"/>
          <table:table-cell table:number-columns-repeated="1635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Grower 4 Facility</text:p>
          </table:table-cell>
          <table:table-cell table:style-name="ce1"/>
          <table:table-cell office:value-type="string" table:style-name="ce1">
            <text:p>Root 1</text:p>
          </table:table-cell>
          <table:table-cell office:value-type="string" table:style-name="ce1">
            <text:p>Root 2</text:p>
          </table:table-cell>
          <table:table-cell office:value-type="string" table:style-name="ce1">
            <text:p>Root 3</text:p>
          </table:table-cell>
          <table:table-cell office:value-type="string" table:style-name="ce1">
            <text:p>Root 4</text:p>
          </table:table-cell>
          <table:table-cell office:value-type="string" table:style-name="ce1">
            <text:p>Root 5</text:p>
          </table:table-cell>
          <table:table-cell office:value-type="string" table:style-name="ce1">
            <text:p>Root 6</text:p>
          </table:table-cell>
          <table:table-cell office:value-type="string" table:style-name="ce1">
            <text:p>Root 7</text:p>
          </table:table-cell>
          <table:table-cell office:value-type="string" table:style-name="ce1">
            <text:p>Root 8</text:p>
          </table:table-cell>
          <table:table-cell office:value-type="string" table:style-name="ce1">
            <text:p>Root 9</text:p>
          </table:table-cell>
          <table:table-cell office:value-type="string" table:style-name="ce1">
            <text:p>Root 10</text:p>
          </table:table-cell>
          <table:table-cell office:value-type="string" table:style-name="ce1">
            <text:p>Root 11</text:p>
          </table:table-cell>
          <table:table-cell office:value-type="string" table:style-name="ce1">
            <text:p>Root 12</text:p>
          </table:table-cell>
          <table:table-cell office:value-type="string" table:style-name="ce1">
            <text:p>Root 13</text:p>
          </table:table-cell>
          <table:table-cell office:value-type="string" table:style-name="ce1">
            <text:p>Root 14</text:p>
          </table:table-cell>
          <table:table-cell office:value-type="string" table:style-name="ce1">
            <text:p>Root 15</text:p>
          </table:table-cell>
          <table:table-cell office:value-type="string" table:style-name="ce1">
            <text:p>Root 16</text:p>
          </table:table-cell>
          <table:table-cell office:value-type="string" table:style-name="ce1">
            <text:p>Root 17</text:p>
          </table:table-cell>
          <table:table-cell office:value-type="string" table:style-name="ce1">
            <text:p>Root 18</text:p>
          </table:table-cell>
          <table:table-cell office:value-type="string" table:style-name="ce1">
            <text:p>Root 19</text:p>
          </table:table-cell>
          <table:table-cell office:value-type="string" table:style-name="ce1">
            <text:p>Root 20</text:p>
          </table:table-cell>
          <table:table-cell office:value-type="string" table:style-name="ce1">
            <text:p>Root 21</text:p>
          </table:table-cell>
          <table:table-cell office:value-type="string" table:style-name="ce1">
            <text:p>Root 22</text:p>
          </table:table-cell>
          <table:table-cell office:value-type="string" table:style-name="ce1">
            <text:p>Root 23</text:p>
          </table:table-cell>
          <table:table-cell office:value-type="string" table:style-name="ce1">
            <text:p>Root 24</text:p>
          </table:table-cell>
          <table:table-cell office:value-type="string" table:style-name="ce1">
            <text:p>Root 25</text:p>
          </table:table-cell>
          <table:table-cell office:value-type="string" table:style-name="ce1">
            <text:p>Root 26</text:p>
          </table:table-cell>
          <table:table-cell office:value-type="string" table:style-name="ce1">
            <text:p>Root 27</text:p>
          </table:table-cell>
          <table:table-cell office:value-type="string" table:style-name="ce1">
            <text:p>Root 28</text:p>
          </table:table-cell>
          <table:table-cell office:value-type="string" table:style-name="ce1">
            <text:p>Root 29</text:p>
          </table:table-cell>
          <table:table-cell office:value-type="string" table:style-name="ce1">
            <text:p>Root 30</text:p>
          </table:table-cell>
          <table:table-cell office:value-type="string" table:style-name="ce26">
            <text:p>AVERAGE</text:p>
          </table:table-cell>
          <table:table-cell office:value-type="string" table:style-name="ce26">
            <text:p>INCIDENCE 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Godwin Produce</text:p>
          </table:table-cell>
          <table:table-cell office:value-type="string" table:style-name="ce1">
            <text:p>Grower 1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6666666666666665" table:formula="of:=AVERAGE([.C28:.E28])" table:style-name="ce28">
            <text:p>2,7</text:p>
          </table:table-cell>
          <table:table-cell office:value-type="percentage" office:value="0.1" table:formula="of:=3/30" table:style-name="ce12">
            <text:p>1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Millstream Farms<text:s/></text:p>
          </table:table-cell>
          <table:table-cell office:value-type="string" table:style-name="ce1">
            <text:p>Grower 2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6666666666666665" table:formula="of:=AVERAGE([.C29:.H29])" table:style-name="ce28">
            <text:p>2,7</text:p>
          </table:table-cell>
          <table:table-cell office:value-type="percentage" office:value="0.2" table:formula="of:=6/30" table:style-name="ce12">
            <text:p>2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mith Farms</text:p>
          </table:table-cell>
          <table:table-cell office:value-type="string" table:style-name="ce1">
            <text:p>Grower 3</text:p>
          </table:table-cell>
          <table:table-cell office:value-type="float" office:value="4" table:style-name="ce27">
            <text:p>4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25" table:formula="of:=AVERAGE([.C30:.F30])" table:style-name="ce28">
            <text:p>3,3</text:p>
          </table:table-cell>
          <table:table-cell office:value-type="percentage" office:value="0.13333333333333333" table:formula="of:=4/30" table:style-name="ce12">
            <text:p>13%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Southern Produce<text:s/></text:p>
          </table:table-cell>
          <table:table-cell office:value-type="string" table:style-name="ce14">
            <text:p>Grower 4</text:p>
          </table:table-cell>
          <table:table-cell office:value-type="float" office:value="4" table:style-name="ce27">
            <text:p>4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AVERAGE([.C31:.G31])" table:style-name="ce28">
            <text:p>3,0</text:p>
          </table:table-cell>
          <table:table-cell office:value-type="percentage" office:value="0.16666666666666666" table:formula="of:=5/30" table:style-name="ce12">
            <text:p>17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Tull Hill Farms<text:s/></text:p>
          </table:table-cell>
          <table:table-cell office:value-type="string" table:style-name="ce1">
            <text:p>Grower 5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4" table:style-name="ce27">
            <text:p>4</text:p>
          </table:table-cell>
          <table:table-cell office:value-type="float" office:value="4" table:style-name="ce27">
            <text:p>4</text:p>
          </table:table-cell>
          <table:table-cell office:value-type="float" office:value="4" table:style-name="ce27">
            <text:p>4</text:p>
          </table:table-cell>
          <table:table-cell office:value-type="float" office:value="4" table:style-name="ce27">
            <text:p>4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7">
            <text:p>3</text:p>
          </table:table-cell>
          <table:table-cell office:value-type="float" office:value="4" table:style-name="ce27">
            <text:p>4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2307692307692308" table:formula="of:=AVERAGE([.C32:.O32])" table:style-name="ce28">
            <text:p>3,2</text:p>
          </table:table-cell>
          <table:table-cell office:value-type="percentage" office:value="0.43333333333333335" table:formula="of:=13/30" table:style-name="ce12">
            <text:p>43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Warren Farms<text:s/></text:p>
          </table:table-cell>
          <table:table-cell office:value-type="string" table:style-name="ce1">
            <text:p>Grower 6</text:p>
          </table:table-cell>
          <table:table-cell office:value-type="float" office:value="5" table:style-name="ce27">
            <text:p>5</text:p>
          </table:table-cell>
          <table:table-cell office:value-type="float" office:value="3" table:style-name="ce27">
            <text:p>3</text:p>
          </table:table-cell>
          <table:table-cell office:value-type="float" office:value="4" table:style-name="ce27">
            <text:p>4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4" table:style-name="ce27">
            <text:p>4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0833333333333335" table:formula="of:=AVERAGE([.C33:.N33])" table:style-name="ce28">
            <text:p>3,1</text:p>
          </table:table-cell>
          <table:table-cell office:value-type="percentage" office:value="0.4" table:formula="of:=12/30" table:style-name="ce12">
            <text:p>40%</text:p>
          </table:table-cell>
          <table:table-cell table:number-columns-repeated="16350"/>
        </table:table-row>
        <table:table-row table:number-rows-repeated="1048543" table:style-name="ro1">
          <table:table-cell table:number-columns-repeated="16384"/>
        </table:table-row>
      </table:table>
      <table:table table:name="Grower_3" table:style-name="ta2">
        <table:table-column table:style-name="co16" table:default-cell-style-name="ce1"/>
        <table:table-column table:style-name="co8" table:default-cell-style-name="ce1"/>
        <table:table-column table:style-name="co13" table:number-columns-repeated="30" table:default-cell-style-name="ce1"/>
        <table:table-column table:style-name="co14" table:default-cell-style-name="ce1"/>
        <table:table-column table:style-name="co17" table:default-cell-style-name="ce1"/>
        <table:table-column table:style-name="co6" table:number-columns-repeated="16350" table:default-cell-style-name="ce1"/>
        <table:table-row table:style-name="ro1">
          <table:table-cell office:value-type="string" table:style-name="ce2">
            <text:p>Grower 3 Facility</text:p>
          </table:table-cell>
          <table:table-cell office:value-type="string" table:style-name="ce1">
            <text:p>December/15</text:p>
          </table:table-cell>
          <table:table-cell office:value-type="string" table:style-name="ce1">
            <text:p>Root 1</text:p>
          </table:table-cell>
          <table:table-cell office:value-type="string" table:style-name="ce1">
            <text:p>Root 2</text:p>
          </table:table-cell>
          <table:table-cell office:value-type="string" table:style-name="ce1">
            <text:p>Root 3</text:p>
          </table:table-cell>
          <table:table-cell office:value-type="string" table:style-name="ce1">
            <text:p>Root 4</text:p>
          </table:table-cell>
          <table:table-cell office:value-type="string" table:style-name="ce1">
            <text:p>Root 5</text:p>
          </table:table-cell>
          <table:table-cell office:value-type="string" table:style-name="ce1">
            <text:p>Root 6</text:p>
          </table:table-cell>
          <table:table-cell office:value-type="string" table:style-name="ce1">
            <text:p>Root 7</text:p>
          </table:table-cell>
          <table:table-cell office:value-type="string" table:style-name="ce1">
            <text:p>Root 8</text:p>
          </table:table-cell>
          <table:table-cell office:value-type="string" table:style-name="ce1">
            <text:p>Root 9</text:p>
          </table:table-cell>
          <table:table-cell office:value-type="string" table:style-name="ce1">
            <text:p>Root 10</text:p>
          </table:table-cell>
          <table:table-cell office:value-type="string" table:style-name="ce1">
            <text:p>Root 11</text:p>
          </table:table-cell>
          <table:table-cell office:value-type="string" table:style-name="ce1">
            <text:p>Root 12</text:p>
          </table:table-cell>
          <table:table-cell office:value-type="string" table:style-name="ce1">
            <text:p>Root 13</text:p>
          </table:table-cell>
          <table:table-cell office:value-type="string" table:style-name="ce1">
            <text:p>Root 14</text:p>
          </table:table-cell>
          <table:table-cell office:value-type="string" table:style-name="ce1">
            <text:p>Root 15</text:p>
          </table:table-cell>
          <table:table-cell office:value-type="string" table:style-name="ce1">
            <text:p>Root 16</text:p>
          </table:table-cell>
          <table:table-cell office:value-type="string" table:style-name="ce1">
            <text:p>Root 17</text:p>
          </table:table-cell>
          <table:table-cell office:value-type="string" table:style-name="ce1">
            <text:p>Root 18</text:p>
          </table:table-cell>
          <table:table-cell office:value-type="string" table:style-name="ce1">
            <text:p>Root 19</text:p>
          </table:table-cell>
          <table:table-cell office:value-type="string" table:style-name="ce1">
            <text:p>Root 20</text:p>
          </table:table-cell>
          <table:table-cell office:value-type="string" table:style-name="ce1">
            <text:p>Root 21</text:p>
          </table:table-cell>
          <table:table-cell office:value-type="string" table:style-name="ce1">
            <text:p>Root 22</text:p>
          </table:table-cell>
          <table:table-cell office:value-type="string" table:style-name="ce1">
            <text:p>Root 23</text:p>
          </table:table-cell>
          <table:table-cell office:value-type="string" table:style-name="ce1">
            <text:p>Root 24</text:p>
          </table:table-cell>
          <table:table-cell office:value-type="string" table:style-name="ce1">
            <text:p>Root 25</text:p>
          </table:table-cell>
          <table:table-cell office:value-type="string" table:style-name="ce1">
            <text:p>Root 26</text:p>
          </table:table-cell>
          <table:table-cell office:value-type="string" table:style-name="ce1">
            <text:p>Root 27</text:p>
          </table:table-cell>
          <table:table-cell office:value-type="string" table:style-name="ce1">
            <text:p>Root 28</text:p>
          </table:table-cell>
          <table:table-cell office:value-type="string" table:style-name="ce1">
            <text:p>Root 29</text:p>
          </table:table-cell>
          <table:table-cell office:value-type="string" table:style-name="ce1">
            <text:p>Root 30</text:p>
          </table:table-cell>
          <table:table-cell office:value-type="string" table:style-name="ce29">
            <text:p>AVERAGE</text:p>
          </table:table-cell>
          <table:table-cell office:value-type="string" table:style-name="ce3">
            <text:p>INCIDENCE 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Godwin Produce</text:p>
          </table:table-cell>
          <table:table-cell office:value-type="string" table:style-name="ce1">
            <text:p>Grower 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percentage" office:value="0" table:style-name="ce8">
            <text:p>0%</text:p>
          </table:table-cell>
          <table:table-cell/>
          <table:table-cell table:style-name="ce1">
            <draw:frame draw:z-index="1" draw:id="id1" draw:style-name="a1" draw:name="Chart 1" svg:x="0in" svg:y="0in" svg:width="7.98264in" svg:height="3.98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48"/>
        </table:table-row>
        <table:table-row table:style-name="ro1">
          <table:table-cell office:value-type="string" table:style-name="ce9">
            <text:p>Millstream Farms<text:s/></text:p>
          </table:table-cell>
          <table:table-cell office:value-type="string" table:style-name="ce1">
            <text:p>Grower 2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4">
            <text:p>2</text:p>
          </table:table-cell>
          <table:table-cell office:value-type="percentage" office:value="0.03" table:style-name="ce8">
            <text:p>3%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Smith Farms</text:p>
          </table:table-cell>
          <table:table-cell office:value-type="string" table:style-name="ce14">
            <text:p>Grower 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percentage" office:value="0" table:style-name="ce8">
            <text:p>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outhern Produce<text:s/></text:p>
          </table:table-cell>
          <table:table-cell office:value-type="string" table:style-name="ce1">
            <text:p>Grower 4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5" table:style-name="ce4">
            <text:p>3,5</text:p>
          </table:table-cell>
          <table:table-cell office:value-type="percentage" office:value="6.6666666666666666E-2" table:formula="of:=(2/30)" table:style-name="ce12">
            <text:p>7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Tull Hill Farms<text:s/></text:p>
          </table:table-cell>
          <table:table-cell office:value-type="string" table:style-name="ce1">
            <text:p>Grower 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percentage" office:value="0" table:style-name="ce8">
            <text:p>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Warren Farms<text:s/></text:p>
          </table:table-cell>
          <table:table-cell office:value-type="string" table:style-name="ce1">
            <text:p>Grower 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percentage" office:value="0" table:style-name="ce8">
            <text:p>0%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Grower 3 Facility</text:p>
          </table:table-cell>
          <table:table-cell office:value-type="string" table:style-name="ce13">
            <text:p>January/17</text:p>
          </table:table-cell>
          <table:table-cell table:number-columns-repeated="30" table:style-name="ce1"/>
          <table:table-cell office:value-type="string" table:style-name="ce29">
            <text:p>AVERAGE</text:p>
          </table:table-cell>
          <table:table-cell office:value-type="string" table:style-name="ce3">
            <text:p>INCIDENCE 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Godwin Produce</text:p>
          </table:table-cell>
          <table:table-cell office:value-type="string" table:style-name="ce1">
            <text:p>Grower 1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4">
            <text:p>2</text:p>
          </table:table-cell>
          <table:table-cell office:value-type="percentage" office:value="7.0000000000000007E-2" table:style-name="ce8">
            <text:p>7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Millstream Farms<text:s/></text:p>
          </table:table-cell>
          <table:table-cell office:value-type="string" table:style-name="ce1">
            <text:p>Grower 2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4">
            <text:p>4</text:p>
          </table:table-cell>
          <table:table-cell office:value-type="percentage" office:value="0.03" table:style-name="ce8">
            <text:p>3%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Smith Farms</text:p>
          </table:table-cell>
          <table:table-cell office:value-type="string" table:style-name="ce14">
            <text:p>Grower 3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4">
            <text:p>2</text:p>
          </table:table-cell>
          <table:table-cell office:value-type="percentage" office:value="0.03" table:style-name="ce8">
            <text:p>3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outhern Produce<text:s/></text:p>
          </table:table-cell>
          <table:table-cell office:value-type="string" table:style-name="ce1">
            <text:p>Grower 4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4">
            <text:p>2</text:p>
          </table:table-cell>
          <table:table-cell office:value-type="percentage" office:value="0.03" table:style-name="ce8">
            <text:p>3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Tull Hill Farms<text:s/></text:p>
          </table:table-cell>
          <table:table-cell office:value-type="string" table:style-name="ce1">
            <text:p>Grower 5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4">
            <text:p>2</text:p>
          </table:table-cell>
          <table:table-cell office:value-type="percentage" office:value="0.03" table:style-name="ce8">
            <text:p>3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Warren Farms<text:s/></text:p>
          </table:table-cell>
          <table:table-cell office:value-type="string" table:style-name="ce1">
            <text:p>Grower 6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4">
            <text:p>2</text:p>
          </table:table-cell>
          <table:table-cell office:value-type="percentage" office:value="0.03" table:style-name="ce8">
            <text:p>3%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Grower 3 Facility</text:p>
          </table:table-cell>
          <table:table-cell office:value-type="string" table:style-name="ce13">
            <text:p>January/17</text:p>
          </table:table-cell>
          <table:table-cell table:number-columns-repeated="30" table:style-name="ce1"/>
          <table:table-cell office:value-type="string" table:style-name="ce29">
            <text:p>AVERAGE</text:p>
          </table:table-cell>
          <table:table-cell office:value-type="string" table:style-name="ce3">
            <text:p>INCIDENCE 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Godwin Produce</text:p>
          </table:table-cell>
          <table:table-cell office:value-type="string" table:style-name="ce1">
            <text:p>Grower 1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AVERAGE([.C18:.D18])" table:style-name="ce4">
            <text:p>2</text:p>
          </table:table-cell>
          <table:table-cell office:value-type="percentage" office:value="6.6666666666666666E-2" table:formula="of:=2/30" table:style-name="ce8">
            <text:p>7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Millstream Farms<text:s/></text:p>
          </table:table-cell>
          <table:table-cell office:value-type="string" table:style-name="ce1">
            <text:p>Grower 2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4">
            <text:p>2</text:p>
          </table:table-cell>
          <table:table-cell office:value-type="percentage" office:value="3.3333333333333333E-2" table:formula="of:=1/30" table:style-name="ce8">
            <text:p>3%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Smith Farms</text:p>
          </table:table-cell>
          <table:table-cell office:value-type="string" table:style-name="ce14">
            <text:p>Grower 3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percentage" office:value="0" table:style-name="ce8">
            <text:p>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outhern Produce<text:s/></text:p>
          </table:table-cell>
          <table:table-cell office:value-type="string" table:style-name="ce1">
            <text:p>Grower 4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4">
            <text:p>2,5</text:p>
          </table:table-cell>
          <table:table-cell office:value-type="percentage" office:value="7.0000000000000007E-2" table:style-name="ce8">
            <text:p>7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Tull Hill Farms<text:s/></text:p>
          </table:table-cell>
          <table:table-cell office:value-type="string" table:style-name="ce1">
            <text:p>Grower 5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percentage" office:value="0" table:style-name="ce8">
            <text:p>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Warren Farms<text:s/></text:p>
          </table:table-cell>
          <table:table-cell office:value-type="string" table:style-name="ce1">
            <text:p>Grower 6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4">
            <text:p>2</text:p>
          </table:table-cell>
          <table:table-cell office:value-type="percentage" office:value="0.03" table:style-name="ce8">
            <text:p>3%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Grower 3 Facility</text:p>
          </table:table-cell>
          <table:table-cell table:style-name="ce13"/>
          <table:table-cell table:number-columns-repeated="30" table:style-name="ce1"/>
          <table:table-cell office:value-type="string" table:style-name="ce30">
            <text:p>AVERAGE</text:p>
          </table:table-cell>
          <table:table-cell office:value-type="string" table:style-name="ce5">
            <text:p>INCIDENCE 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Godwin Produce</text:p>
          </table:table-cell>
          <table:table-cell office:value-type="string" table:style-name="ce1">
            <text:p>Grower 1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AVERAGE([.C26])" table:style-name="ce30">
            <text:p>2</text:p>
          </table:table-cell>
          <table:table-cell office:value-type="percentage" office:value="3.3333333333333333E-2" table:formula="of:=1/30" table:style-name="ce12">
            <text:p>3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Millstream Farms<text:s/></text:p>
          </table:table-cell>
          <table:table-cell office:value-type="string" table:style-name="ce1">
            <text:p>Grower 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3333333333333335" table:formula="of:=7/3" table:style-name="ce31">
            <text:p>2,3</text:p>
          </table:table-cell>
          <table:table-cell office:value-type="percentage" office:value="0.1" table:formula="of:=3/30" table:style-name="ce12">
            <text:p>10%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Smith Farms</text:p>
          </table:table-cell>
          <table:table-cell office:value-type="string" table:style-name="ce14">
            <text:p>Grower 3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30">
            <text:p>2</text:p>
          </table:table-cell>
          <table:table-cell office:value-type="percentage" office:value="6.6666666666666666E-2" table:formula="of:=2/30" table:style-name="ce12">
            <text:p>7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outhern Produce<text:s/></text:p>
          </table:table-cell>
          <table:table-cell office:value-type="string" table:style-name="ce1">
            <text:p>Grower 4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30">
            <text:p>2</text:p>
          </table:table-cell>
          <table:table-cell office:value-type="percentage" office:value="3.3333333333333333E-2" table:formula="of:=1/30" table:style-name="ce12">
            <text:p>3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Tull Hill Farms<text:s/></text:p>
          </table:table-cell>
          <table:table-cell office:value-type="string" table:style-name="ce1">
            <text:p>Grower 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30">
            <text:p>1</text:p>
          </table:table-cell>
          <table:table-cell office:value-type="percentage" office:value="0" table:style-name="ce12">
            <text:p>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Warren Farms<text:s/></text:p>
          </table:table-cell>
          <table:table-cell office:value-type="string" table:style-name="ce1">
            <text:p>Grower 6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30">
            <text:p>2</text:p>
          </table:table-cell>
          <table:table-cell office:value-type="percentage" office:value="0.03" table:style-name="ce12">
            <text:p>3%</text:p>
          </table:table-cell>
          <table:table-cell table:number-columns-repeated="16350"/>
        </table:table-row>
        <table:table-row table:number-rows-repeated="1048545" table:style-name="ro1">
          <table:table-cell table:number-columns-repeated="16384"/>
        </table:table-row>
      </table:table>
      <table:table table:name="Grower_5" table:style-name="ta1">
        <table:table-column table:style-name="co18" table:default-cell-style-name="ce1"/>
        <table:table-column table:style-name="co19" table:default-cell-style-name="ce1"/>
        <table:table-column table:style-name="co13" table:number-columns-repeated="30" table:default-cell-style-name="ce1"/>
        <table:table-column table:style-name="co10" table:default-cell-style-name="ce1"/>
        <table:table-column table:style-name="co20" table:default-cell-style-name="ce1"/>
        <table:table-column table:style-name="co6" table:number-columns-repeated="16350" table:default-cell-style-name="ce1"/>
        <table:table-row table:style-name="ro1">
          <table:table-cell office:value-type="string" table:style-name="ce2">
            <text:p>Grower 5 Facility</text:p>
          </table:table-cell>
          <table:table-cell table:style-name="ce1"/>
          <table:table-cell office:value-type="string" table:style-name="ce1">
            <text:p>Root 1</text:p>
          </table:table-cell>
          <table:table-cell office:value-type="string" table:style-name="ce1">
            <text:p>Root 2</text:p>
          </table:table-cell>
          <table:table-cell office:value-type="string" table:style-name="ce1">
            <text:p>Root 3</text:p>
          </table:table-cell>
          <table:table-cell office:value-type="string" table:style-name="ce1">
            <text:p>Root 4</text:p>
          </table:table-cell>
          <table:table-cell office:value-type="string" table:style-name="ce1">
            <text:p>Root 5</text:p>
          </table:table-cell>
          <table:table-cell office:value-type="string" table:style-name="ce1">
            <text:p>Root 6</text:p>
          </table:table-cell>
          <table:table-cell office:value-type="string" table:style-name="ce1">
            <text:p>Root 7</text:p>
          </table:table-cell>
          <table:table-cell office:value-type="string" table:style-name="ce1">
            <text:p>Root 8</text:p>
          </table:table-cell>
          <table:table-cell office:value-type="string" table:style-name="ce1">
            <text:p>Root 9</text:p>
          </table:table-cell>
          <table:table-cell office:value-type="string" table:style-name="ce1">
            <text:p>Root 10</text:p>
          </table:table-cell>
          <table:table-cell office:value-type="string" table:style-name="ce1">
            <text:p>Root 11</text:p>
          </table:table-cell>
          <table:table-cell office:value-type="string" table:style-name="ce1">
            <text:p>Root 12</text:p>
          </table:table-cell>
          <table:table-cell office:value-type="string" table:style-name="ce1">
            <text:p>Root 13</text:p>
          </table:table-cell>
          <table:table-cell office:value-type="string" table:style-name="ce1">
            <text:p>Root 14</text:p>
          </table:table-cell>
          <table:table-cell office:value-type="string" table:style-name="ce1">
            <text:p>Root 15</text:p>
          </table:table-cell>
          <table:table-cell office:value-type="string" table:style-name="ce1">
            <text:p>Root 16</text:p>
          </table:table-cell>
          <table:table-cell office:value-type="string" table:style-name="ce1">
            <text:p>Root 17</text:p>
          </table:table-cell>
          <table:table-cell office:value-type="string" table:style-name="ce1">
            <text:p>Root 18</text:p>
          </table:table-cell>
          <table:table-cell office:value-type="string" table:style-name="ce1">
            <text:p>Root 19</text:p>
          </table:table-cell>
          <table:table-cell office:value-type="string" table:style-name="ce1">
            <text:p>Root 20</text:p>
          </table:table-cell>
          <table:table-cell office:value-type="string" table:style-name="ce1">
            <text:p>Root 21</text:p>
          </table:table-cell>
          <table:table-cell office:value-type="string" table:style-name="ce1">
            <text:p>Root 22</text:p>
          </table:table-cell>
          <table:table-cell office:value-type="string" table:style-name="ce1">
            <text:p>Root 23</text:p>
          </table:table-cell>
          <table:table-cell office:value-type="string" table:style-name="ce1">
            <text:p>Root 24</text:p>
          </table:table-cell>
          <table:table-cell office:value-type="string" table:style-name="ce1">
            <text:p>Root 25</text:p>
          </table:table-cell>
          <table:table-cell office:value-type="string" table:style-name="ce1">
            <text:p>Root 26</text:p>
          </table:table-cell>
          <table:table-cell office:value-type="string" table:style-name="ce1">
            <text:p>Root 27</text:p>
          </table:table-cell>
          <table:table-cell office:value-type="string" table:style-name="ce1">
            <text:p>Root 28</text:p>
          </table:table-cell>
          <table:table-cell office:value-type="string" table:style-name="ce1">
            <text:p>Root 29</text:p>
          </table:table-cell>
          <table:table-cell office:value-type="string" table:style-name="ce1">
            <text:p>Root 30</text:p>
          </table:table-cell>
          <table:table-cell office:value-type="string" table:style-name="ce4">
            <text:p>AVERAGE</text:p>
          </table:table-cell>
          <table:table-cell office:value-type="string" table:style-name="ce5">
            <text:p>INCIDENCE %<text:s/>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Godwin Produce</text:p>
          </table:table-cell>
          <table:table-cell office:value-type="string" table:style-name="ce1">
            <text:p>Grower 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percentage" office:value="0" table:style-name="ce8">
            <text:p>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Millstream Farms<text:s/></text:p>
          </table:table-cell>
          <table:table-cell office:value-type="string" table:style-name="ce1">
            <text:p>Grower 2</text:p>
          </table:table-cell>
          <table:table-cell office:value-type="float" office:value="3" table:style-name="ce10">
            <text:p>3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2692307692307692" table:formula="of:=AVERAGE([.C3:.AB3])" table:style-name="ce11">
            <text:p>3,3</text:p>
          </table:table-cell>
          <table:table-cell office:value-type="percentage" office:value="0.8666666666666667" table:formula="of:=26/30" table:style-name="ce12">
            <text:p>87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mith Farms</text:p>
          </table:table-cell>
          <table:table-cell office:value-type="string" table:style-name="ce1">
            <text:p>Grower 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2" table:style-name="ce10">
            <text:p>2</text:p>
          </table:table-cell>
          <table:table-cell office:value-type="float" office:value="5" table:style-name="ce10">
            <text:p>5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5" table:style-name="ce10">
            <text:p>5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56" table:formula="of:=AVERAGE([.C4:.AA4])" table:style-name="ce11">
            <text:p>3,6</text:p>
          </table:table-cell>
          <table:table-cell office:value-type="percentage" office:value="0.83333333333333337" table:formula="of:=25/30" table:style-name="ce12">
            <text:p>83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outhern Produce<text:s/></text:p>
          </table:table-cell>
          <table:table-cell office:value-type="string" table:style-name="ce1">
            <text:p>Grower 4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7857142857142856" table:formula="of:=AVERAGE([.C5:.AD5])" table:style-name="ce11">
            <text:p>3,8</text:p>
          </table:table-cell>
          <table:table-cell office:value-type="percentage" office:value="0.93333333333333335" table:formula="of:=28/30" table:style-name="ce12">
            <text:p>93%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Tull Hill Farms<text:s/></text:p>
          </table:table-cell>
          <table:table-cell office:value-type="string" table:style-name="ce1">
            <text:p>Grower 5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7894736842105261" table:formula="of:=AVERAGE([.C6:.U6])" table:style-name="ce20">
            <text:p>3,8</text:p>
          </table:table-cell>
          <table:table-cell office:value-type="percentage" office:value="0.6333333333333333" table:formula="of:=19/30" table:style-name="ce12">
            <text:p>63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Warren Farms<text:s/></text:p>
          </table:table-cell>
          <table:table-cell office:value-type="string" table:style-name="ce1">
            <text:p>Grower 6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0384615384615383" table:formula="of:=AVERAGE([.C7:.AB7])" table:style-name="ce11">
            <text:p>3,0</text:p>
          </table:table-cell>
          <table:table-cell office:value-type="percentage" office:value="0.8666666666666667" table:formula="of:=26/30" table:style-name="ce12">
            <text:p>87%</text:p>
          </table:table-cell>
          <table:table-cell table:number-columns-repeated="1635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Grower 5 Facility</text:p>
          </table:table-cell>
          <table:table-cell table:number-columns-repeated="31" table:style-name="ce13"/>
          <table:table-cell office:value-type="string" table:style-name="ce4">
            <text:p>AVERAGE</text:p>
          </table:table-cell>
          <table:table-cell office:value-type="string" table:style-name="ce5">
            <text:p>INCIDENCE %<text:s/>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Godwin Produce</text:p>
          </table:table-cell>
          <table:table-cell office:value-type="string" table:style-name="ce1">
            <text:p>Grower 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75" table:formula="of:=AVERAGE([.C11:.F11])" table:style-name="ce4">
            <text:p>2,75</text:p>
          </table:table-cell>
          <table:table-cell office:value-type="percentage" office:value="0.13333333333333333" table:formula="of:=4/30" table:style-name="ce12">
            <text:p>13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Millstream Farms<text:s/></text:p>
          </table:table-cell>
          <table:table-cell office:value-type="string" table:style-name="ce1">
            <text:p>Grower 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538461538461537" table:formula="of:=AVERAGE([.C12:.AB12])" table:style-name="ce11">
            <text:p>3,7</text:p>
          </table:table-cell>
          <table:table-cell office:value-type="percentage" office:value="0.8666666666666667" table:formula="of:=26/30" table:style-name="ce12">
            <text:p>87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mith Farms</text:p>
          </table:table-cell>
          <table:table-cell office:value-type="string" table:style-name="ce1">
            <text:p>Grower 3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formula="of:=AVERAGE([.C13:.Q13])" table:style-name="ce11">
            <text:p>3,6</text:p>
          </table:table-cell>
          <table:table-cell office:value-type="percentage" office:value="0.5" table:formula="of:=15/30" table:style-name="ce12">
            <text:p>5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outhern Produce<text:s/></text:p>
          </table:table-cell>
          <table:table-cell office:value-type="string" table:style-name="ce1">
            <text:p>Grower 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0357142857142856" table:formula="of:=AVERAGE([.C14:.AD14])" table:style-name="ce11">
            <text:p>4,0</text:p>
          </table:table-cell>
          <table:table-cell office:value-type="percentage" office:value="0.93333333333333335" table:formula="of:=28/30" table:style-name="ce12">
            <text:p>93%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Tull Hill Farms<text:s/></text:p>
          </table:table-cell>
          <table:table-cell office:value-type="string" table:style-name="ce1">
            <text:p>Grower 5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2692307692307692" table:formula="of:=AVERAGE([.C15:.AB15])" table:style-name="ce20">
            <text:p>4,3</text:p>
          </table:table-cell>
          <table:table-cell office:value-type="percentage" office:value="0.8666666666666667" table:formula="of:=26/30" table:style-name="ce12">
            <text:p>87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Warren Farms<text:s/></text:p>
          </table:table-cell>
          <table:table-cell office:value-type="string" table:style-name="ce1">
            <text:p>Grower 6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1363636363636362" table:formula="of:=AVERAGE([.C16:.X16])" table:style-name="ce11">
            <text:p>3,1</text:p>
          </table:table-cell>
          <table:table-cell office:value-type="percentage" office:value="0.73333333333333328" table:formula="of:=22/30" table:style-name="ce12">
            <text:p>73%</text:p>
          </table:table-cell>
          <table:table-cell table:number-columns-repeated="1635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Grower 5 Facility</text:p>
          </table:table-cell>
          <table:table-cell table:number-columns-repeated="31" table:style-name="ce13"/>
          <table:table-cell office:value-type="string" table:style-name="ce4">
            <text:p>AVERAGE</text:p>
          </table:table-cell>
          <table:table-cell office:value-type="string" table:style-name="ce5">
            <text:p>INCIDENCE %<text:s/>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Godwin Produce</text:p>
          </table:table-cell>
          <table:table-cell office:value-type="string" table:style-name="ce1">
            <text:p>Grower 1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.3333333333333335" table:formula="of:=AVERAGE([.C20:.E20])" table:style-name="ce11">
            <text:p>2,3</text:p>
          </table:table-cell>
          <table:table-cell office:value-type="percentage" office:value="0.1" table:formula="of:=3/30" table:style-name="ce19">
            <text:p>1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Millstream Farms<text:s/></text:p>
          </table:table-cell>
          <table:table-cell office:value-type="string" table:style-name="ce1">
            <text:p>Grower 2</text:p>
          </table:table-cell>
          <table:table-cell office:value-type="float" office:value="5" table:style-name="ce10">
            <text:p>5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3.0555555555555554" table:formula="of:=AVERAGE([.C21:.T21])" table:style-name="ce11">
            <text:p>3,1</text:p>
          </table:table-cell>
          <table:table-cell office:value-type="percentage" office:value="0.6" table:formula="of:=18/30" table:style-name="ce19">
            <text:p>6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mith Farms</text:p>
          </table:table-cell>
          <table:table-cell office:value-type="string" table:style-name="ce1">
            <text:p>Grower 3</text:p>
          </table:table-cell>
          <table:table-cell office:value-type="float" office:value="5" table:style-name="ce10">
            <text:p>5</text:p>
          </table:table-cell>
          <table:table-cell office:value-type="float" office:value="3" table:style-name="ce10">
            <text:p>3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3.2" table:formula="of:=AVERAGE([.C22:.Q22])" table:style-name="ce11">
            <text:p>3,2</text:p>
          </table:table-cell>
          <table:table-cell office:value-type="percentage" office:value="0.5" table:style-name="ce19">
            <text:p>5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outhern Produce<text:s/></text:p>
          </table:table-cell>
          <table:table-cell office:value-type="string" table:style-name="ce1">
            <text:p>Grower 4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.8260869565217392" table:formula="of:=AVERAGE([.C23:.Y23])" table:style-name="ce11">
            <text:p>2,8</text:p>
          </table:table-cell>
          <table:table-cell office:value-type="percentage" office:value="0.76666666666666672" table:formula="of:=23/30" table:style-name="ce19">
            <text:p>77%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Tull Hill Farms<text:s/></text:p>
          </table:table-cell>
          <table:table-cell office:value-type="string" table:style-name="ce1">
            <text:p>Grower 5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3.6785714285714284" table:formula="of:=AVERAGE([.C24:.AD24])" table:style-name="ce20">
            <text:p>3,7</text:p>
          </table:table-cell>
          <table:table-cell office:value-type="percentage" office:value="0.93333333333333335" table:formula="of:=28/30" table:style-name="ce19">
            <text:p>93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Warren Farms<text:s/></text:p>
          </table:table-cell>
          <table:table-cell office:value-type="string" table:style-name="ce1">
            <text:p>Grower 6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.8181818181818183" table:formula="of:=AVERAGE([.C25:.X25])" table:style-name="ce11">
            <text:p>2,8</text:p>
          </table:table-cell>
          <table:table-cell office:value-type="percentage" office:value="0.73333333333333328" table:formula="of:=22/30" table:style-name="ce19">
            <text:p>73%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Grower 5 Facility</text:p>
          </table:table-cell>
          <table:table-cell table:style-name="ce13"/>
          <table:table-cell table:number-columns-repeated="30" table:style-name="ce1"/>
          <table:table-cell office:value-type="string" table:style-name="ce4">
            <text:p>AVERAGE</text:p>
          </table:table-cell>
          <table:table-cell office:value-type="string" table:style-name="ce5">
            <text:p>INCIDENCE %<text:s/>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Godwin Produce</text:p>
          </table:table-cell>
          <table:table-cell office:value-type="string" table:style-name="ce1">
            <text:p>Grower 1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.6" table:formula="of:=AVERAGE([.C28:.G28])" table:style-name="ce11">
            <text:p>2,6</text:p>
          </table:table-cell>
          <table:table-cell office:value-type="percentage" office:value="0.16666666666666666" table:formula="of:=5/30" table:style-name="ce19">
            <text:p>17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Millstream Farms<text:s/></text:p>
          </table:table-cell>
          <table:table-cell office:value-type="string" table:style-name="ce1">
            <text:p>Grower 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5" table:style-name="ce10">
            <text:p>5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5" table:style-name="ce10">
            <text:p>5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0526315789473686" table:formula="of:=AVERAGE([.C29:.U29])" table:style-name="ce11">
            <text:p>3,1</text:p>
          </table:table-cell>
          <table:table-cell office:value-type="percentage" office:value="0.6333333333333333" table:formula="of:=19/30" table:style-name="ce19">
            <text:p>63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mith Farms</text:p>
          </table:table-cell>
          <table:table-cell office:value-type="string" table:style-name="ce1">
            <text:p>Grower 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0714285714285716" table:formula="of:=AVERAGE([.C30:.P30])" table:style-name="ce11">
            <text:p>3,1</text:p>
          </table:table-cell>
          <table:table-cell office:value-type="percentage" office:value="0.46666666666666667" table:formula="of:=14/30" table:style-name="ce19">
            <text:p>47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outhern Produce<text:s/></text:p>
          </table:table-cell>
          <table:table-cell office:value-type="string" table:style-name="ce1">
            <text:p>Grower 4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3333333333333335" table:formula="of:=AVERAGE([.C31:.W31])" table:style-name="ce11">
            <text:p>3,3</text:p>
          </table:table-cell>
          <table:table-cell office:value-type="percentage" office:value="0.7" table:formula="of:=21/30" table:style-name="ce19">
            <text:p>70%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Tull Hill Farms<text:s/></text:p>
          </table:table-cell>
          <table:table-cell office:value-type="string" table:style-name="ce1">
            <text:p>Grower 5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8" table:formula="of:=AVERAGE([.C32:.AA32])" table:style-name="ce20">
            <text:p>3,8</text:p>
          </table:table-cell>
          <table:table-cell office:value-type="percentage" office:value="0.83333333333333337" table:formula="of:=25/30" table:style-name="ce19">
            <text:p>83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Warren Farms<text:s/></text:p>
          </table:table-cell>
          <table:table-cell office:value-type="string" table:style-name="ce1">
            <text:p>Grower 6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75" table:formula="of:=AVERAGE([.C33:.R33])" table:style-name="ce11">
            <text:p>2,8</text:p>
          </table:table-cell>
          <table:table-cell office:value-type="percentage" office:value="0.53333333333333333" table:formula="of:=16/30" table:style-name="ce19">
            <text:p>53%</text:p>
          </table:table-cell>
          <table:table-cell table:number-columns-repeated="16350"/>
        </table:table-row>
        <table:table-row table:number-rows-repeated="1048543" table:style-name="ro1">
          <table:table-cell table:number-columns-repeated="16384"/>
        </table:table-row>
      </table:table>
      <table:table table:name="Grower_2" table:style-name="ta1">
        <table:table-column table:style-name="co21" table:default-cell-style-name="ce1"/>
        <table:table-column table:style-name="co22" table:default-cell-style-name="ce1"/>
        <table:table-column table:style-name="co9" table:number-columns-repeated="9" table:default-cell-style-name="ce1"/>
        <table:table-column table:style-name="co3" table:number-columns-repeated="21" table:default-cell-style-name="ce1"/>
        <table:table-column table:style-name="co23" table:default-cell-style-name="ce1"/>
        <table:table-column table:style-name="co8" table:default-cell-style-name="ce1"/>
        <table:table-column table:style-name="co6" table:number-columns-repeated="16350" table:default-cell-style-name="ce1"/>
        <table:table-row table:style-name="ro1">
          <table:table-cell office:value-type="string" table:style-name="ce2">
            <text:p>Grower 2 Facility</text:p>
          </table:table-cell>
          <table:table-cell office:value-type="string" table:style-name="ce1">
            <text:p>December/15</text:p>
          </table:table-cell>
          <table:table-cell office:value-type="string" table:style-name="ce1">
            <text:p>Root 1</text:p>
          </table:table-cell>
          <table:table-cell office:value-type="string" table:style-name="ce1">
            <text:p>Root 2</text:p>
          </table:table-cell>
          <table:table-cell office:value-type="string" table:style-name="ce1">
            <text:p>Root 3</text:p>
          </table:table-cell>
          <table:table-cell office:value-type="string" table:style-name="ce1">
            <text:p>Root 4</text:p>
          </table:table-cell>
          <table:table-cell office:value-type="string" table:style-name="ce1">
            <text:p>Root 5</text:p>
          </table:table-cell>
          <table:table-cell office:value-type="string" table:style-name="ce1">
            <text:p>Root 6</text:p>
          </table:table-cell>
          <table:table-cell office:value-type="string" table:style-name="ce1">
            <text:p>Root 7</text:p>
          </table:table-cell>
          <table:table-cell office:value-type="string" table:style-name="ce1">
            <text:p>Root 8</text:p>
          </table:table-cell>
          <table:table-cell office:value-type="string" table:style-name="ce1">
            <text:p>Root 9</text:p>
          </table:table-cell>
          <table:table-cell office:value-type="string" table:style-name="ce1">
            <text:p>Root 10</text:p>
          </table:table-cell>
          <table:table-cell office:value-type="string" table:style-name="ce1">
            <text:p>Root 11</text:p>
          </table:table-cell>
          <table:table-cell office:value-type="string" table:style-name="ce1">
            <text:p>Root 12</text:p>
          </table:table-cell>
          <table:table-cell office:value-type="string" table:style-name="ce1">
            <text:p>Root 13</text:p>
          </table:table-cell>
          <table:table-cell office:value-type="string" table:style-name="ce1">
            <text:p>Root 14</text:p>
          </table:table-cell>
          <table:table-cell office:value-type="string" table:style-name="ce1">
            <text:p>Root 15</text:p>
          </table:table-cell>
          <table:table-cell office:value-type="string" table:style-name="ce1">
            <text:p>Root 16</text:p>
          </table:table-cell>
          <table:table-cell office:value-type="string" table:style-name="ce1">
            <text:p>Root 17</text:p>
          </table:table-cell>
          <table:table-cell office:value-type="string" table:style-name="ce1">
            <text:p>Root 18</text:p>
          </table:table-cell>
          <table:table-cell office:value-type="string" table:style-name="ce1">
            <text:p>Root 19</text:p>
          </table:table-cell>
          <table:table-cell office:value-type="string" table:style-name="ce1">
            <text:p>Root 20</text:p>
          </table:table-cell>
          <table:table-cell office:value-type="string" table:style-name="ce1">
            <text:p>Root 21</text:p>
          </table:table-cell>
          <table:table-cell office:value-type="string" table:style-name="ce1">
            <text:p>Root 22</text:p>
          </table:table-cell>
          <table:table-cell office:value-type="string" table:style-name="ce1">
            <text:p>Root 23</text:p>
          </table:table-cell>
          <table:table-cell office:value-type="string" table:style-name="ce1">
            <text:p>Root 24</text:p>
          </table:table-cell>
          <table:table-cell office:value-type="string" table:style-name="ce1">
            <text:p>Root 25</text:p>
          </table:table-cell>
          <table:table-cell office:value-type="string" table:style-name="ce1">
            <text:p>Root 26</text:p>
          </table:table-cell>
          <table:table-cell office:value-type="string" table:style-name="ce1">
            <text:p>Root 27</text:p>
          </table:table-cell>
          <table:table-cell office:value-type="string" table:style-name="ce1">
            <text:p>Root 28</text:p>
          </table:table-cell>
          <table:table-cell office:value-type="string" table:style-name="ce1">
            <text:p>Root 29</text:p>
          </table:table-cell>
          <table:table-cell office:value-type="string" table:style-name="ce1">
            <text:p>Root 30</text:p>
          </table:table-cell>
          <table:table-cell office:value-type="string" table:style-name="ce29">
            <text:p>AVERAGE SEVE</text:p>
          </table:table-cell>
          <table:table-cell office:value-type="string" table:style-name="ce15">
            <text:p>INCIDENCE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Godwin Produce</text:p>
          </table:table-cell>
          <table:table-cell office:value-type="string" table:style-name="ce1">
            <text:p>Grower 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percentage" office:value="0" table:style-name="ce22">
            <text:p>0%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Millstream Farms<text:s/></text:p>
          </table:table-cell>
          <table:table-cell office:value-type="string" table:style-name="ce14">
            <text:p>Grower 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percentage" office:value="0" table:style-name="ce22">
            <text:p>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mith Farms</text:p>
          </table:table-cell>
          <table:table-cell office:value-type="string" table:style-name="ce1">
            <text:p>Grower 3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4">
            <text:p>3</text:p>
          </table:table-cell>
          <table:table-cell office:value-type="percentage" office:value="3.3333333333333333E-2" table:formula="of:=1/30" table:style-name="ce19">
            <text:p>3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outhern Produce<text:s/></text:p>
          </table:table-cell>
          <table:table-cell office:value-type="string" table:style-name="ce1">
            <text:p>Grower 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percentage" office:value="0" table:style-name="ce22">
            <text:p>0%</text:p>
          </table:table-cell>
          <table:table-cell/>
          <table:table-cell table:style-name="ce1">
            <draw:frame draw:z-index="1" draw:id="id2" draw:style-name="a2" draw:name="Chart 1" svg:x="0.26786in" svg:y="0in" svg:width="11.99427in" svg:height="5.86309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48"/>
        </table:table-row>
        <table:table-row table:style-name="ro1">
          <table:table-cell office:value-type="string" table:style-name="ce9">
            <text:p>Tull Hill Farms<text:s/></text:p>
          </table:table-cell>
          <table:table-cell office:value-type="string" table:style-name="ce1">
            <text:p>Grower 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percentage" office:value="0" table:style-name="ce22">
            <text:p>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Warren Farms<text:s/></text:p>
          </table:table-cell>
          <table:table-cell office:value-type="string" table:style-name="ce1">
            <text:p>Grower 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percentage" office:value="0" table:style-name="ce22">
            <text:p>0%</text:p>
          </table:table-cell>
          <table:table-cell table:number-columns-repeated="1635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Grower 2 Facility</text:p>
          </table:table-cell>
          <table:table-cell office:value-type="string" table:style-name="ce13">
            <text:p>January 17</text:p>
          </table:table-cell>
          <table:table-cell table:number-columns-repeated="30" table:style-name="ce13"/>
          <table:table-cell office:value-type="string" table:style-name="ce29">
            <text:p>AVERAGE SEVE</text:p>
          </table:table-cell>
          <table:table-cell office:value-type="string" table:style-name="ce15">
            <text:p>INCIDENCE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Godwin Produce</text:p>
          </table:table-cell>
          <table:table-cell office:value-type="string" table:style-name="ce1">
            <text:p>Grower 1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AVERAGE([.C11:.D11])" table:style-name="ce4">
            <text:p>2</text:p>
          </table:table-cell>
          <table:table-cell office:value-type="percentage" office:value="6.6666666666666666E-2" table:formula="of:=2/30" table:style-name="ce12">
            <text:p>7%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Millstream Farms<text:s/></text:p>
          </table:table-cell>
          <table:table-cell office:value-type="string" table:style-name="ce14">
            <text:p>Grower 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percentage" office:value="0" table:style-name="ce8">
            <text:p>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mith Farms</text:p>
          </table:table-cell>
          <table:table-cell office:value-type="string" table:style-name="ce1">
            <text:p>Grower 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percentage" office:value="0" table:style-name="ce8">
            <text:p>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outhern Produce<text:s/></text:p>
          </table:table-cell>
          <table:table-cell office:value-type="string" table:style-name="ce1">
            <text:p>Grower 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percentage" office:value="0" table:style-name="ce8">
            <text:p>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Tull Hill Farms<text:s/></text:p>
          </table:table-cell>
          <table:table-cell office:value-type="string" table:style-name="ce1">
            <text:p>Grower 5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4">
            <text:p>2</text:p>
          </table:table-cell>
          <table:table-cell office:value-type="percentage" office:value="6.6666666666666666E-2" table:formula="of:=2/30" table:style-name="ce12">
            <text:p>7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Warren Farms<text:s/></text:p>
          </table:table-cell>
          <table:table-cell office:value-type="string" table:style-name="ce1">
            <text:p>Grower 6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4">
            <text:p>2</text:p>
          </table:table-cell>
          <table:table-cell office:value-type="percentage" office:value="0.03" table:style-name="ce8">
            <text:p>3%</text:p>
          </table:table-cell>
          <table:table-cell table:number-columns-repeated="1635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Grower 2 Facility</text:p>
          </table:table-cell>
          <table:table-cell office:value-type="string" table:style-name="ce33">
            <text:p>February 20</text:p>
          </table:table-cell>
          <table:table-cell table:number-columns-repeated="30" table:style-name="ce13"/>
          <table:table-cell office:value-type="string" table:style-name="ce4">
            <text:p>AVERAGE SEVE</text:p>
          </table:table-cell>
          <table:table-cell office:value-type="string" table:style-name="ce34">
            <text:p>INCIDENCE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Godwin Produce</text:p>
          </table:table-cell>
          <table:table-cell office:value-type="string" table:style-name="ce1">
            <text:p>Grower 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percentage" office:value="0" table:style-name="ce8">
            <text:p>0%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Millstream Farms<text:s/></text:p>
          </table:table-cell>
          <table:table-cell office:value-type="string" table:style-name="ce14">
            <text:p>Grower 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percentage" office:value="0" table:style-name="ce8">
            <text:p>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mith Farms</text:p>
          </table:table-cell>
          <table:table-cell office:value-type="string" table:style-name="ce1">
            <text:p>Grower 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percentage" office:value="0" table:style-name="ce8">
            <text:p>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outhern Produce<text:s/></text:p>
          </table:table-cell>
          <table:table-cell office:value-type="string" table:style-name="ce1">
            <text:p>Grower 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percentage" office:value="0" table:style-name="ce8">
            <text:p>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Tull Hill Farms<text:s/></text:p>
          </table:table-cell>
          <table:table-cell office:value-type="string" table:style-name="ce1">
            <text:p>Grower 5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percentage" office:value="0" table:style-name="ce8">
            <text:p>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Warren Farms<text:s/></text:p>
          </table:table-cell>
          <table:table-cell office:value-type="string" table:style-name="ce1">
            <text:p>Grower 6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4">
            <text:p>2</text:p>
          </table:table-cell>
          <table:table-cell office:value-type="percentage" office:value="3.3333333333333333E-2" table:formula="of:=1/30" table:style-name="ce12">
            <text:p>3%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Grower 2 Facility</text:p>
          </table:table-cell>
          <table:table-cell table:style-name="ce35"/>
          <table:table-cell table:number-columns-repeated="30" table:style-name="ce1"/>
          <table:table-cell office:value-type="string" table:style-name="ce4">
            <text:p>AVERAGE SEVE</text:p>
          </table:table-cell>
          <table:table-cell office:value-type="string" table:style-name="ce34">
            <text:p>INCIDENCE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Godwin Produce</text:p>
          </table:table-cell>
          <table:table-cell office:value-type="string" table:style-name="ce1">
            <text:p>Grower 1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6666666666666665" table:formula="of:=AVERAGE([.C29:.E29])" table:style-name="ce11">
            <text:p>2,7</text:p>
          </table:table-cell>
          <table:table-cell office:value-type="percentage" office:value="0.1" table:formula="of:=3/30" table:style-name="ce8">
            <text:p>10%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Millstream Farms<text:s/></text:p>
          </table:table-cell>
          <table:table-cell office:value-type="string" table:style-name="ce14">
            <text:p>Grower 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percentage" office:value="0" table:style-name="ce8">
            <text:p>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mith Farms</text:p>
          </table:table-cell>
          <table:table-cell office:value-type="string" table:style-name="ce1">
            <text:p>Grower 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percentage" office:value="0" table:style-name="ce8">
            <text:p>0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Southern Produce<text:s/></text:p>
          </table:table-cell>
          <table:table-cell office:value-type="string" table:style-name="ce1">
            <text:p>Grower 4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formula="of:=AVERAGE([.C32:.D32])" table:style-name="ce4">
            <text:p>2,5</text:p>
          </table:table-cell>
          <table:table-cell office:value-type="percentage" office:value="6.6666666666666666E-2" table:formula="of:=2/30" table:style-name="ce8">
            <text:p>7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Tull Hill Farms<text:s/></text:p>
          </table:table-cell>
          <table:table-cell office:value-type="string" table:style-name="ce1">
            <text:p>Grower 5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formula="of:=AVERAGE([.C33:.D33])" table:style-name="ce4">
            <text:p>2,5</text:p>
          </table:table-cell>
          <table:table-cell office:value-type="percentage" office:value="6.6666666666666666E-2" table:formula="of:=2/30" table:style-name="ce8">
            <text:p>7%</text:p>
          </table:table-cell>
          <table:table-cell table:number-columns-repeated="16350"/>
        </table:table-row>
        <table:table-row table:style-name="ro1">
          <table:table-cell office:value-type="string" table:style-name="ce9">
            <text:p>Warren Farms<text:s/></text:p>
          </table:table-cell>
          <table:table-cell office:value-type="string" table:style-name="ce1">
            <text:p>Grower 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percentage" office:value="0" table:style-name="ce12">
            <text:p>0%</text:p>
          </table:table-cell>
          <table:table-cell table:number-columns-repeated="16350"/>
        </table:table-row>
        <table:table-row table:number-rows-repeated="1048542" table:style-name="ro1">
          <table:table-cell table:number-columns-repeated="16384"/>
        </table:table-row>
      </table:table>
      <table:table table:name="OVERALL" table:style-name="ta1">
        <table:table-column table:style-name="co24" table:default-cell-style-name="ce3"/>
        <table:table-column table:style-name="co25" table:number-columns-repeated="5" table:default-cell-style-name="ce3"/>
        <table:table-column table:style-name="co25" table:number-columns-repeated="4" table:default-cell-style-name="ce1"/>
        <table:table-column table:style-name="co25" table:default-cell-style-name="ce3"/>
        <table:table-column table:style-name="co25" table:number-columns-repeated="4" table:default-cell-style-name="ce1"/>
        <table:table-column table:style-name="co25" table:default-cell-style-name="ce3"/>
        <table:table-column table:style-name="co25" table:number-columns-repeated="4" table:default-cell-style-name="ce1"/>
        <table:table-column table:style-name="co25" table:number-columns-repeated="6" table:default-cell-style-name="ce3"/>
        <table:table-column table:style-name="co25" table:number-columns-repeated="5" table:default-cell-style-name="ce1"/>
        <table:table-column table:style-name="co26" table:default-cell-style-name="ce1"/>
        <table:table-column table:style-name="co6" table:number-columns-repeated="16352" table:default-cell-style-name="ce1"/>
        <table:table-row table:style-name="ro1">
          <table:table-cell office:value-type="string" table:number-columns-spanned="1" table:number-rows-spanned="2" table:style-name="ce72">
            <text:p>INCIDENCE</text:p>
          </table:table-cell>
          <table:table-cell office:value-type="string" table:number-columns-spanned="5" table:number-rows-spanned="1" table:style-name="ce73">
            <text:p>Facility 1</text:p>
          </table:table-cell>
          <table:covered-table-cell table:number-columns-repeated="4"/>
          <table:table-cell office:value-type="string" table:number-columns-spanned="5" table:number-rows-spanned="1" table:style-name="ce73">
            <text:p>Facility 2</text:p>
          </table:table-cell>
          <table:covered-table-cell table:number-columns-repeated="4"/>
          <table:table-cell office:value-type="string" table:number-columns-spanned="5" table:number-rows-spanned="1" table:style-name="ce73">
            <text:p>Facility 3</text:p>
          </table:table-cell>
          <table:covered-table-cell table:number-columns-repeated="4"/>
          <table:table-cell office:value-type="string" table:number-columns-spanned="5" table:number-rows-spanned="1" table:style-name="ce73">
            <text:p>Facility 4</text:p>
          </table:table-cell>
          <table:covered-table-cell table:number-columns-repeated="4"/>
          <table:table-cell office:value-type="string" table:number-columns-spanned="5" table:number-rows-spanned="1" table:style-name="ce73">
            <text:p>Facility 5</text:p>
          </table:table-cell>
          <table:covered-table-cell table:number-columns-repeated="4"/>
          <table:table-cell office:value-type="string" table:number-columns-spanned="5" table:number-rows-spanned="1" table:style-name="ce73">
            <text:p>Facility 6</text:p>
          </table:table-cell>
          <table:covered-table-cell table:number-columns-repeated="4"/>
          <table:table-cell table:number-columns-repeated="16353" table:style-name="ce3"/>
        </table:table-row>
        <table:table-row table:style-name="ro1">
          <table:covered-table-cell/>
          <table:table-cell office:value-type="string" table:style-name="ce5">
            <text:p>1St Sample</text:p>
          </table:table-cell>
          <table:table-cell office:value-type="string" table:style-name="ce5">
            <text:p>2nd Sample</text:p>
          </table:table-cell>
          <table:table-cell office:value-type="string" table:style-name="ce37">
            <text:p>3rd Sample</text:p>
          </table:table-cell>
          <table:table-cell office:value-type="string" table:style-name="ce37">
            <text:p>4th Sample</text:p>
          </table:table-cell>
          <table:table-cell office:value-type="string" table:style-name="ce38">
            <text:p>AVERAGE<text:s/></text:p>
          </table:table-cell>
          <table:table-cell office:value-type="string" table:style-name="ce5">
            <text:p>1St Sample</text:p>
          </table:table-cell>
          <table:table-cell office:value-type="string" table:style-name="ce5">
            <text:p>2nd Sample</text:p>
          </table:table-cell>
          <table:table-cell office:value-type="string" table:style-name="ce37">
            <text:p>3rd Sample</text:p>
          </table:table-cell>
          <table:table-cell office:value-type="string" table:style-name="ce37">
            <text:p>4th Sample</text:p>
          </table:table-cell>
          <table:table-cell office:value-type="string" table:style-name="ce38">
            <text:p>AVERAGE<text:s/></text:p>
          </table:table-cell>
          <table:table-cell office:value-type="string" table:style-name="ce5">
            <text:p>1St Sample</text:p>
          </table:table-cell>
          <table:table-cell office:value-type="string" table:style-name="ce5">
            <text:p>2nd Sample</text:p>
          </table:table-cell>
          <table:table-cell office:value-type="string" table:style-name="ce37">
            <text:p>3rd Sample</text:p>
          </table:table-cell>
          <table:table-cell office:value-type="string" table:style-name="ce37">
            <text:p>4th Sample</text:p>
          </table:table-cell>
          <table:table-cell office:value-type="string" table:style-name="ce38">
            <text:p>AVERAGE<text:s/></text:p>
          </table:table-cell>
          <table:table-cell office:value-type="string" table:style-name="ce5">
            <text:p>1St Sample</text:p>
          </table:table-cell>
          <table:table-cell office:value-type="string" table:style-name="ce5">
            <text:p>2nd Sample</text:p>
          </table:table-cell>
          <table:table-cell office:value-type="string" table:style-name="ce37">
            <text:p>3rd Sample</text:p>
          </table:table-cell>
          <table:table-cell office:value-type="string" table:style-name="ce37">
            <text:p>4th Sample</text:p>
          </table:table-cell>
          <table:table-cell office:value-type="string" table:style-name="ce38">
            <text:p>AVERAGE<text:s/></text:p>
          </table:table-cell>
          <table:table-cell office:value-type="string" table:style-name="ce5">
            <text:p>1St Sample</text:p>
          </table:table-cell>
          <table:table-cell office:value-type="string" table:style-name="ce5">
            <text:p>2nd Sample</text:p>
          </table:table-cell>
          <table:table-cell office:value-type="string" table:style-name="ce37">
            <text:p>3rd Sample</text:p>
          </table:table-cell>
          <table:table-cell office:value-type="string" table:style-name="ce37">
            <text:p>4th Sample</text:p>
          </table:table-cell>
          <table:table-cell office:value-type="string" table:style-name="ce38">
            <text:p>AVERAGE<text:s/></text:p>
          </table:table-cell>
          <table:table-cell office:value-type="string" table:style-name="ce5">
            <text:p>1St Sample</text:p>
          </table:table-cell>
          <table:table-cell office:value-type="string" table:style-name="ce5">
            <text:p>2nd Sample</text:p>
          </table:table-cell>
          <table:table-cell office:value-type="string" table:style-name="ce37">
            <text:p>3rd Sample</text:p>
          </table:table-cell>
          <table:table-cell office:value-type="string" table:style-name="ce37">
            <text:p>4th Sample</text:p>
          </table:table-cell>
          <table:table-cell office:value-type="string" table:style-name="ce39">
            <text:p>AVERAGE<text:s/></text:p>
          </table:table-cell>
          <table:table-cell table:number-columns-repeated="16353" table:style-name="ce3"/>
        </table:table-row>
        <table:table-row table:style-name="ro1">
          <table:table-cell office:value-type="string" table:style-name="ce5">
            <text:p>GROWER 1 / Hobo<text:s/></text:p>
          </table:table-cell>
          <table:table-cell office:value-type="percentage" office:value="0" table:style-name="ce40">
            <text:p>0%</text:p>
          </table:table-cell>
          <table:table-cell office:value-type="percentage" office:value="0.2" table:style-name="ce40">
            <text:p>20%</text:p>
          </table:table-cell>
          <table:table-cell office:value-type="percentage" office:value="0.26666666666666666" table:formula="of:=8/30" table:style-name="ce12">
            <text:p>27%</text:p>
          </table:table-cell>
          <table:table-cell office:value-type="percentage" office:value="0.3" table:formula="of:=9/30" table:style-name="ce12">
            <text:p>30%</text:p>
          </table:table-cell>
          <table:table-cell office:value-type="percentage" office:value="0.19166666666666665" table:formula="of:=AVERAGE([.B3:.E3])" table:style-name="ce41">
            <text:p>19%</text:p>
          </table:table-cell>
          <table:table-cell office:value-type="percentage" office:value="0" table:style-name="ce12">
            <text:p>0%</text:p>
          </table:table-cell>
          <table:table-cell office:value-type="percentage" office:value="7.0000000000000007E-2" table:style-name="ce12">
            <text:p>7%</text:p>
          </table:table-cell>
          <table:table-cell office:value-type="percentage" office:value="0" table:style-name="ce8">
            <text:p>0%</text:p>
          </table:table-cell>
          <table:table-cell office:value-type="percentage" office:value="0.1" table:formula="of:=3/30" table:style-name="ce8">
            <text:p>10%</text:p>
          </table:table-cell>
          <table:table-cell office:value-type="percentage" office:value="4.2500000000000003E-2" table:formula="of:=AVERAGE([.G3:.J3])" table:style-name="ce41">
            <text:p>4%</text:p>
          </table:table-cell>
          <table:table-cell office:value-type="percentage" office:value="0" table:style-name="ce12">
            <text:p>0%</text:p>
          </table:table-cell>
          <table:table-cell office:value-type="percentage" office:value="7.0000000000000007E-2" table:style-name="ce12">
            <text:p>7%</text:p>
          </table:table-cell>
          <table:table-cell office:value-type="percentage" office:value="6.6666666666666666E-2" table:formula="of:=2/30" table:style-name="ce8">
            <text:p>7%</text:p>
          </table:table-cell>
          <table:table-cell office:value-type="percentage" office:value="3.3333333333333333E-2" table:formula="of:=1/30" table:style-name="ce12">
            <text:p>3%</text:p>
          </table:table-cell>
          <table:table-cell office:value-type="percentage" office:value="4.2499999999999996E-2" table:formula="of:=AVERAGE([.L3:.O3])" table:style-name="ce41">
            <text:p>4%</text:p>
          </table:table-cell>
          <table:table-cell office:value-type="percentage" office:value="0.17" table:style-name="ce12">
            <text:p>17%</text:p>
          </table:table-cell>
          <table:table-cell office:value-type="percentage" office:value="0.17" table:style-name="ce12">
            <text:p>17%</text:p>
          </table:table-cell>
          <table:table-cell office:value-type="percentage" office:value="0.2" table:formula="of:=6/30" table:style-name="ce12">
            <text:p>20%</text:p>
          </table:table-cell>
          <table:table-cell office:value-type="percentage" office:value="0.1" table:formula="of:=3/30" table:style-name="ce12">
            <text:p>10%</text:p>
          </table:table-cell>
          <table:table-cell office:value-type="percentage" office:value="0.16" table:formula="of:=AVERAGE([.Q3:.T3])" table:style-name="ce41">
            <text:p>16%</text:p>
          </table:table-cell>
          <table:table-cell office:value-type="percentage" office:value="0" table:style-name="ce19">
            <text:p>0%</text:p>
          </table:table-cell>
          <table:table-cell office:value-type="percentage" office:value="0.13" table:style-name="ce19">
            <text:p>13%</text:p>
          </table:table-cell>
          <table:table-cell office:value-type="percentage" office:value="0.1" table:formula="of:=3/30" table:style-name="ce19">
            <text:p>10%</text:p>
          </table:table-cell>
          <table:table-cell office:value-type="percentage" office:value="0.16666666666666666" table:formula="of:=5/30" table:style-name="ce19">
            <text:p>17%</text:p>
          </table:table-cell>
          <table:table-cell office:value-type="percentage" office:value="9.9166666666666667E-2" table:formula="of:=AVERAGE([.V3:.Y3])" table:style-name="ce42">
            <text:p>10%</text:p>
          </table:table-cell>
          <table:table-cell office:value-type="percentage" office:value="0" table:style-name="ce19">
            <text:p>0%</text:p>
          </table:table-cell>
          <table:table-cell office:value-type="percentage" office:value="0.03" table:style-name="ce19">
            <text:p>3%</text:p>
          </table:table-cell>
          <table:table-cell office:value-type="percentage" office:value="0.13333333333333333" table:formula="of:=4/30" table:style-name="ce43">
            <text:p>13%</text:p>
          </table:table-cell>
          <table:table-cell office:value-type="percentage" office:value="6.6666666666666666E-2" table:formula="of:=2/30" table:style-name="ce22">
            <text:p>7%</text:p>
          </table:table-cell>
          <table:table-cell office:value-type="percentage" office:value="5.7499999999999996E-2" table:formula="of:=AVERAGE([.AA3:.AD3])" table:style-name="ce42">
            <text:p>6%</text:p>
          </table:table-cell>
          <table:table-cell office:value-type="percentage" office:value="9.8888888888888873E-2" table:formula="of:=AVERAGE([.F3];[.K3];[.P3];[.U3];[.Z3];[.AE3])" table:style-name="ce22">
            <text:p>10%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GROWER 2</text:p>
          </table:table-cell>
          <table:table-cell office:value-type="percentage" office:value="0.2" table:style-name="ce12">
            <text:p>20%</text:p>
          </table:table-cell>
          <table:table-cell office:value-type="percentage" office:value="7.0000000000000007E-2" table:style-name="ce12">
            <text:p>7%</text:p>
          </table:table-cell>
          <table:table-cell office:value-type="percentage" office:value="0.23333333333333334" table:formula="of:=7/30" table:style-name="ce19">
            <text:p>23%</text:p>
          </table:table-cell>
          <table:table-cell office:value-type="percentage" office:value="0.16666666666666666" table:formula="of:=5/30" table:style-name="ce19">
            <text:p>17%</text:p>
          </table:table-cell>
          <table:table-cell office:value-type="percentage" office:value="0.16750000000000001" table:formula="of:=AVERAGE([.B4:.E4])" table:style-name="ce41">
            <text:p>17%</text:p>
          </table:table-cell>
          <table:table-cell office:value-type="percentage" office:value="0" table:style-name="ce12">
            <text:p>0%</text:p>
          </table:table-cell>
          <table:table-cell office:value-type="percentage" office:value="0" table:style-name="ce12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formula="of:=AVERAGE([.G4:.J4])" table:style-name="ce41">
            <text:p>0%</text:p>
          </table:table-cell>
          <table:table-cell office:value-type="percentage" office:value="0.03" table:style-name="ce12">
            <text:p>3%</text:p>
          </table:table-cell>
          <table:table-cell office:value-type="percentage" office:value="0.03" table:style-name="ce12">
            <text:p>3%</text:p>
          </table:table-cell>
          <table:table-cell office:value-type="percentage" office:value="3.3333333333333333E-2" table:formula="of:=1/30" table:style-name="ce8">
            <text:p>3%</text:p>
          </table:table-cell>
          <table:table-cell office:value-type="percentage" office:value="0.1" table:formula="of:=3/30" table:style-name="ce12">
            <text:p>10%</text:p>
          </table:table-cell>
          <table:table-cell office:value-type="percentage" office:value="4.8333333333333332E-2" table:formula="of:=AVERAGE([.L4:.O4])" table:style-name="ce41">
            <text:p>5%</text:p>
          </table:table-cell>
          <table:table-cell office:value-type="percentage" office:value="0.03" table:style-name="ce12">
            <text:p>3%</text:p>
          </table:table-cell>
          <table:table-cell office:value-type="percentage" office:value="0.03" table:style-name="ce12">
            <text:p>3%</text:p>
          </table:table-cell>
          <table:table-cell office:value-type="percentage" office:value="0.16666666666666666" table:formula="of:=5/30" table:style-name="ce19">
            <text:p>17%</text:p>
          </table:table-cell>
          <table:table-cell office:value-type="percentage" office:value="0.2" table:formula="of:=6/30" table:style-name="ce12">
            <text:p>20%</text:p>
          </table:table-cell>
          <table:table-cell office:value-type="percentage" office:value="0.10666666666666666" table:formula="of:=AVERAGE([.Q4:.T4])" table:style-name="ce41">
            <text:p>11%</text:p>
          </table:table-cell>
          <table:table-cell office:value-type="percentage" office:value="0.87" table:style-name="ce12">
            <text:p>87%</text:p>
          </table:table-cell>
          <table:table-cell office:value-type="percentage" office:value="0.87" table:style-name="ce12">
            <text:p>87%</text:p>
          </table:table-cell>
          <table:table-cell office:value-type="percentage" office:value="0.6" table:formula="of:=18/30" table:style-name="ce19">
            <text:p>60%</text:p>
          </table:table-cell>
          <table:table-cell office:value-type="percentage" office:value="0.6333333333333333" table:formula="of:=19/30" table:style-name="ce19">
            <text:p>63%</text:p>
          </table:table-cell>
          <table:table-cell office:value-type="percentage" office:value="0.74333333333333329" table:formula="of:=AVERAGE([.V4:.Y4])" table:style-name="ce41">
            <text:p>74%</text:p>
          </table:table-cell>
          <table:table-cell office:value-type="percentage" office:value="0.1" table:style-name="ce12">
            <text:p>10%</text:p>
          </table:table-cell>
          <table:table-cell office:value-type="percentage" office:value="7.0000000000000007E-2" table:style-name="ce12">
            <text:p>7%</text:p>
          </table:table-cell>
          <table:table-cell office:value-type="percentage" office:value="0.1" table:formula="of:=3/30" table:style-name="ce44">
            <text:p>10%</text:p>
          </table:table-cell>
          <table:table-cell office:value-type="percentage" office:value="6.6666666666666666E-2" table:formula="of:=2/30" table:style-name="ce19">
            <text:p>7%</text:p>
          </table:table-cell>
          <table:table-cell office:value-type="percentage" office:value="8.4166666666666667E-2" table:formula="of:=AVERAGE([.AA4:.AD4])" table:style-name="ce41">
            <text:p>8%</text:p>
          </table:table-cell>
          <table:table-cell office:value-type="percentage" office:value="0.19166666666666668" table:formula="of:=AVERAGE([.F4];[.K4];[.P4];[.U4];[.Z4];[.AE4])" table:style-name="ce8">
            <text:p>19%</text:p>
          </table:table-cell>
          <table:table-cell table:number-columns-repeated="16352" table:style-name="ce45"/>
        </table:table-row>
        <table:table-row table:style-name="ro1">
          <table:table-cell office:value-type="string" table:style-name="ce12">
            <text:p>GROWER 3</text:p>
          </table:table-cell>
          <table:table-cell office:value-type="percentage" office:value="0.37" table:style-name="ce12">
            <text:p>37%</text:p>
          </table:table-cell>
          <table:table-cell office:value-type="percentage" office:value="0.43" table:style-name="ce12">
            <text:p>43%</text:p>
          </table:table-cell>
          <table:table-cell office:value-type="percentage" office:value="0.46666666666666667" table:formula="of:=14/30" table:style-name="ce19">
            <text:p>47%</text:p>
          </table:table-cell>
          <table:table-cell office:value-type="percentage" office:value="0.3" table:formula="of:=9/30" table:style-name="ce19">
            <text:p>30%</text:p>
          </table:table-cell>
          <table:table-cell office:value-type="percentage" office:value="0.39166666666666666" table:formula="of:=AVERAGE([.B5:.E5])" table:style-name="ce41">
            <text:p>39%</text:p>
          </table:table-cell>
          <table:table-cell office:value-type="percentage" office:value="0.03" table:style-name="ce12">
            <text:p>3%</text:p>
          </table:table-cell>
          <table:table-cell office:value-type="percentage" office:value="0" table:style-name="ce12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7.4999999999999997E-3" table:formula="of:=AVERAGE([.G5:.J5])" table:style-name="ce41">
            <text:p>1%</text:p>
          </table:table-cell>
          <table:table-cell office:value-type="percentage" office:value="0" table:style-name="ce12">
            <text:p>0%</text:p>
          </table:table-cell>
          <table:table-cell office:value-type="percentage" office:value="0.03" table:style-name="ce12">
            <text:p>3%</text:p>
          </table:table-cell>
          <table:table-cell office:value-type="percentage" office:value="0" table:style-name="ce8">
            <text:p>0%</text:p>
          </table:table-cell>
          <table:table-cell office:value-type="percentage" office:value="6.6666666666666666E-2" table:formula="of:=2/30" table:style-name="ce12">
            <text:p>7%</text:p>
          </table:table-cell>
          <table:table-cell office:value-type="percentage" office:value="2.4166666666666666E-2" table:formula="of:=AVERAGE([.L5:.O5])" table:style-name="ce41">
            <text:p>2%</text:p>
          </table:table-cell>
          <table:table-cell office:value-type="percentage" office:value="0.13" table:style-name="ce12">
            <text:p>13%</text:p>
          </table:table-cell>
          <table:table-cell office:value-type="percentage" office:value="0.33" table:style-name="ce12">
            <text:p>33%</text:p>
          </table:table-cell>
          <table:table-cell office:value-type="percentage" office:value="0.2" table:formula="of:=6/30" table:style-name="ce12">
            <text:p>20%</text:p>
          </table:table-cell>
          <table:table-cell office:value-type="percentage" office:value="0.13333333333333333" table:formula="of:=4/30" table:style-name="ce12">
            <text:p>13%</text:p>
          </table:table-cell>
          <table:table-cell office:value-type="percentage" office:value="0.19833333333333333" table:formula="of:=AVERAGE([.Q5:.T5])" table:style-name="ce41">
            <text:p>20%</text:p>
          </table:table-cell>
          <table:table-cell office:value-type="percentage" office:value="0.83" table:style-name="ce12">
            <text:p>83%</text:p>
          </table:table-cell>
          <table:table-cell office:value-type="percentage" office:value="0.5" table:style-name="ce12">
            <text:p>50%</text:p>
          </table:table-cell>
          <table:table-cell office:value-type="percentage" office:value="0.5" table:style-name="ce19">
            <text:p>50%</text:p>
          </table:table-cell>
          <table:table-cell office:value-type="percentage" office:value="0.46666666666666667" table:formula="of:=14/30" table:style-name="ce19">
            <text:p>47%</text:p>
          </table:table-cell>
          <table:table-cell office:value-type="percentage" office:value="0.57416666666666671" table:formula="of:=AVERAGE([.V5:.Y5])" table:style-name="ce41">
            <text:p>57%</text:p>
          </table:table-cell>
          <table:table-cell office:value-type="percentage" office:value="0.03" table:style-name="ce12">
            <text:p>3%</text:p>
          </table:table-cell>
          <table:table-cell office:value-type="percentage" office:value="0.13" table:style-name="ce12">
            <text:p>13%</text:p>
          </table:table-cell>
          <table:table-cell office:value-type="percentage" office:value="6.6666666666666666E-2" table:formula="of:=2/30" table:style-name="ce44">
            <text:p>7%</text:p>
          </table:table-cell>
          <table:table-cell office:value-type="percentage" office:value="0.13333333333333333" table:formula="of:=4/30" table:style-name="ce19">
            <text:p>13%</text:p>
          </table:table-cell>
          <table:table-cell office:value-type="percentage" office:value="0.09" table:formula="of:=AVERAGE([.AA5:.AD5])" table:style-name="ce41">
            <text:p>9%</text:p>
          </table:table-cell>
          <table:table-cell office:value-type="percentage" office:value="0.21430555555555555" table:formula="of:=AVERAGE([.F5];[.K5];[.P5];[.U5];[.Z5];[.AE5])" table:style-name="ce8">
            <text:p>21%</text:p>
          </table:table-cell>
          <table:table-cell table:number-columns-repeated="16352" table:style-name="ce45"/>
        </table:table-row>
        <table:table-row table:style-name="ro1">
          <table:table-cell office:value-type="string" table:style-name="ce12">
            <text:p>GROWER 4 / Hobo<text:s/></text:p>
          </table:table-cell>
          <table:table-cell office:value-type="percentage" office:value="0.17" table:style-name="ce12">
            <text:p>17%</text:p>
          </table:table-cell>
          <table:table-cell office:value-type="percentage" office:value="0.23" table:style-name="ce12">
            <text:p>23%</text:p>
          </table:table-cell>
          <table:table-cell office:value-type="percentage" office:value="0.2" table:formula="of:=6/30" table:style-name="ce19">
            <text:p>20%</text:p>
          </table:table-cell>
          <table:table-cell office:value-type="percentage" office:value="0.3" table:formula="of:=9/30" table:style-name="ce19">
            <text:p>30%</text:p>
          </table:table-cell>
          <table:table-cell office:value-type="percentage" office:value="0.22500000000000003" table:formula="of:=AVERAGE([.B6:.E6])" table:style-name="ce41">
            <text:p>23%</text:p>
          </table:table-cell>
          <table:table-cell office:value-type="percentage" office:value="0" table:style-name="ce12">
            <text:p>0%</text:p>
          </table:table-cell>
          <table:table-cell office:value-type="percentage" office:value="0" table:style-name="ce12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6.6666666666666666E-2" table:formula="of:=2/30" table:style-name="ce8">
            <text:p>7%</text:p>
          </table:table-cell>
          <table:table-cell office:value-type="percentage" office:value="1.6666666666666666E-2" table:formula="of:=AVERAGE([.G6:.J6])" table:style-name="ce41">
            <text:p>2%</text:p>
          </table:table-cell>
          <table:table-cell office:value-type="percentage" office:value="7.0000000000000007E-2" table:style-name="ce12">
            <text:p>7%</text:p>
          </table:table-cell>
          <table:table-cell office:value-type="percentage" office:value="0.03" table:style-name="ce12">
            <text:p>3%</text:p>
          </table:table-cell>
          <table:table-cell office:value-type="percentage" office:value="7.0000000000000007E-2" table:style-name="ce8">
            <text:p>7%</text:p>
          </table:table-cell>
          <table:table-cell office:value-type="percentage" office:value="3.3333333333333333E-2" table:formula="of:=1/30" table:style-name="ce12">
            <text:p>3%</text:p>
          </table:table-cell>
          <table:table-cell office:value-type="percentage" office:value="5.0833333333333335E-2" table:formula="of:=AVERAGE([.L6:.O6])" table:style-name="ce41">
            <text:p>5%</text:p>
          </table:table-cell>
          <table:table-cell office:value-type="percentage" office:value="0.2" table:style-name="ce12">
            <text:p>20%</text:p>
          </table:table-cell>
          <table:table-cell office:value-type="percentage" office:value="0.4" table:style-name="ce12">
            <text:p>40%</text:p>
          </table:table-cell>
          <table:table-cell office:value-type="percentage" office:value="0.1" table:formula="of:=3/30" table:style-name="ce19">
            <text:p>10%</text:p>
          </table:table-cell>
          <table:table-cell office:value-type="percentage" office:value="0.16666666666666666" table:formula="of:=5/30" table:style-name="ce12">
            <text:p>17%</text:p>
          </table:table-cell>
          <table:table-cell office:value-type="percentage" office:value="0.21666666666666667" table:formula="of:=AVERAGE([.Q6:.T6])" table:style-name="ce41">
            <text:p>22%</text:p>
          </table:table-cell>
          <table:table-cell office:value-type="percentage" office:value="0.93" table:style-name="ce12">
            <text:p>93%</text:p>
          </table:table-cell>
          <table:table-cell office:value-type="percentage" office:value="0.93" table:style-name="ce12">
            <text:p>93%</text:p>
          </table:table-cell>
          <table:table-cell office:value-type="percentage" office:value="0.76666666666666672" table:formula="of:=23/30" table:style-name="ce19">
            <text:p>77%</text:p>
          </table:table-cell>
          <table:table-cell office:value-type="percentage" office:value="0.7" table:formula="of:=21/30" table:style-name="ce19">
            <text:p>70%</text:p>
          </table:table-cell>
          <table:table-cell office:value-type="percentage" office:value="0.83166666666666678" table:formula="of:=AVERAGE([.V6:.Y6])" table:style-name="ce41">
            <text:p>83%</text:p>
          </table:table-cell>
          <table:table-cell office:value-type="percentage" office:value="0.33" table:style-name="ce12">
            <text:p>33%</text:p>
          </table:table-cell>
          <table:table-cell office:value-type="percentage" office:value="0.4" table:style-name="ce12">
            <text:p>40%</text:p>
          </table:table-cell>
          <table:table-cell office:value-type="percentage" office:value="0.23333333333333334" table:formula="of:=7/30" table:style-name="ce44">
            <text:p>23%</text:p>
          </table:table-cell>
          <table:table-cell office:value-type="percentage" office:value="0.23333333333333334" table:formula="of:=7/30" table:style-name="ce19">
            <text:p>23%</text:p>
          </table:table-cell>
          <table:table-cell office:value-type="percentage" office:value="0.29916666666666669" table:formula="of:=AVERAGE([.AA6:.AD6])" table:style-name="ce41">
            <text:p>30%</text:p>
          </table:table-cell>
          <table:table-cell office:value-type="percentage" office:value="0.27333333333333337" table:formula="of:=AVERAGE([.F6];[.K6];[.P6];[.U6];[.Z6];[.AE6])" table:style-name="ce8">
            <text:p>27%</text:p>
          </table:table-cell>
          <table:table-cell table:number-columns-repeated="16352" table:style-name="ce45"/>
        </table:table-row>
        <table:table-row table:style-name="ro1">
          <table:table-cell office:value-type="string" table:style-name="ce12">
            <text:p>GROWER 5</text:p>
          </table:table-cell>
          <table:table-cell office:value-type="percentage" office:value="0.47" table:style-name="ce12">
            <text:p>47%</text:p>
          </table:table-cell>
          <table:table-cell office:value-type="percentage" office:value="0.56999999999999995" table:style-name="ce12">
            <text:p>57%</text:p>
          </table:table-cell>
          <table:table-cell office:value-type="percentage" office:value="0.6333333333333333" table:formula="of:=19/30" table:style-name="ce19">
            <text:p>63%</text:p>
          </table:table-cell>
          <table:table-cell office:value-type="percentage" office:value="0.53333333333333333" table:formula="of:=16/30" table:style-name="ce19">
            <text:p>53%</text:p>
          </table:table-cell>
          <table:table-cell office:value-type="percentage" office:value="0.55166666666666664" table:formula="of:=AVERAGE([.B7:.E7])" table:style-name="ce41">
            <text:p>55%</text:p>
          </table:table-cell>
          <table:table-cell office:value-type="percentage" office:value="0" table:style-name="ce12">
            <text:p>0%</text:p>
          </table:table-cell>
          <table:table-cell office:value-type="percentage" office:value="7.0000000000000007E-2" table:style-name="ce12">
            <text:p>7%</text:p>
          </table:table-cell>
          <table:table-cell office:value-type="percentage" office:value="0" table:style-name="ce8">
            <text:p>0%</text:p>
          </table:table-cell>
          <table:table-cell office:value-type="percentage" office:value="6.6666666666666666E-2" table:formula="of:=2/30" table:style-name="ce8">
            <text:p>7%</text:p>
          </table:table-cell>
          <table:table-cell office:value-type="percentage" office:value="3.4166666666666665E-2" table:formula="of:=AVERAGE([.G7:.J7])" table:style-name="ce41">
            <text:p>3%</text:p>
          </table:table-cell>
          <table:table-cell office:value-type="percentage" office:value="0" table:style-name="ce12">
            <text:p>0%</text:p>
          </table:table-cell>
          <table:table-cell office:value-type="percentage" office:value="0.03" table:style-name="ce12">
            <text:p>3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12">
            <text:p>0%</text:p>
          </table:table-cell>
          <table:table-cell office:value-type="percentage" office:value="7.4999999999999997E-3" table:formula="of:=AVERAGE([.L7:.O7])" table:style-name="ce41">
            <text:p>1%</text:p>
          </table:table-cell>
          <table:table-cell office:value-type="percentage" office:value="0.47" table:style-name="ce12">
            <text:p>47%</text:p>
          </table:table-cell>
          <table:table-cell office:value-type="percentage" office:value="0.5" table:style-name="ce12">
            <text:p>50%</text:p>
          </table:table-cell>
          <table:table-cell office:value-type="percentage" office:value="0.5" table:style-name="ce19">
            <text:p>50%</text:p>
          </table:table-cell>
          <table:table-cell office:value-type="percentage" office:value="0.43333333333333335" table:formula="of:=13/30" table:style-name="ce12">
            <text:p>43%</text:p>
          </table:table-cell>
          <table:table-cell office:value-type="percentage" office:value="0.47583333333333333" table:formula="of:=AVERAGE([.Q7:.T7])" table:style-name="ce41">
            <text:p>48%</text:p>
          </table:table-cell>
          <table:table-cell office:value-type="percentage" office:value="0.63" table:style-name="ce12">
            <text:p>63%</text:p>
          </table:table-cell>
          <table:table-cell office:value-type="percentage" office:value="0.87" table:style-name="ce12">
            <text:p>87%</text:p>
          </table:table-cell>
          <table:table-cell office:value-type="percentage" office:value="0.93333333333333335" table:formula="of:=28/30" table:style-name="ce19">
            <text:p>93%</text:p>
          </table:table-cell>
          <table:table-cell office:value-type="percentage" office:value="0.83333333333333337" table:formula="of:=25/30" table:style-name="ce19">
            <text:p>83%</text:p>
          </table:table-cell>
          <table:table-cell office:value-type="percentage" office:value="0.81666666666666676" table:formula="of:=AVERAGE([.V7:.Y7])" table:style-name="ce41">
            <text:p>82%</text:p>
          </table:table-cell>
          <table:table-cell office:value-type="percentage" office:value="0.63" table:style-name="ce12">
            <text:p>63%</text:p>
          </table:table-cell>
          <table:table-cell office:value-type="percentage" office:value="0.33" table:style-name="ce12">
            <text:p>33%</text:p>
          </table:table-cell>
          <table:table-cell office:value-type="percentage" office:value="0.36666666666666664" table:formula="of:=11/30" table:style-name="ce44">
            <text:p>37%</text:p>
          </table:table-cell>
          <table:table-cell office:value-type="percentage" office:value="0.23333333333333334" table:formula="of:=7/30" table:style-name="ce19">
            <text:p>23%</text:p>
          </table:table-cell>
          <table:table-cell office:value-type="percentage" office:value="0.39" table:formula="of:=AVERAGE([.AA7:.AD7])" table:style-name="ce41">
            <text:p>39%</text:p>
          </table:table-cell>
          <table:table-cell office:value-type="percentage" office:value="0.37930555555555556" table:formula="of:=AVERAGE([.F7];[.K7];[.P7];[.U7];[.Z7];[.AE7])" table:style-name="ce46">
            <text:p>38%</text:p>
          </table:table-cell>
          <table:table-cell table:number-columns-repeated="16352" table:style-name="ce45"/>
        </table:table-row>
        <table:table-row table:style-name="ro1">
          <table:table-cell office:value-type="string" table:style-name="ce12">
            <text:p>GROWER 6 / Hobo<text:s/></text:p>
          </table:table-cell>
          <table:table-cell office:value-type="percentage" office:value="0" table:style-name="ce12">
            <text:p>0%</text:p>
          </table:table-cell>
          <table:table-cell office:value-type="percentage" office:value="0.13" table:style-name="ce12">
            <text:p>13%</text:p>
          </table:table-cell>
          <table:table-cell office:value-type="percentage" office:value="0.1" table:formula="of:=3/30" table:style-name="ce19">
            <text:p>10%</text:p>
          </table:table-cell>
          <table:table-cell office:value-type="percentage" office:value="0.16666666666666666" table:formula="of:=5/30" table:style-name="ce19">
            <text:p>17%</text:p>
          </table:table-cell>
          <table:table-cell office:value-type="percentage" office:value="9.9166666666666667E-2" table:formula="of:=AVERAGE([.B8:.E8])" table:style-name="ce41">
            <text:p>10%</text:p>
          </table:table-cell>
          <table:table-cell office:value-type="percentage" office:value="0" table:style-name="ce12">
            <text:p>0%</text:p>
          </table:table-cell>
          <table:table-cell office:value-type="percentage" office:value="0.03" table:style-name="ce12">
            <text:p>3%</text:p>
          </table:table-cell>
          <table:table-cell office:value-type="percentage" office:value="3.3333333333333333E-2" table:formula="of:=1/30" table:style-name="ce12">
            <text:p>3%</text:p>
          </table:table-cell>
          <table:table-cell office:value-type="percentage" office:value="0" table:style-name="ce12">
            <text:p>0%</text:p>
          </table:table-cell>
          <table:table-cell office:value-type="percentage" office:value="1.5833333333333331E-2" table:formula="of:=AVERAGE([.G8:.J8])" table:style-name="ce41">
            <text:p>2%</text:p>
          </table:table-cell>
          <table:table-cell office:value-type="percentage" office:value="0" table:style-name="ce12">
            <text:p>0%</text:p>
          </table:table-cell>
          <table:table-cell office:value-type="percentage" office:value="0.03" table:style-name="ce12">
            <text:p>3%</text:p>
          </table:table-cell>
          <table:table-cell office:value-type="percentage" office:value="0.03" table:style-name="ce8">
            <text:p>3%</text:p>
          </table:table-cell>
          <table:table-cell office:value-type="percentage" office:value="0.03" table:style-name="ce12">
            <text:p>3%</text:p>
          </table:table-cell>
          <table:table-cell office:value-type="percentage" office:value="2.2499999999999999E-2" table:formula="of:=AVERAGE([.L8:.O8])" table:style-name="ce41">
            <text:p>2%</text:p>
          </table:table-cell>
          <table:table-cell office:value-type="percentage" office:value="0.37" table:style-name="ce12">
            <text:p>37%</text:p>
          </table:table-cell>
          <table:table-cell office:value-type="percentage" office:value="0.23" table:style-name="ce12">
            <text:p>23%</text:p>
          </table:table-cell>
          <table:table-cell office:value-type="percentage" office:value="0.33333333333333331" table:formula="of:=10/30" table:style-name="ce19">
            <text:p>33%</text:p>
          </table:table-cell>
          <table:table-cell office:value-type="percentage" office:value="0.4" table:formula="of:=12/30" table:style-name="ce12">
            <text:p>40%</text:p>
          </table:table-cell>
          <table:table-cell office:value-type="percentage" office:value="0.33333333333333337" table:formula="of:=AVERAGE([.Q8:.T8])" table:style-name="ce41">
            <text:p>33%</text:p>
          </table:table-cell>
          <table:table-cell office:value-type="percentage" office:value="0.87" table:style-name="ce12">
            <text:p>87%</text:p>
          </table:table-cell>
          <table:table-cell office:value-type="percentage" office:value="0.73" table:style-name="ce12">
            <text:p>73%</text:p>
          </table:table-cell>
          <table:table-cell office:value-type="percentage" office:value="0.73333333333333328" table:formula="of:=22/30" table:style-name="ce19">
            <text:p>73%</text:p>
          </table:table-cell>
          <table:table-cell office:value-type="percentage" office:value="0.53333333333333333" table:formula="of:=16/30" table:style-name="ce19">
            <text:p>53%</text:p>
          </table:table-cell>
          <table:table-cell office:value-type="percentage" office:value="0.71666666666666667" table:formula="of:=AVERAGE([.V8:.Y8])" table:style-name="ce41">
            <text:p>72%</text:p>
          </table:table-cell>
          <table:table-cell office:value-type="percentage" office:value="0.03" table:style-name="ce12">
            <text:p>3%</text:p>
          </table:table-cell>
          <table:table-cell office:value-type="percentage" office:value="0.13" table:style-name="ce12">
            <text:p>13%</text:p>
          </table:table-cell>
          <table:table-cell office:value-type="percentage" office:value="3.3333333333333333E-2" table:formula="of:=1/30" table:style-name="ce44">
            <text:p>3%</text:p>
          </table:table-cell>
          <table:table-cell office:value-type="percentage" office:value="6.6666666666666666E-2" table:formula="of:=2/30" table:style-name="ce19">
            <text:p>7%</text:p>
          </table:table-cell>
          <table:table-cell office:value-type="percentage" office:value="6.5000000000000002E-2" table:formula="of:=AVERAGE([.AA8:.AD8])" table:style-name="ce41">
            <text:p>7%</text:p>
          </table:table-cell>
          <table:table-cell office:value-type="percentage" office:value="0.20874999999999999" table:formula="of:=AVERAGE([.F8];[.K8];[.P8];[.U8];[.Z8];[.AE8])" table:style-name="ce8">
            <text:p>21%</text:p>
          </table:table-cell>
          <table:table-cell table:number-columns-repeated="16352" table:style-name="ce45"/>
        </table:table-row>
        <table:table-row table:style-name="ro1">
          <table:table-cell office:value-type="string" table:style-name="ce3">
            <text:p>AVERAGE</text:p>
          </table:table-cell>
          <table:table-cell table:number-columns-repeated="4" table:style-name="ce3"/>
          <table:table-cell office:value-type="percentage" office:value="0.27111111111111108" table:formula="of:=AVERAGE([.F3:.F8])" table:style-name="ce47">
            <text:p>27%</text:p>
          </table:table-cell>
          <table:table-cell table:number-columns-repeated="4" table:style-name="ce1"/>
          <table:table-cell office:value-type="percentage" office:value="1.9444444444444445E-2" table:formula="of:=AVERAGE([.K3:.K8])" table:style-name="ce47">
            <text:p>2%</text:p>
          </table:table-cell>
          <table:table-cell table:number-columns-repeated="4" table:style-name="ce1"/>
          <table:table-cell office:value-type="percentage" office:value="3.2638888888888891E-2" table:formula="of:=AVERAGE([.P3:.P8])" table:style-name="ce47">
            <text:p>3%</text:p>
          </table:table-cell>
          <table:table-cell table:number-columns-repeated="4" table:style-name="ce1"/>
          <table:table-cell office:value-type="percentage" office:value="0.24847222222222221" table:formula="of:=AVERAGE([.U3:.U8])" table:style-name="ce47">
            <text:p>25%</text:p>
          </table:table-cell>
          <table:table-cell table:number-columns-repeated="4" table:style-name="ce3"/>
          <table:table-cell office:value-type="percentage" office:value="0.63027777777777783" table:formula="of:=AVERAGE([.Z3:.Z8])" table:style-name="ce48">
            <text:p>63%</text:p>
          </table:table-cell>
          <table:table-cell table:number-columns-repeated="4" table:style-name="ce1"/>
          <table:table-cell office:value-type="percentage" office:value="0.16430555555555557" table:formula="of:=AVERAGE([.AE3:.AE8])" table:style-name="ce47">
            <text:p>16%</text:p>
          </table:table-cell>
          <table:table-cell table:number-columns-repeated="16353" table:style-name="ce1"/>
        </table:table-row>
        <table:table-row table:style-name="ro1">
          <table:table-cell table:number-columns-repeated="5" table:style-name="ce1"/>
          <table:table-cell table:style-name="ce3"/>
          <table:table-cell table:number-columns-repeated="4" table:style-name="ce1"/>
          <table:table-cell table:style-name="ce3"/>
          <table:table-cell table:number-columns-repeated="4" table:style-name="ce1"/>
          <table:table-cell table:style-name="ce3"/>
          <table:table-cell table:number-columns-repeated="4" table:style-name="ce1"/>
          <table:table-cell table:number-columns-repeated="5" table:style-name="ce3"/>
          <table:table-cell table:style-name="ce49"/>
          <table:table-cell table:number-columns-repeated="16358" table:style-name="ce1"/>
        </table:table-row>
        <table:table-row table:style-name="ro2">
          <table:table-cell office:value-type="string" table:style-name="ce36">
            <text:p>SEVERITY</text:p>
          </table:table-cell>
          <table:table-cell office:value-type="string" table:number-columns-spanned="5" table:number-rows-spanned="1" table:style-name="ce74">
            <text:p>Facility 1</text:p>
          </table:table-cell>
          <table:covered-table-cell table:number-columns-repeated="4"/>
          <table:table-cell office:value-type="string" table:number-columns-spanned="5" table:number-rows-spanned="1" table:style-name="ce74">
            <text:p>Facility 2</text:p>
          </table:table-cell>
          <table:covered-table-cell table:number-columns-repeated="4"/>
          <table:table-cell office:value-type="string" table:number-columns-spanned="5" table:number-rows-spanned="1" table:style-name="ce74">
            <text:p>Facility 3</text:p>
          </table:table-cell>
          <table:covered-table-cell table:number-columns-repeated="4"/>
          <table:table-cell office:value-type="string" table:number-columns-spanned="5" table:number-rows-spanned="1" table:style-name="ce74">
            <text:p>Facility 4</text:p>
          </table:table-cell>
          <table:covered-table-cell table:number-columns-repeated="4"/>
          <table:table-cell office:value-type="string" table:number-columns-spanned="5" table:number-rows-spanned="1" table:style-name="ce74">
            <text:p>Facility 5</text:p>
          </table:table-cell>
          <table:covered-table-cell table:number-columns-repeated="4"/>
          <table:table-cell office:value-type="string" table:number-columns-spanned="5" table:number-rows-spanned="1" table:style-name="ce74">
            <text:p>Facility 6</text:p>
          </table:table-cell>
          <table:covered-table-cell table:number-columns-repeated="4"/>
          <table:table-cell table:number-columns-repeated="16353" table:style-name="ce1"/>
        </table:table-row>
        <table:table-row table:style-name="ro1">
          <table:table-cell table:style-name="ce3"/>
          <table:table-cell office:value-type="string" table:style-name="ce5">
            <text:p>1St Sample</text:p>
          </table:table-cell>
          <table:table-cell office:value-type="string" table:style-name="ce5">
            <text:p>2nd Sample</text:p>
          </table:table-cell>
          <table:table-cell office:value-type="string" table:style-name="ce37">
            <text:p>3rd Sample</text:p>
          </table:table-cell>
          <table:table-cell office:value-type="string" table:style-name="ce37">
            <text:p>4th Sample</text:p>
          </table:table-cell>
          <table:table-cell office:value-type="string" table:style-name="ce50">
            <text:p>AVERAGE<text:s/></text:p>
          </table:table-cell>
          <table:table-cell office:value-type="string" table:style-name="ce5">
            <text:p>1St Sample</text:p>
          </table:table-cell>
          <table:table-cell office:value-type="string" table:style-name="ce5">
            <text:p>2nd Sample</text:p>
          </table:table-cell>
          <table:table-cell office:value-type="string" table:style-name="ce37">
            <text:p>3rd Sample</text:p>
          </table:table-cell>
          <table:table-cell office:value-type="string" table:style-name="ce37">
            <text:p>4th Sample</text:p>
          </table:table-cell>
          <table:table-cell office:value-type="string" table:style-name="ce50">
            <text:p>AVERAGE<text:s/></text:p>
          </table:table-cell>
          <table:table-cell office:value-type="string" table:style-name="ce5">
            <text:p>1St Sample</text:p>
          </table:table-cell>
          <table:table-cell office:value-type="string" table:style-name="ce5">
            <text:p>2nd Sample</text:p>
          </table:table-cell>
          <table:table-cell office:value-type="string" table:style-name="ce37">
            <text:p>3rd Sample</text:p>
          </table:table-cell>
          <table:table-cell office:value-type="string" table:style-name="ce37">
            <text:p>4th Sample</text:p>
          </table:table-cell>
          <table:table-cell office:value-type="string" table:style-name="ce50">
            <text:p>AVERAGE<text:s/></text:p>
          </table:table-cell>
          <table:table-cell office:value-type="string" table:style-name="ce5">
            <text:p>1St Sample</text:p>
          </table:table-cell>
          <table:table-cell office:value-type="string" table:style-name="ce5">
            <text:p>2nd Sample</text:p>
          </table:table-cell>
          <table:table-cell office:value-type="string" table:style-name="ce37">
            <text:p>3rd Sample</text:p>
          </table:table-cell>
          <table:table-cell office:value-type="string" table:style-name="ce37">
            <text:p>4th Sample</text:p>
          </table:table-cell>
          <table:table-cell office:value-type="string" table:style-name="ce50">
            <text:p>AVERAGE<text:s/></text:p>
          </table:table-cell>
          <table:table-cell office:value-type="string" table:style-name="ce5">
            <text:p>1St Sample</text:p>
          </table:table-cell>
          <table:table-cell office:value-type="string" table:style-name="ce5">
            <text:p>2nd Sample</text:p>
          </table:table-cell>
          <table:table-cell office:value-type="string" table:style-name="ce37">
            <text:p>3rd Sample</text:p>
          </table:table-cell>
          <table:table-cell office:value-type="string" table:style-name="ce37">
            <text:p>4th Sample</text:p>
          </table:table-cell>
          <table:table-cell office:value-type="string" table:style-name="ce50">
            <text:p>AVERAGE<text:s/></text:p>
          </table:table-cell>
          <table:table-cell office:value-type="string" table:style-name="ce5">
            <text:p>1St Sample</text:p>
          </table:table-cell>
          <table:table-cell office:value-type="string" table:style-name="ce5">
            <text:p>2nd Sample</text:p>
          </table:table-cell>
          <table:table-cell office:value-type="string" table:style-name="ce37">
            <text:p>3rd Sample</text:p>
          </table:table-cell>
          <table:table-cell office:value-type="string" table:style-name="ce37">
            <text:p>4th Sample</text:p>
          </table:table-cell>
          <table:table-cell office:value-type="string" table:style-name="ce51">
            <text:p>AVERAGE<text:s/>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5">
            <text:p>GROWER 1</text:p>
          </table:table-cell>
          <table:table-cell office:value-type="float" office:value="1" table:style-name="ce34">
            <text:p>1</text:p>
          </table:table-cell>
          <table:table-cell office:value-type="float" office:value="3.1666666666666665" table:style-name="ce52">
            <text:p>3,2</text:p>
          </table:table-cell>
          <table:table-cell office:value-type="float" office:value="3.125" table:style-name="ce52">
            <text:p>3,1</text:p>
          </table:table-cell>
          <table:table-cell office:value-type="float" office:value="3.2222222222222223" table:style-name="ce52">
            <text:p>3,2</text:p>
          </table:table-cell>
          <table:table-cell office:value-type="float" office:value="2.6284722222222223" table:formula="of:=AVERAGE([.B13:.E13])" table:style-name="ce18">
            <text:p>2,6</text:p>
          </table:table-cell>
          <table:table-cell office:value-type="float" office:value="1" table:style-name="ce52">
            <text:p>1,0</text:p>
          </table:table-cell>
          <table:table-cell office:value-type="float" office:value="2" table:style-name="ce52">
            <text:p>2,0</text:p>
          </table:table-cell>
          <table:table-cell office:value-type="float" office:value="1" table:style-name="ce52">
            <text:p>1,0</text:p>
          </table:table-cell>
          <table:table-cell office:value-type="float" office:value="2.6666666666666665" table:style-name="ce52">
            <text:p>2,7</text:p>
          </table:table-cell>
          <table:table-cell office:value-type="float" office:value="1.6666666666666665" table:formula="of:=AVERAGE([.G13:.J13])" table:style-name="ce18">
            <text:p>1,7</text:p>
          </table:table-cell>
          <table:table-cell office:value-type="float" office:value="1" table:style-name="ce52">
            <text:p>1,0</text:p>
          </table:table-cell>
          <table:table-cell office:value-type="float" office:value="2" table:style-name="ce52">
            <text:p>2,0</text:p>
          </table:table-cell>
          <table:table-cell office:value-type="float" office:value="2" table:style-name="ce52">
            <text:p>2,0</text:p>
          </table:table-cell>
          <table:table-cell office:value-type="float" office:value="2" table:style-name="ce52">
            <text:p>2,0</text:p>
          </table:table-cell>
          <table:table-cell office:value-type="float" office:value="1.75" table:formula="of:=AVERAGE([.L13:.O13])" table:style-name="ce18">
            <text:p>1,8</text:p>
          </table:table-cell>
          <table:table-cell office:value-type="float" office:value="2.8" table:style-name="ce34">
            <text:p>2,8</text:p>
          </table:table-cell>
          <table:table-cell office:value-type="float" office:value="3.2" table:style-name="ce34">
            <text:p>3,2</text:p>
          </table:table-cell>
          <table:table-cell office:value-type="float" office:value="3.1666666666666665" table:style-name="ce52">
            <text:p>3,2</text:p>
          </table:table-cell>
          <table:table-cell office:value-type="float" office:value="2.6666666666666665" table:style-name="ce52">
            <text:p>2,7</text:p>
          </table:table-cell>
          <table:table-cell office:value-type="float" office:value="2.958333333333333" table:formula="of:=AVERAGE([.Q13:.T13])" table:style-name="ce18">
            <text:p>3,0</text:p>
          </table:table-cell>
          <table:table-cell office:value-type="float" office:value="1" table:style-name="ce34">
            <text:p>1</text:p>
          </table:table-cell>
          <table:table-cell office:value-type="float" office:value="2.75" table:style-name="ce34">
            <text:p>2,75</text:p>
          </table:table-cell>
          <table:table-cell office:value-type="float" office:value="2.3333333333333335" table:style-name="ce52">
            <text:p>2,3</text:p>
          </table:table-cell>
          <table:table-cell office:value-type="float" office:value="2.6" table:style-name="ce52">
            <text:p>2,6</text:p>
          </table:table-cell>
          <table:table-cell office:value-type="float" office:value="2.1708333333333334" table:formula="of:=AVERAGE([.V13:.Y13])" table:style-name="ce18">
            <text:p>2,2</text:p>
          </table:table-cell>
          <table:table-cell office:value-type="float" office:value="1" table:style-name="ce34">
            <text:p>1</text:p>
          </table:table-cell>
          <table:table-cell office:value-type="float" office:value="3" table:style-name="ce34">
            <text:p>3</text:p>
          </table:table-cell>
          <table:table-cell office:value-type="float" office:value="2.75" table:style-name="ce53">
            <text:p>2,8</text:p>
          </table:table-cell>
          <table:table-cell office:value-type="float" office:value="3" table:style-name="ce53">
            <text:p>3,0</text:p>
          </table:table-cell>
          <table:table-cell office:value-type="float" office:value="2.4375" table:formula="of:=AVERAGE([.AA13:.AD13])" table:style-name="ce18">
            <text:p>2,4</text:p>
          </table:table-cell>
          <table:table-cell office:value-type="float" office:value="2.2686342592592594" table:formula="of:=AVERAGE([.F13];[.K13];[.P13];[.U13];[.Z13];[.AE13])" table:style-name="ce28">
            <text:p>2,3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GROWER 2</text:p>
          </table:table-cell>
          <table:table-cell office:value-type="float" office:value="3.1666666666666665" table:style-name="ce52">
            <text:p>3,2</text:p>
          </table:table-cell>
          <table:table-cell office:value-type="float" office:value="3" table:style-name="ce34">
            <text:p>3</text:p>
          </table:table-cell>
          <table:table-cell office:value-type="float" office:value="2.8571428571428572" table:style-name="ce52">
            <text:p>2,9</text:p>
          </table:table-cell>
          <table:table-cell office:value-type="float" office:value="2.6" table:style-name="ce52">
            <text:p>2,6</text:p>
          </table:table-cell>
          <table:table-cell office:value-type="float" office:value="2.9059523809523808" table:formula="of:=AVERAGE([.B14:.E14])" table:style-name="ce18">
            <text:p>2,9</text:p>
          </table:table-cell>
          <table:table-cell office:value-type="float" office:value="1" table:style-name="ce52">
            <text:p>1,0</text:p>
          </table:table-cell>
          <table:table-cell office:value-type="float" office:value="1" table:style-name="ce52">
            <text:p>1,0</text:p>
          </table:table-cell>
          <table:table-cell office:value-type="float" office:value="1" table:style-name="ce52">
            <text:p>1,0</text:p>
          </table:table-cell>
          <table:table-cell office:value-type="float" office:value="1" table:style-name="ce52">
            <text:p>1,0</text:p>
          </table:table-cell>
          <table:table-cell office:value-type="float" office:value="1" table:formula="of:=AVERAGE([.G14:.J14])" table:style-name="ce18">
            <text:p>1,0</text:p>
          </table:table-cell>
          <table:table-cell office:value-type="float" office:value="2" table:style-name="ce52">
            <text:p>2,0</text:p>
          </table:table-cell>
          <table:table-cell office:value-type="float" office:value="4" table:style-name="ce52">
            <text:p>4,0</text:p>
          </table:table-cell>
          <table:table-cell office:value-type="float" office:value="2" table:style-name="ce52">
            <text:p>2,0</text:p>
          </table:table-cell>
          <table:table-cell office:value-type="float" office:value="2.3333333333333335" table:style-name="ce52">
            <text:p>2,3</text:p>
          </table:table-cell>
          <table:table-cell office:value-type="float" office:value="2.5833333333333335" table:formula="of:=AVERAGE([.L14:.O14])" table:style-name="ce23">
            <text:p>2,6</text:p>
          </table:table-cell>
          <table:table-cell office:value-type="float" office:value="4" table:style-name="ce34">
            <text:p>4</text:p>
          </table:table-cell>
          <table:table-cell office:value-type="float" office:value="4" table:style-name="ce34">
            <text:p>4</text:p>
          </table:table-cell>
          <table:table-cell office:value-type="float" office:value="3.6" table:style-name="ce52">
            <text:p>3,6</text:p>
          </table:table-cell>
          <table:table-cell office:value-type="float" office:value="2.6666666666666665" table:style-name="ce52">
            <text:p>2,7</text:p>
          </table:table-cell>
          <table:table-cell office:value-type="float" office:value="3.5666666666666664" table:formula="of:=AVERAGE([.Q14:.T14])" table:style-name="ce23">
            <text:p>3,6</text:p>
          </table:table-cell>
          <table:table-cell office:value-type="float" office:value="3.2692307692307692" table:style-name="ce52">
            <text:p>3,3</text:p>
          </table:table-cell>
          <table:table-cell office:value-type="float" office:value="3.6538461538461537" table:style-name="ce52">
            <text:p>3,7</text:p>
          </table:table-cell>
          <table:table-cell office:value-type="float" office:value="3.0555555555555554" table:style-name="ce52">
            <text:p>3,1</text:p>
          </table:table-cell>
          <table:table-cell office:value-type="float" office:value="3.0526315789473686" table:style-name="ce52">
            <text:p>3,1</text:p>
          </table:table-cell>
          <table:table-cell office:value-type="float" office:value="3.2578160143949617" table:formula="of:=AVERAGE([.V14:.Y14])" table:style-name="ce18">
            <text:p>3,3</text:p>
          </table:table-cell>
          <table:table-cell office:value-type="float" office:value="2.6666666666666665" table:style-name="ce52">
            <text:p>2,7</text:p>
          </table:table-cell>
          <table:table-cell office:value-type="float" office:value="3.5" table:style-name="ce52">
            <text:p>3,5</text:p>
          </table:table-cell>
          <table:table-cell office:value-type="float" office:value="2.6666666666666665" table:style-name="ce53">
            <text:p>2,7</text:p>
          </table:table-cell>
          <table:table-cell office:value-type="float" office:value="2" table:style-name="ce53">
            <text:p>2,0</text:p>
          </table:table-cell>
          <table:table-cell office:value-type="float" office:value="2.708333333333333" table:formula="of:=AVERAGE([.AA14:.AD14])" table:style-name="ce18">
            <text:p>2,7</text:p>
          </table:table-cell>
          <table:table-cell office:value-type="float" office:value="2.6703502881134455" table:formula="of:=AVERAGE([.F14];[.K14];[.P14];[.U14];[.Z14];[.AE14])" table:style-name="ce28">
            <text:p>2,7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GROWER 3</text:p>
          </table:table-cell>
          <table:table-cell office:value-type="float" office:value="3.3636363636363638" table:style-name="ce52">
            <text:p>3,4</text:p>
          </table:table-cell>
          <table:table-cell office:value-type="float" office:value="3.4615384615384617" table:style-name="ce52">
            <text:p>3,5</text:p>
          </table:table-cell>
          <table:table-cell office:value-type="float" office:value="2.9285714285714284" table:style-name="ce52">
            <text:p>2,9</text:p>
          </table:table-cell>
          <table:table-cell office:value-type="float" office:value="3.1111111111111112" table:style-name="ce52">
            <text:p>3,1</text:p>
          </table:table-cell>
          <table:table-cell office:value-type="float" office:value="3.2162143412143411" table:formula="of:=AVERAGE([.B15:.E15])" table:style-name="ce54">
            <text:p>3,2</text:p>
          </table:table-cell>
          <table:table-cell office:value-type="float" office:value="3" table:style-name="ce52">
            <text:p>3,0</text:p>
          </table:table-cell>
          <table:table-cell office:value-type="float" office:value="1" table:style-name="ce52">
            <text:p>1,0</text:p>
          </table:table-cell>
          <table:table-cell office:value-type="float" office:value="1" table:style-name="ce52">
            <text:p>1,0</text:p>
          </table:table-cell>
          <table:table-cell office:value-type="float" office:value="1" table:style-name="ce52">
            <text:p>1,0</text:p>
          </table:table-cell>
          <table:table-cell office:value-type="float" office:value="1.5" table:formula="of:=AVERAGE([.G15:.J15])" table:style-name="ce18">
            <text:p>1,5</text:p>
          </table:table-cell>
          <table:table-cell office:value-type="float" office:value="1" table:style-name="ce52">
            <text:p>1,0</text:p>
          </table:table-cell>
          <table:table-cell office:value-type="float" office:value="2" table:style-name="ce52">
            <text:p>2,0</text:p>
          </table:table-cell>
          <table:table-cell office:value-type="float" office:value="1" table:style-name="ce52">
            <text:p>1,0</text:p>
          </table:table-cell>
          <table:table-cell office:value-type="float" office:value="2" table:style-name="ce52">
            <text:p>2,0</text:p>
          </table:table-cell>
          <table:table-cell office:value-type="float" office:value="1.5" table:formula="of:=AVERAGE([.L15:.O15])" table:style-name="ce18">
            <text:p>1,5</text:p>
          </table:table-cell>
          <table:table-cell office:value-type="float" office:value="3" table:style-name="ce34">
            <text:p>3</text:p>
          </table:table-cell>
          <table:table-cell office:value-type="float" office:value="2.7" table:style-name="ce34">
            <text:p>2,7</text:p>
          </table:table-cell>
          <table:table-cell office:value-type="float" office:value="3.5" table:style-name="ce52">
            <text:p>3,5</text:p>
          </table:table-cell>
          <table:table-cell office:value-type="float" office:value="3.25" table:style-name="ce52">
            <text:p>3,3</text:p>
          </table:table-cell>
          <table:table-cell office:value-type="float" office:value="3.1124999999999998" table:formula="of:=AVERAGE([.Q15:.T15])" table:style-name="ce18">
            <text:p>3,1</text:p>
          </table:table-cell>
          <table:table-cell office:value-type="float" office:value="3.56" table:style-name="ce52">
            <text:p>3,6</text:p>
          </table:table-cell>
          <table:table-cell office:value-type="float" office:value="3.6" table:style-name="ce52">
            <text:p>3,6</text:p>
          </table:table-cell>
          <table:table-cell office:value-type="float" office:value="3.2" table:style-name="ce52">
            <text:p>3,2</text:p>
          </table:table-cell>
          <table:table-cell office:value-type="float" office:value="3.0714285714285716" table:style-name="ce52">
            <text:p>3,1</text:p>
          </table:table-cell>
          <table:table-cell office:value-type="float" office:value="3.3578571428571427" table:formula="of:=AVERAGE([.V15:.Y15])" table:style-name="ce18">
            <text:p>3,4</text:p>
          </table:table-cell>
          <table:table-cell office:value-type="float" office:value="3" table:style-name="ce34">
            <text:p>3</text:p>
          </table:table-cell>
          <table:table-cell office:value-type="float" office:value="2.75" table:style-name="ce52">
            <text:p>2,8</text:p>
          </table:table-cell>
          <table:table-cell office:value-type="float" office:value="3" table:style-name="ce53">
            <text:p>3,0</text:p>
          </table:table-cell>
          <table:table-cell office:value-type="float" office:value="2.5" table:style-name="ce53">
            <text:p>2,5</text:p>
          </table:table-cell>
          <table:table-cell office:value-type="float" office:value="2.8125" table:formula="of:=AVERAGE([.AA15:.AD15])" table:style-name="ce18">
            <text:p>2,8</text:p>
          </table:table-cell>
          <table:table-cell office:value-type="float" office:value="2.5831785806785805" table:formula="of:=AVERAGE([.F15];[.K15];[.P15];[.U15];[.Z15];[.AE15])" table:style-name="ce28">
            <text:p>2,6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GROWER 4</text:p>
          </table:table-cell>
          <table:table-cell office:value-type="float" office:value="3.4" table:style-name="ce34">
            <text:p>3,4</text:p>
          </table:table-cell>
          <table:table-cell office:value-type="float" office:value="2.8571428571428572" table:style-name="ce52">
            <text:p>2,9</text:p>
          </table:table-cell>
          <table:table-cell office:value-type="float" office:value="3" table:style-name="ce52">
            <text:p>3,0</text:p>
          </table:table-cell>
          <table:table-cell office:value-type="float" office:value="3.1111111111111112" table:style-name="ce52">
            <text:p>3,1</text:p>
          </table:table-cell>
          <table:table-cell office:value-type="float" office:value="3.0920634920634917" table:formula="of:=AVERAGE([.B16:.E16])" table:style-name="ce18">
            <text:p>3,1</text:p>
          </table:table-cell>
          <table:table-cell office:value-type="float" office:value="1" table:style-name="ce52">
            <text:p>1,0</text:p>
          </table:table-cell>
          <table:table-cell office:value-type="float" office:value="1" table:style-name="ce52">
            <text:p>1,0</text:p>
          </table:table-cell>
          <table:table-cell office:value-type="float" office:value="1" table:style-name="ce52">
            <text:p>1,0</text:p>
          </table:table-cell>
          <table:table-cell office:value-type="float" office:value="2.5" table:style-name="ce52">
            <text:p>2,5</text:p>
          </table:table-cell>
          <table:table-cell office:value-type="float" office:value="1.375" table:formula="of:=AVERAGE([.G16:.J16])" table:style-name="ce18">
            <text:p>1,4</text:p>
          </table:table-cell>
          <table:table-cell office:value-type="float" office:value="3.5" table:style-name="ce52">
            <text:p>3,5</text:p>
          </table:table-cell>
          <table:table-cell office:value-type="float" office:value="2" table:style-name="ce52">
            <text:p>2,0</text:p>
          </table:table-cell>
          <table:table-cell office:value-type="float" office:value="2.5" table:style-name="ce52">
            <text:p>2,5</text:p>
          </table:table-cell>
          <table:table-cell office:value-type="float" office:value="2" table:style-name="ce52">
            <text:p>2,0</text:p>
          </table:table-cell>
          <table:table-cell office:value-type="float" office:value="2.5" table:formula="of:=AVERAGE([.L16:.O16])" table:style-name="ce18">
            <text:p>2,5</text:p>
          </table:table-cell>
          <table:table-cell office:value-type="float" office:value="3.3333333333333335" table:style-name="ce52">
            <text:p>3,3</text:p>
          </table:table-cell>
          <table:table-cell office:value-type="float" office:value="2.8333333333333335" table:style-name="ce52">
            <text:p>2,8</text:p>
          </table:table-cell>
          <table:table-cell office:value-type="float" office:value="2" table:style-name="ce52">
            <text:p>2,0</text:p>
          </table:table-cell>
          <table:table-cell office:value-type="float" office:value="3" table:style-name="ce52">
            <text:p>3,0</text:p>
          </table:table-cell>
          <table:table-cell office:value-type="float" office:value="2.791666666666667" table:formula="of:=AVERAGE([.Q16:.T16])" table:style-name="ce18">
            <text:p>2,8</text:p>
          </table:table-cell>
          <table:table-cell office:value-type="float" office:value="3.7857142857142856" table:style-name="ce52">
            <text:p>3,8</text:p>
          </table:table-cell>
          <table:table-cell office:value-type="float" office:value="4.0357142857142856" table:style-name="ce52">
            <text:p>4,0</text:p>
          </table:table-cell>
          <table:table-cell office:value-type="float" office:value="2.8260869565217392" table:style-name="ce52">
            <text:p>2,8</text:p>
          </table:table-cell>
          <table:table-cell office:value-type="float" office:value="3.3333333333333335" table:style-name="ce52">
            <text:p>3,3</text:p>
          </table:table-cell>
          <table:table-cell office:value-type="float" office:value="3.4952122153209113" table:formula="of:=AVERAGE([.V16:.Y16])" table:style-name="ce18">
            <text:p>3,5</text:p>
          </table:table-cell>
          <table:table-cell office:value-type="float" office:value="3.1" table:style-name="ce34">
            <text:p>3,1</text:p>
          </table:table-cell>
          <table:table-cell office:value-type="float" office:value="3" table:style-name="ce34">
            <text:p>3</text:p>
          </table:table-cell>
          <table:table-cell office:value-type="float" office:value="2.8571428571428572" table:style-name="ce53">
            <text:p>2,9</text:p>
          </table:table-cell>
          <table:table-cell office:value-type="float" office:value="2.5714285714285716" table:style-name="ce53">
            <text:p>2,6</text:p>
          </table:table-cell>
          <table:table-cell office:value-type="float" office:value="2.8821428571428571" table:formula="of:=AVERAGE([.AA16:.AD16])" table:style-name="ce18">
            <text:p>2,9</text:p>
          </table:table-cell>
          <table:table-cell office:value-type="float" office:value="2.6893475385323211" table:formula="of:=AVERAGE([.F16];[.K16];[.P16];[.U16];[.Z16];[.AE16])" table:style-name="ce55">
            <text:p>2,7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GROWER 5</text:p>
          </table:table-cell>
          <table:table-cell office:value-type="float" office:value="3.2857142857142856" table:style-name="ce52">
            <text:p>3,3</text:p>
          </table:table-cell>
          <table:table-cell office:value-type="float" office:value="3.1176470588235294" table:style-name="ce52">
            <text:p>3,1</text:p>
          </table:table-cell>
          <table:table-cell office:value-type="float" office:value="2.9473684210526314" table:style-name="ce52">
            <text:p>2,9</text:p>
          </table:table-cell>
          <table:table-cell office:value-type="float" office:value="2.875" table:style-name="ce52">
            <text:p>2,9</text:p>
          </table:table-cell>
          <table:table-cell office:value-type="float" office:value="3.0564324413976118" table:formula="of:=AVERAGE([.B17:.E17])" table:style-name="ce18">
            <text:p>3,1</text:p>
          </table:table-cell>
          <table:table-cell office:value-type="float" office:value="1" table:style-name="ce52">
            <text:p>1,0</text:p>
          </table:table-cell>
          <table:table-cell office:value-type="float" office:value="2" table:style-name="ce52">
            <text:p>2,0</text:p>
          </table:table-cell>
          <table:table-cell office:value-type="float" office:value="1" table:style-name="ce52">
            <text:p>1,0</text:p>
          </table:table-cell>
          <table:table-cell office:value-type="float" office:value="2.5" table:style-name="ce52">
            <text:p>2,5</text:p>
          </table:table-cell>
          <table:table-cell office:value-type="float" office:value="1.625" table:formula="of:=AVERAGE([.G17:.J17])" table:style-name="ce23">
            <text:p>1,6</text:p>
          </table:table-cell>
          <table:table-cell office:value-type="float" office:value="1" table:style-name="ce52">
            <text:p>1,0</text:p>
          </table:table-cell>
          <table:table-cell office:value-type="float" office:value="2" table:style-name="ce52">
            <text:p>2,0</text:p>
          </table:table-cell>
          <table:table-cell office:value-type="float" office:value="1" table:style-name="ce52">
            <text:p>1,0</text:p>
          </table:table-cell>
          <table:table-cell office:value-type="float" office:value="1" table:style-name="ce52">
            <text:p>1,0</text:p>
          </table:table-cell>
          <table:table-cell office:value-type="float" office:value="1.25" table:formula="of:=AVERAGE([.L17:.O17])" table:style-name="ce18">
            <text:p>1,3</text:p>
          </table:table-cell>
          <table:table-cell office:value-type="float" office:value="3.2142857142857144" table:style-name="ce52">
            <text:p>3,2</text:p>
          </table:table-cell>
          <table:table-cell office:value-type="float" office:value="3.5333333333333332" table:style-name="ce52">
            <text:p>3,5</text:p>
          </table:table-cell>
          <table:table-cell office:value-type="float" office:value="3" table:style-name="ce52">
            <text:p>3,0</text:p>
          </table:table-cell>
          <table:table-cell office:value-type="float" office:value="3.2307692307692308" table:style-name="ce52">
            <text:p>3,2</text:p>
          </table:table-cell>
          <table:table-cell office:value-type="float" office:value="3.2445970695970692" table:formula="of:=AVERAGE([.Q17:.T17])" table:style-name="ce18">
            <text:p>3,2</text:p>
          </table:table-cell>
          <table:table-cell office:value-type="float" office:value="3.7894736842105261" table:style-name="ce52">
            <text:p>3,8</text:p>
          </table:table-cell>
          <table:table-cell office:value-type="float" office:value="4.2692307692307692" table:style-name="ce52">
            <text:p>4,3</text:p>
          </table:table-cell>
          <table:table-cell office:value-type="float" office:value="3.6785714285714284" table:style-name="ce52">
            <text:p>3,7</text:p>
          </table:table-cell>
          <table:table-cell office:value-type="float" office:value="3.8" table:style-name="ce52">
            <text:p>3,8</text:p>
          </table:table-cell>
          <table:table-cell office:value-type="float" office:value="3.8843189705031813" table:formula="of:=AVERAGE([.V17:.Y17])" table:style-name="ce23">
            <text:p>3,9</text:p>
          </table:table-cell>
          <table:table-cell office:value-type="float" office:value="3.3157894736842106" table:style-name="ce52">
            <text:p>3,3</text:p>
          </table:table-cell>
          <table:table-cell office:value-type="float" office:value="3" table:style-name="ce52">
            <text:p>3,0</text:p>
          </table:table-cell>
          <table:table-cell office:value-type="float" office:value="3.3636363636363638" table:style-name="ce53">
            <text:p>3,4</text:p>
          </table:table-cell>
          <table:table-cell office:value-type="float" office:value="2.5714285714285716" table:style-name="ce56">
            <text:p>2,6</text:p>
          </table:table-cell>
          <table:table-cell office:value-type="float" office:value="3.0627136021872863" table:formula="of:=AVERAGE([.AA17:.AD17])" table:style-name="ce23">
            <text:p>3,1</text:p>
          </table:table-cell>
          <table:table-cell office:value-type="float" office:value="2.6871770139475246" table:formula="of:=AVERAGE([.F17];[.K17];[.P17];[.U17];[.Z17];[.AE17])" table:style-name="ce55">
            <text:p>2,7</text:p>
          </table:table-cell>
          <table:table-cell table:number-columns-repeated="16352"/>
        </table:table-row>
        <table:table-row table:style-name="ro1">
          <table:table-cell office:value-type="string" table:style-name="ce57">
            <text:p>GROWER 6</text:p>
          </table:table-cell>
          <table:table-cell office:value-type="float" office:value="1" table:style-name="ce58">
            <text:p>1</text:p>
          </table:table-cell>
          <table:table-cell office:value-type="float" office:value="2.75" table:style-name="ce59">
            <text:p>2,8</text:p>
          </table:table-cell>
          <table:table-cell office:value-type="float" office:value="2.6666666666666665" table:style-name="ce59">
            <text:p>2,7</text:p>
          </table:table-cell>
          <table:table-cell office:value-type="float" office:value="2.4" table:style-name="ce59">
            <text:p>2,4</text:p>
          </table:table-cell>
          <table:table-cell office:value-type="float" office:value="2.2041666666666666" table:formula="of:=AVERAGE([.B18:.E18])" table:style-name="ce60">
            <text:p>2,2</text:p>
          </table:table-cell>
          <table:table-cell office:value-type="float" office:value="1" table:style-name="ce59">
            <text:p>1,0</text:p>
          </table:table-cell>
          <table:table-cell office:value-type="float" office:value="2" table:style-name="ce59">
            <text:p>2,0</text:p>
          </table:table-cell>
          <table:table-cell office:value-type="float" office:value="2" table:style-name="ce59">
            <text:p>2,0</text:p>
          </table:table-cell>
          <table:table-cell office:value-type="float" office:value="1" table:style-name="ce59">
            <text:p>1,0</text:p>
          </table:table-cell>
          <table:table-cell office:value-type="float" office:value="1.5" table:formula="of:=AVERAGE([.G18:.J18])" table:style-name="ce60">
            <text:p>1,5</text:p>
          </table:table-cell>
          <table:table-cell office:value-type="float" office:value="1" table:style-name="ce59">
            <text:p>1,0</text:p>
          </table:table-cell>
          <table:table-cell office:value-type="float" office:value="2" table:style-name="ce59">
            <text:p>2,0</text:p>
          </table:table-cell>
          <table:table-cell office:value-type="float" office:value="2" table:style-name="ce59">
            <text:p>2,0</text:p>
          </table:table-cell>
          <table:table-cell office:value-type="float" office:value="2" table:style-name="ce59">
            <text:p>2,0</text:p>
          </table:table-cell>
          <table:table-cell office:value-type="float" office:value="1.75" table:formula="of:=AVERAGE([.L18:.O18])" table:style-name="ce60">
            <text:p>1,8</text:p>
          </table:table-cell>
          <table:table-cell office:value-type="float" office:value="3.1818181818181817" table:style-name="ce59">
            <text:p>3,2</text:p>
          </table:table-cell>
          <table:table-cell office:value-type="float" office:value="3.4285714285714284" table:style-name="ce59">
            <text:p>3,4</text:p>
          </table:table-cell>
          <table:table-cell office:value-type="float" office:value="2.9" table:style-name="ce59">
            <text:p>2,9</text:p>
          </table:table-cell>
          <table:table-cell office:value-type="float" office:value="3.0833333333333335" table:style-name="ce59">
            <text:p>3,1</text:p>
          </table:table-cell>
          <table:table-cell office:value-type="float" office:value="3.1484307359307362" table:formula="of:=AVERAGE([.Q18:.T18])" table:style-name="ce60">
            <text:p>3,1</text:p>
          </table:table-cell>
          <table:table-cell office:value-type="float" office:value="3.0384615384615383" table:style-name="ce59">
            <text:p>3,0</text:p>
          </table:table-cell>
          <table:table-cell office:value-type="float" office:value="3.1363636363636362" table:style-name="ce59">
            <text:p>3,1</text:p>
          </table:table-cell>
          <table:table-cell office:value-type="float" office:value="2.8181818181818183" table:style-name="ce59">
            <text:p>2,8</text:p>
          </table:table-cell>
          <table:table-cell office:value-type="float" office:value="2.75" table:style-name="ce59">
            <text:p>2,8</text:p>
          </table:table-cell>
          <table:table-cell office:value-type="float" office:value="2.9357517482517483" table:formula="of:=AVERAGE([.V18:.Y18])" table:style-name="ce60">
            <text:p>2,9</text:p>
          </table:table-cell>
          <table:table-cell office:value-type="float" office:value="2" table:style-name="ce58">
            <text:p>2</text:p>
          </table:table-cell>
          <table:table-cell office:value-type="float" office:value="2.5" table:style-name="ce58">
            <text:p>2,5</text:p>
          </table:table-cell>
          <table:table-cell office:value-type="float" office:value="3" table:style-name="ce56">
            <text:p>3,0</text:p>
          </table:table-cell>
          <table:table-cell office:value-type="float" office:value="2.5" table:style-name="ce52">
            <text:p>2,5</text:p>
          </table:table-cell>
          <table:table-cell office:value-type="float" office:value="2.5" table:formula="of:=AVERAGE([.AA18:.AD18])" table:style-name="ce61">
            <text:p>2,5</text:p>
          </table:table-cell>
          <table:table-cell office:value-type="float" office:value="2.3397248584748587" table:formula="of:=AVERAGE([.F18];[.K18];[.P18];[.U18];[.Z18];[.AE18])" table:style-name="ce28">
            <text:p>2,3</text:p>
          </table:table-cell>
          <table:table-cell table:number-columns-repeated="16352"/>
        </table:table-row>
        <table:table-row table:style-name="ro1">
          <table:table-cell office:value-type="string" table:style-name="ce5">
            <text:p>Average</text:p>
          </table:table-cell>
          <table:table-cell table:number-columns-repeated="4" table:style-name="ce5"/>
          <table:table-cell office:value-type="float" office:value="2.8505502574194526" table:formula="of:=AVERAGE([.F13:.F18])" table:style-name="ce62">
            <text:p>2,9</text:p>
          </table:table-cell>
          <table:table-cell table:number-columns-repeated="4" table:style-name="ce26"/>
          <table:table-cell office:value-type="float" office:value="1.4444444444444444" table:formula="of:=AVERAGE([.K13:.K18])" table:style-name="ce62">
            <text:p>1,4</text:p>
          </table:table-cell>
          <table:table-cell table:number-columns-repeated="4" table:style-name="ce26"/>
          <table:table-cell office:value-type="float" office:value="1.8888888888888891" table:formula="of:=AVERAGE([.P13:.P18])" table:style-name="ce62">
            <text:p>1,9</text:p>
          </table:table-cell>
          <table:table-cell table:number-columns-repeated="4" table:style-name="ce26"/>
          <table:table-cell office:value-type="float" office:value="3.1370324120324127" table:formula="of:=AVERAGE([.U13:.U18])" table:style-name="ce62">
            <text:p>3,1</text:p>
          </table:table-cell>
          <table:table-cell table:style-name="ce26"/>
          <table:table-cell table:number-columns-repeated="3" table:style-name="ce5"/>
          <table:table-cell office:value-type="float" office:value="3.1836315707768796" table:formula="of:=AVERAGE([.Z13:.Z18])" table:style-name="ce55">
            <text:p>3,2</text:p>
          </table:table-cell>
          <table:table-cell table:style-name="ce26"/>
          <table:table-cell table:style-name="ce63"/>
          <table:table-cell table:style-name="ce64"/>
          <table:table-cell table:style-name="ce63"/>
          <table:table-cell office:value-type="float" office:value="2.7338649654439124" table:formula="of:=AVERAGE([.AE13:.AE18])" table:style-name="ce65">
            <text:p>2,7</text:p>
          </table:table-cell>
          <table:table-cell table:number-columns-repeated="16353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72">
            <text:p>INCIDENCE</text:p>
          </table:table-cell>
          <table:table-cell office:value-type="string" table:number-columns-spanned="6" table:number-rows-spanned="1" table:style-name="ce75">
            <text:p>FACILITY</text:p>
          </table:table-cell>
          <table:covered-table-cell table:number-columns-repeated="5"/>
          <table:table-cell office:value-type="string" table:number-columns-spanned="1" table:number-rows-spanned="2" table:style-name="ce76">
            <text:p>AVERAGE</text:p>
          </table:table-cell>
          <table:table-cell table:number-columns-repeated="2" table:style-name="ce1"/>
          <table:table-cell table:style-name="ce3"/>
          <table:table-cell table:number-columns-repeated="4" table:style-name="ce1"/>
          <table:table-cell table:style-name="ce3"/>
          <table:table-cell table:number-columns-repeated="4" table:style-name="ce1"/>
          <table:table-cell table:number-columns-repeated="6" table:style-name="ce3"/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66">
            <text:p>FACILITY U</text:p>
          </table:table-cell>
          <table:table-cell office:value-type="string" table:style-name="ce66">
            <text:p>FACILITY V</text:p>
          </table:table-cell>
          <table:table-cell office:value-type="string" table:style-name="ce66">
            <text:p>FACILITY W</text:p>
          </table:table-cell>
          <table:table-cell office:value-type="string" table:style-name="ce66">
            <text:p>FACILITY X</text:p>
          </table:table-cell>
          <table:table-cell office:value-type="string" table:style-name="ce66">
            <text:p>FACILITY Y</text:p>
          </table:table-cell>
          <table:table-cell office:value-type="string" table:style-name="ce66">
            <text:p>FACILITY Z</text:p>
          </table:table-cell>
          <table:covered-table-cell/>
          <table:table-cell table:number-columns-repeated="2" table:style-name="ce1"/>
          <table:table-cell table:style-name="ce3"/>
          <table:table-cell table:number-columns-repeated="4" table:style-name="ce1"/>
          <table:table-cell table:style-name="ce3"/>
          <table:table-cell table:number-columns-repeated="4" table:style-name="ce1"/>
          <table:table-cell table:number-columns-repeated="6" table:style-name="ce3"/>
          <table:table-cell table:number-columns-repeated="16358" table:style-name="ce1"/>
        </table:table-row>
        <table:table-row table:style-name="ro1">
          <table:table-cell office:value-type="string" table:style-name="ce5">
            <text:p>GROWER U</text:p>
          </table:table-cell>
          <table:table-cell office:value-type="percentage" office:value="0.19166666666666665" table:style-name="ce67">
            <text:p>19%</text:p>
          </table:table-cell>
          <table:table-cell office:value-type="percentage" office:value="4.2500000000000003E-2" table:style-name="ce67">
            <text:p>4%</text:p>
          </table:table-cell>
          <table:table-cell office:value-type="percentage" office:value="4.2499999999999996E-2" table:style-name="ce67">
            <text:p>4%</text:p>
          </table:table-cell>
          <table:table-cell office:value-type="percentage" office:value="0.16" table:style-name="ce67">
            <text:p>16%</text:p>
          </table:table-cell>
          <table:table-cell office:value-type="percentage" office:value="9.9166666666666667E-2" table:style-name="ce67">
            <text:p>10%</text:p>
          </table:table-cell>
          <table:table-cell office:value-type="percentage" office:value="5.7499999999999996E-2" table:style-name="ce68">
            <text:p>6%</text:p>
          </table:table-cell>
          <table:table-cell office:value-type="percentage" office:value="9.8888888888888901E-2" table:style-name="ce69">
            <text:p>10%</text:p>
          </table:table-cell>
          <table:table-cell table:style-name="ce1"/>
          <table:table-cell table:style-name="ce69"/>
          <table:table-cell table:style-name="ce3"/>
          <table:table-cell table:number-columns-repeated="4" table:style-name="ce1"/>
          <table:table-cell table:style-name="ce3"/>
          <table:table-cell table:number-columns-repeated="4" table:style-name="ce1"/>
          <table:table-cell table:number-columns-repeated="6" table:style-name="ce3"/>
          <table:table-cell table:number-columns-repeated="16358" table:style-name="ce1"/>
        </table:table-row>
        <table:table-row table:style-name="ro1">
          <table:table-cell office:value-type="string" table:style-name="ce12">
            <text:p>GROWER V</text:p>
          </table:table-cell>
          <table:table-cell office:value-type="percentage" office:value="0.16750000000000001" table:style-name="ce67">
            <text:p>17%</text:p>
          </table:table-cell>
          <table:table-cell office:value-type="percentage" office:value="0" table:style-name="ce67">
            <text:p>0%</text:p>
          </table:table-cell>
          <table:table-cell office:value-type="percentage" office:value="4.8333333333333332E-2" table:style-name="ce67">
            <text:p>5%</text:p>
          </table:table-cell>
          <table:table-cell office:value-type="percentage" office:value="0.10666666666666666" table:style-name="ce67">
            <text:p>11%</text:p>
          </table:table-cell>
          <table:table-cell office:value-type="percentage" office:value="0.74333333333333329" table:style-name="ce67">
            <text:p>74%</text:p>
          </table:table-cell>
          <table:table-cell office:value-type="percentage" office:value="8.4166666666666667E-2" table:style-name="ce68">
            <text:p>8%</text:p>
          </table:table-cell>
          <table:table-cell office:value-type="percentage" office:value="0.19166666666666668" table:style-name="ce69">
            <text:p>19%</text:p>
          </table:table-cell>
          <table:table-cell table:style-name="ce1"/>
          <table:table-cell table:style-name="ce69"/>
          <table:table-cell table:style-name="ce3"/>
          <table:table-cell table:number-columns-repeated="4" table:style-name="ce1"/>
          <table:table-cell table:style-name="ce3"/>
          <table:table-cell table:number-columns-repeated="4" table:style-name="ce1"/>
          <table:table-cell table:number-columns-repeated="6" table:style-name="ce3"/>
          <table:table-cell table:number-columns-repeated="16358" table:style-name="ce1"/>
        </table:table-row>
        <table:table-row table:style-name="ro1">
          <table:table-cell office:value-type="string" table:style-name="ce12">
            <text:p>GROWER W</text:p>
          </table:table-cell>
          <table:table-cell office:value-type="percentage" office:value="0.39166666666666666" table:style-name="ce67">
            <text:p>39%</text:p>
          </table:table-cell>
          <table:table-cell office:value-type="percentage" office:value="7.4999999999999997E-3" table:style-name="ce67">
            <text:p>1%</text:p>
          </table:table-cell>
          <table:table-cell office:value-type="percentage" office:value="2.4166666666666666E-2" table:style-name="ce67">
            <text:p>2%</text:p>
          </table:table-cell>
          <table:table-cell office:value-type="percentage" office:value="0.19833333333333333" table:style-name="ce67">
            <text:p>20%</text:p>
          </table:table-cell>
          <table:table-cell office:value-type="percentage" office:value="0.57416666666666671" table:style-name="ce67">
            <text:p>57%</text:p>
          </table:table-cell>
          <table:table-cell office:value-type="percentage" office:value="0.09" table:style-name="ce68">
            <text:p>9%</text:p>
          </table:table-cell>
          <table:table-cell office:value-type="percentage" office:value="0.21430555555555555" table:style-name="ce69">
            <text:p>21%</text:p>
          </table:table-cell>
          <table:table-cell table:style-name="ce1"/>
          <table:table-cell table:style-name="ce69"/>
          <table:table-cell table:style-name="ce3"/>
          <table:table-cell table:number-columns-repeated="4" table:style-name="ce1"/>
          <table:table-cell table:style-name="ce3"/>
          <table:table-cell table:number-columns-repeated="4" table:style-name="ce1"/>
          <table:table-cell table:number-columns-repeated="6" table:style-name="ce3"/>
          <table:table-cell table:number-columns-repeated="16358" table:style-name="ce1"/>
        </table:table-row>
        <table:table-row table:style-name="ro1">
          <table:table-cell office:value-type="string" table:style-name="ce12">
            <text:p>GROWER X</text:p>
          </table:table-cell>
          <table:table-cell office:value-type="percentage" office:value="0.22500000000000003" table:style-name="ce67">
            <text:p>23%</text:p>
          </table:table-cell>
          <table:table-cell office:value-type="percentage" office:value="1.6666666666666666E-2" table:style-name="ce67">
            <text:p>2%</text:p>
          </table:table-cell>
          <table:table-cell office:value-type="percentage" office:value="5.0833333333333335E-2" table:style-name="ce67">
            <text:p>5%</text:p>
          </table:table-cell>
          <table:table-cell office:value-type="percentage" office:value="0.21666666666666667" table:style-name="ce67">
            <text:p>22%</text:p>
          </table:table-cell>
          <table:table-cell office:value-type="percentage" office:value="0.83166666666666678" table:style-name="ce67">
            <text:p>83%</text:p>
          </table:table-cell>
          <table:table-cell office:value-type="percentage" office:value="0.29916666666666669" table:style-name="ce68">
            <text:p>30%</text:p>
          </table:table-cell>
          <table:table-cell office:value-type="percentage" office:value="0.27333333333333337" table:style-name="ce69">
            <text:p>27%</text:p>
          </table:table-cell>
          <table:table-cell table:number-columns-repeated="2" table:style-name="ce1"/>
          <table:table-cell table:style-name="ce3"/>
          <table:table-cell table:number-columns-repeated="4" table:style-name="ce1"/>
          <table:table-cell table:style-name="ce3"/>
          <table:table-cell table:number-columns-repeated="4" table:style-name="ce1"/>
          <table:table-cell table:number-columns-repeated="6" table:style-name="ce3"/>
          <table:table-cell table:number-columns-repeated="16358" table:style-name="ce1"/>
        </table:table-row>
        <table:table-row table:style-name="ro1">
          <table:table-cell office:value-type="string" table:style-name="ce12">
            <text:p>GROWER Y</text:p>
          </table:table-cell>
          <table:table-cell office:value-type="percentage" office:value="0.55166666666666664" table:style-name="ce67">
            <text:p>55%</text:p>
          </table:table-cell>
          <table:table-cell office:value-type="percentage" office:value="3.4166666666666665E-2" table:style-name="ce67">
            <text:p>3%</text:p>
          </table:table-cell>
          <table:table-cell office:value-type="percentage" office:value="7.4999999999999997E-3" table:style-name="ce67">
            <text:p>1%</text:p>
          </table:table-cell>
          <table:table-cell office:value-type="percentage" office:value="0.47583333333333333" table:style-name="ce67">
            <text:p>48%</text:p>
          </table:table-cell>
          <table:table-cell office:value-type="percentage" office:value="0.81666666666666676" table:style-name="ce67">
            <text:p>82%</text:p>
          </table:table-cell>
          <table:table-cell office:value-type="percentage" office:value="0.39" table:style-name="ce68">
            <text:p>39%</text:p>
          </table:table-cell>
          <table:table-cell office:value-type="percentage" office:value="0.37930555555555556" table:style-name="ce69">
            <text:p>38%</text:p>
          </table:table-cell>
          <table:table-cell table:number-columns-repeated="2" table:style-name="ce1"/>
          <table:table-cell table:style-name="ce3"/>
          <table:table-cell table:number-columns-repeated="4" table:style-name="ce1"/>
          <table:table-cell table:style-name="ce3"/>
          <table:table-cell table:number-columns-repeated="4" table:style-name="ce1"/>
          <table:table-cell table:number-columns-repeated="6" table:style-name="ce3"/>
          <table:table-cell table:number-columns-repeated="16358" table:style-name="ce1"/>
        </table:table-row>
        <table:table-row table:style-name="ro1">
          <table:table-cell office:value-type="string" table:style-name="ce12">
            <text:p>GROWER Z<text:s/></text:p>
          </table:table-cell>
          <table:table-cell office:value-type="percentage" office:value="9.9166666666666667E-2" table:style-name="ce67">
            <text:p>10%</text:p>
          </table:table-cell>
          <table:table-cell office:value-type="percentage" office:value="1.5833333333333331E-2" table:style-name="ce67">
            <text:p>2%</text:p>
          </table:table-cell>
          <table:table-cell office:value-type="percentage" office:value="2.2499999999999999E-2" table:style-name="ce67">
            <text:p>2%</text:p>
          </table:table-cell>
          <table:table-cell office:value-type="percentage" office:value="0.33333333333333337" table:style-name="ce67">
            <text:p>33%</text:p>
          </table:table-cell>
          <table:table-cell office:value-type="percentage" office:value="0.71666666666666667" table:style-name="ce67">
            <text:p>72%</text:p>
          </table:table-cell>
          <table:table-cell office:value-type="percentage" office:value="6.5000000000000002E-2" table:style-name="ce68">
            <text:p>7%</text:p>
          </table:table-cell>
          <table:table-cell office:value-type="percentage" office:value="0.20874999999999999" table:style-name="ce69">
            <text:p>21%</text:p>
          </table:table-cell>
          <table:table-cell table:number-columns-repeated="2" table:style-name="ce1"/>
          <table:table-cell table:style-name="ce3"/>
          <table:table-cell table:number-columns-repeated="4" table:style-name="ce1"/>
          <table:table-cell table:style-name="ce3"/>
          <table:table-cell table:number-columns-repeated="4" table:style-name="ce1"/>
          <table:table-cell table:number-columns-repeated="6" table:style-name="ce3"/>
          <table:table-cell table:number-columns-repeated="16358" table:style-name="ce1"/>
        </table:table-row>
        <table:table-row table:style-name="ro1">
          <table:table-cell office:value-type="string" table:style-name="ce70">
            <text:p>AVERAGE</text:p>
          </table:table-cell>
          <table:table-cell office:value-type="percentage" office:value="0.27111111111111108" table:style-name="ce69">
            <text:p>27%</text:p>
          </table:table-cell>
          <table:table-cell office:value-type="percentage" office:value="1.9444444444444445E-2" table:style-name="ce69">
            <text:p>2%</text:p>
          </table:table-cell>
          <table:table-cell office:value-type="percentage" office:value="3.2638888888888891E-2" table:style-name="ce69">
            <text:p>3%</text:p>
          </table:table-cell>
          <table:table-cell office:value-type="percentage" office:value="0.24847222222222221" table:style-name="ce69">
            <text:p>25%</text:p>
          </table:table-cell>
          <table:table-cell office:value-type="percentage" office:value="0.63027777777777783" table:style-name="ce69">
            <text:p>63%</text:p>
          </table:table-cell>
          <table:table-cell office:value-type="percentage" office:value="0.16430555555555557" table:style-name="ce71">
            <text:p>16%</text:p>
          </table:table-cell>
          <table:table-cell table:style-name="ce26"/>
          <table:table-cell table:number-columns-repeated="16376"/>
        </table:table-row>
        <table:table-row table:number-rows-repeated="1048543" table:style-name="ro1">
          <table:table-cell table:number-columns-repeated="16384"/>
        </table:table-row>
      </table:table>
      <table:table table:name="Sheet1" table:style-name="ta2">
        <table:table-column table:style-name="co6" table:number-columns-repeated="16384" table:default-cell-style-name="ce1"/>
        <table:table-row table:style-name="ro1">
          <table:table-cell office:value-type="percentage" office:value="0.19166666666666665" table:style-name="ce67">
            <text:p>19%</text:p>
          </table:table-cell>
          <table:table-cell office:value-type="percentage" office:value="4.2500000000000003E-2" table:style-name="ce67">
            <text:p>4%</text:p>
          </table:table-cell>
          <table:table-cell office:value-type="percentage" office:value="4.2499999999999996E-2" table:style-name="ce67">
            <text:p>4%</text:p>
          </table:table-cell>
          <table:table-cell office:value-type="percentage" office:value="0.16" table:style-name="ce67">
            <text:p>16%</text:p>
          </table:table-cell>
          <table:table-cell office:value-type="percentage" office:value="9.9166666666666667E-2" table:style-name="ce67">
            <text:p>10%</text:p>
          </table:table-cell>
          <table:table-cell office:value-type="percentage" office:value="5.7499999999999996E-2" table:style-name="ce68">
            <text:p>6%</text:p>
          </table:table-cell>
          <table:table-cell table:number-columns-repeated="16378"/>
        </table:table-row>
        <table:table-row table:style-name="ro1">
          <table:table-cell office:value-type="percentage" office:value="0.22500000000000003" table:style-name="ce67">
            <text:p>23%</text:p>
          </table:table-cell>
          <table:table-cell office:value-type="percentage" office:value="1.6666666666666666E-2" table:style-name="ce67">
            <text:p>2%</text:p>
          </table:table-cell>
          <table:table-cell office:value-type="percentage" office:value="5.0833333333333335E-2" table:style-name="ce67">
            <text:p>5%</text:p>
          </table:table-cell>
          <table:table-cell office:value-type="percentage" office:value="0.21666666666666667" table:style-name="ce67">
            <text:p>22%</text:p>
          </table:table-cell>
          <table:table-cell office:value-type="percentage" office:value="0.83166666666666678" table:style-name="ce67">
            <text:p>83%</text:p>
          </table:table-cell>
          <table:table-cell office:value-type="percentage" office:value="0.29916666666666669" table:style-name="ce68">
            <text:p>30%</text:p>
          </table:table-cell>
          <table:table-cell table:number-columns-repeated="16378"/>
        </table:table-row>
        <table:table-row table:style-name="ro1">
          <table:table-cell office:value-type="percentage" office:value="9.9166666666666667E-2" table:style-name="ce67">
            <text:p>10%</text:p>
          </table:table-cell>
          <table:table-cell office:value-type="percentage" office:value="1.5833333333333331E-2" table:style-name="ce67">
            <text:p>2%</text:p>
          </table:table-cell>
          <table:table-cell office:value-type="percentage" office:value="2.2499999999999999E-2" table:style-name="ce67">
            <text:p>2%</text:p>
          </table:table-cell>
          <table:table-cell office:value-type="percentage" office:value="0.33333333333333337" table:style-name="ce67">
            <text:p>33%</text:p>
          </table:table-cell>
          <table:table-cell office:value-type="percentage" office:value="0.71666666666666667" table:style-name="ce67">
            <text:p>72%</text:p>
          </table:table-cell>
          <table:table-cell office:value-type="percentage" office:value="6.5000000000000002E-2" table:style-name="ce68">
            <text:p>7%</text:p>
          </table:table-cell>
          <table:table-cell table:number-columns-repeated="16378"/>
        </table:table-row>
        <table:table-row table:style-name="ro1">
          <table:table-cell office:value-type="percentage" office:value="0.17194444444444446" table:formula="of:=AVERAGE([.A1:.A3])" table:style-name="ce77">
            <text:p>17%</text:p>
          </table:table-cell>
          <table:table-cell office:value-type="percentage" office:value="2.5000000000000005E-2" table:formula="of:=AVERAGE([.B1:.B3])" table:style-name="ce77">
            <text:p>3%</text:p>
          </table:table-cell>
          <table:table-cell office:value-type="percentage" office:value="3.8611111111111103E-2" table:formula="of:=AVERAGE([.C1:.C3])" table:style-name="ce77">
            <text:p>4%</text:p>
          </table:table-cell>
          <table:table-cell office:value-type="percentage" office:value="0.23666666666666669" table:formula="of:=AVERAGE([.D1:.D3])" table:style-name="ce77">
            <text:p>24%</text:p>
          </table:table-cell>
          <table:table-cell office:value-type="percentage" office:value="0.54916666666666669" table:formula="of:=AVERAGE([.E1:.E3])" table:style-name="ce77">
            <text:p>55%</text:p>
          </table:table-cell>
          <table:table-cell office:value-type="percentage" office:value="0.14055555555555557" table:formula="of:=AVERAGE([.F1:.F3])" table:style-name="ce77">
            <text:p>14%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acility U</text:p>
          </table:table-cell>
          <table:table-cell office:value-type="string" table:style-name="ce1">
            <text:p>V</text:p>
          </table:table-cell>
          <table:table-cell office:value-type="string" table:style-name="ce1">
            <text:p>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Z</text:p>
          </table:table-cell>
          <table:table-cell table:number-columns-repeated="16378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Grower_4.C7:Grower_4.M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HP</meta:initial-creator>
    <dc:creator>HP</dc:creator>
    <meta:creation-date>2016-12-19T03:22:54Z</meta:creation-date>
    <dc:date>2018-11-20T13:43:5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number number:decimal-places="0" number:min-integer-digits="2" number:grouping="true"/>
    </number:number-style>
    <number:date-style style:name="N37P0">
      <number:month/>
      <number:text>/</number:text>
      <number:day/>
    </number:date-style>
    <number:text-style style:name="N37">
      <style:map style:condition="value()&gt;=0" style:apply-style-name="N37P0"/>
    </number:text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maximum="100" chart:minimum="50" chart:interval-major="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7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446.2502362204725pt" svg:width="758.6027559055118pt" chart:style-name="Crt0">
        <chart:title svg:x="260.4063779527559pt" svg:y="7.311102362204724pt" chart:style-name="CT00">
          <text:p text:style-name="a0" text:class-names="" text:cond-style-name="">"FACILITY U" AVERAGE TEMPERATURES/ DAY<text:line-break/> FOR TWO WEEKS</text:p>
        </chart:title>
        <chart:legend svg:x="556.9967716535433pt" svg:y="55.71007874015747pt" chart:style-name="Lgnd"/>
        <chart:plot-area svg:x="46.8223622047244pt" svg:y="51.3740157480315pt" svg:width="696.871653543307pt" svg:height="360.8132283464567pt" chart:style-name="Plt0" chart:data-source-has-labels="both">
          <chart:axis chart:dimension="y" chart:name="primary-y" chart:style-name="Axs0">
            <chart:title svg:x="6.91527559055118pt" svg:y="135.5285826771654pt" chart:style-name="AT00">
              <text:p text:style-name="a1" text:class-names="" text:cond-style-name="">TEMPERATURE ºF</text:p>
            </chart:title>
            <chart:grid chart:class="major" chart:style-name="GMa0"/>
          </chart:axis>
          <chart:axis chart:dimension="x" chart:name="primary-x" chart:style-name="Axs1">
            <chart:title svg:x="353.9448031496062pt" svg:y="409.0385826771654pt" chart:style-name="AT01">
              <text:p text:style-name="a2" text:class-names="" text:cond-style-name="">DAYS</text:p>
            </chart:title>
            <chart:categories table:cell-range-address="local-table.$A$2:.$A$15"/>
            <chart:grid chart:class="major" chart:style-name="GMa1"/>
          </chart:axis>
          <chart:series chart:label-cell-address="local-table.$B$1" chart:values-cell-range-address="local-table.$B$2:.$B$15" chart:class="chart:line" chart:attached-axis="primary-y" chart:style-name="G0S0">
            <chart:data-point chart:repeated="14"/>
          </chart:series>
          <chart:series chart:label-cell-address="local-table.$C$1" chart:values-cell-range-address="local-table.$C$2:.$C$15" chart:class="chart:line" chart:attached-axis="primary-y" chart:style-name="G0S1">
            <chart:data-point chart:repeated="14"/>
          </chart:series>
          <chart:series chart:label-cell-address="local-table.$D$1" chart:values-cell-range-address="local-table.$D$2:.$D$15" chart:class="chart:line" chart:attached-axis="primary-y" chart:style-name="G0S2">
            <chart:data-point chart:repeated="1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AVERAGE TEMP HOBO 1 - Row 3</text:p>
              </table:table-cell>
              <table:table-cell office:value-type="string">
                <text:p>AVERAGE TEMP HOBO 2 - Row 2</text:p>
              </table:table-cell>
              <table:table-cell office:value-type="string">
                <text:p>AVERAGE TEMP HOBO 3 - Row 1</text:p>
              </table:table-cell>
            </table:table-row>
          </table:table-header-rows>
          <table:table-row>
            <table:table-cell office:value-type="float" office:value="43026"/>
            <table:table-cell office:value-type="float" office:value="79.2"/>
            <table:table-cell office:value-type="float" office:value="80.8"/>
            <table:table-cell office:value-type="float" office:value="80.686999999999998"/>
          </table:table-row>
          <table:table-row>
            <table:table-cell office:value-type="float" office:value="43027"/>
            <table:table-cell office:value-type="float" office:value="79.900000000000006"/>
            <table:table-cell office:value-type="float" office:value="80.78"/>
            <table:table-cell office:value-type="float" office:value="78.156999999999996"/>
          </table:table-row>
          <table:table-row>
            <table:table-cell office:value-type="float" office:value="43028"/>
            <table:table-cell office:value-type="float" office:value="80.48"/>
            <table:table-cell office:value-type="float" office:value="81.284368055555603"/>
            <table:table-cell office:value-type="float" office:value="78.006"/>
          </table:table-row>
          <table:table-row>
            <table:table-cell office:value-type="float" office:value="43029"/>
            <table:table-cell office:value-type="float" office:value="81.430000000000007"/>
            <table:table-cell office:value-type="float" office:value="80.41"/>
            <table:table-cell office:value-type="float" office:value="77.149000000000001"/>
          </table:table-row>
          <table:table-row>
            <table:table-cell office:value-type="float" office:value="43030"/>
            <table:table-cell office:value-type="float" office:value="75.319999999999993"/>
            <table:table-cell office:value-type="float" office:value="74.22"/>
            <table:table-cell office:value-type="float" office:value="74.242000000000004"/>
          </table:table-row>
          <table:table-row>
            <table:table-cell office:value-type="float" office:value="43031"/>
            <table:table-cell office:value-type="float" office:value="63.89"/>
            <table:table-cell office:value-type="float" office:value="63.512805555555602"/>
            <table:table-cell office:value-type="float" office:value="66.394999999999996"/>
          </table:table-row>
          <table:table-row>
            <table:table-cell office:value-type="float" office:value="43032"/>
            <table:table-cell office:value-type="float" office:value="62.73"/>
            <table:table-cell office:value-type="float" office:value="62.28"/>
            <table:table-cell office:value-type="float" office:value="62.917000000000002"/>
          </table:table-row>
          <table:table-row>
            <table:table-cell office:value-type="float" office:value="43033"/>
            <table:table-cell office:value-type="float" office:value="61.89"/>
            <table:table-cell office:value-type="float" office:value="62.185000000000002"/>
            <table:table-cell office:value-type="float" office:value="61.470999999999997"/>
          </table:table-row>
          <table:table-row>
            <table:table-cell office:value-type="float" office:value="43034"/>
            <table:table-cell office:value-type="float" office:value="61.37"/>
            <table:table-cell office:value-type="float" office:value="61.9"/>
            <table:table-cell office:value-type="float" office:value="61.206000000000003"/>
          </table:table-row>
          <table:table-row>
            <table:table-cell office:value-type="float" office:value="43035"/>
            <table:table-cell office:value-type="float" office:value="63.16"/>
            <table:table-cell office:value-type="float" office:value="62.75"/>
            <table:table-cell office:value-type="float" office:value="62.753"/>
          </table:table-row>
          <table:table-row>
            <table:table-cell office:value-type="float" office:value="43036"/>
            <table:table-cell office:value-type="float" office:value="63.34"/>
            <table:table-cell office:value-type="float" office:value="62.62"/>
            <table:table-cell office:value-type="float" office:value="62.542000000000002"/>
          </table:table-row>
          <table:table-row>
            <table:table-cell office:value-type="float" office:value="43037"/>
            <table:table-cell office:value-type="float" office:value="62.45"/>
            <table:table-cell office:value-type="float" office:value="61.88"/>
            <table:table-cell office:value-type="float" office:value="61.725000000000001"/>
          </table:table-row>
          <table:table-row>
            <table:table-cell office:value-type="float" office:value="43038"/>
            <table:table-cell office:value-type="float" office:value="62.44"/>
            <table:table-cell office:value-type="float" office:value="61.83"/>
            <table:table-cell office:value-type="float" office:value="61.743000000000002"/>
          </table:table-row>
          <table:table-row>
            <table:table-cell office:value-type="float" office:value="43039"/>
            <table:table-cell office:value-type="float" office:value="64"/>
            <table:table-cell office:value-type="float" office:value="63.51"/>
            <table:table-cell office:value-type="float" office:value="63.503999999999998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number number:decimal-places="0" number:min-integer-digits="2" number:grouping="true"/>
    </number:number-style>
    <number:date-style style:name="N37P0">
      <number:month/>
      <number:text>/</number:text>
      <number:day/>
    </number:date-style>
    <number:text-style style:name="N37">
      <style:map style:condition="value()&gt;=0" style:apply-style-name="N37P0"/>
    </number:text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maximum="100" chart:minimum="50" chart:interval-major="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7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87.1pt" svg:width="574.7500787401575pt" chart:style-name="Crt0">
        <chart:title svg:x="150.978031496063pt" svg:y="1.919448818897638pt" chart:style-name="CT00">
          <text:p text:style-name="a0" text:class-names="" text:cond-style-name="">"FACILITY W" AVERAGE TEMPERATURES/ DAY <text:line-break/>FOR TWO WEEKS</text:p>
        </chart:title>
        <chart:legend svg:x="419.5638582677165pt" svg:y="33.12007874015748pt" chart:style-name="Lgnd"/>
        <chart:plot-area svg:x="26.44795275590551pt" svg:y="32.05173228346457pt" svg:width="537.006062992126pt" svg:height="233.1431496062992pt" chart:style-name="Plt0" chart:data-source-has-labels="both">
          <chart:axis chart:dimension="y" chart:name="primary-y" chart:style-name="Axs0">
            <chart:title svg:x="5.239291338582677pt" svg:y="87.19385826771654pt" chart:style-name="AT00">
              <text:p text:style-name="a1" text:class-names="" text:cond-style-name="">TEMPERATURE ºF</text:p>
            </chart:title>
            <chart:grid chart:class="major" chart:style-name="GMa0"/>
          </chart:axis>
          <chart:axis chart:dimension="x" chart:name="primary-x" chart:style-name="Axs1">
            <chart:title svg:x="255.9912598425197pt" svg:y="263.159842519685pt" chart:style-name="AT01">
              <text:p text:style-name="a2" text:class-names="" text:cond-style-name="">DAYS</text:p>
            </chart:title>
            <chart:categories table:cell-range-address="local-table.$A$2:.$A$15"/>
            <chart:grid chart:class="major" chart:style-name="GMa1"/>
          </chart:axis>
          <chart:series chart:label-cell-address="local-table.$B$1" chart:values-cell-range-address="local-table.$B$2:.$B$15" chart:class="chart:line" chart:attached-axis="primary-y" chart:style-name="G0S0">
            <chart:data-point chart:repeated="14"/>
          </chart:series>
          <chart:series chart:label-cell-address="local-table.$C$1" chart:values-cell-range-address="local-table.$C$2:.$C$15" chart:class="chart:line" chart:attached-axis="primary-y" chart:style-name="G0S1">
            <chart:data-point chart:repeated="14"/>
          </chart:series>
          <chart:series chart:label-cell-address="local-table.$D$1" chart:values-cell-range-address="local-table.$D$2:.$D$15" chart:class="chart:line" chart:attached-axis="primary-y" chart:style-name="G0S2">
            <chart:data-point chart:repeated="1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AVERAGE TEMP HOBO 1</text:p>
              </table:table-cell>
              <table:table-cell office:value-type="string">
                <text:p>AVERAGE TEMP HOBO 2</text:p>
              </table:table-cell>
              <table:table-cell office:value-type="string">
                <text:p>AVERAGE TEMP HOBO 3</text:p>
              </table:table-cell>
            </table:table-row>
          </table:table-header-rows>
          <table:table-row>
            <table:table-cell office:value-type="float" office:value="43026"/>
            <table:table-cell office:value-type="float" office:value="75.150999999999996"/>
            <table:table-cell office:value-type="float" office:value="74.52"/>
            <table:table-cell office:value-type="float" office:value="72.694911392405103"/>
          </table:table-row>
          <table:table-row>
            <table:table-cell office:value-type="float" office:value="43027"/>
            <table:table-cell office:value-type="float" office:value="74.347999999999999"/>
            <table:table-cell office:value-type="float" office:value="73.010201388888902"/>
            <table:table-cell office:value-type="float" office:value="71.258548611111095"/>
          </table:table-row>
          <table:table-row>
            <table:table-cell office:value-type="float" office:value="43028"/>
            <table:table-cell office:value-type="float" office:value="74.262"/>
            <table:table-cell office:value-type="float" office:value="72.989993055555601"/>
            <table:table-cell office:value-type="float" office:value="70.761250000000004"/>
          </table:table-row>
          <table:table-row>
            <table:table-cell office:value-type="float" office:value="43029"/>
            <table:table-cell office:value-type="float" office:value="72.290999999999997"/>
            <table:table-cell office:value-type="float" office:value="72.004027777778006"/>
            <table:table-cell office:value-type="float" office:value="68.979618055555605"/>
          </table:table-row>
          <table:table-row>
            <table:table-cell office:value-type="float" office:value="43030"/>
            <table:table-cell office:value-type="float" office:value="68.83"/>
            <table:table-cell office:value-type="float" office:value="66.784215277777804"/>
            <table:table-cell office:value-type="float" office:value="63.276041666666998"/>
          </table:table-row>
          <table:table-row>
            <table:table-cell office:value-type="float" office:value="43031"/>
            <table:table-cell office:value-type="float" office:value="65.614000000000004"/>
            <table:table-cell office:value-type="float" office:value="62.7092777777778"/>
            <table:table-cell office:value-type="float" office:value="57.364305555556001"/>
          </table:table-row>
          <table:table-row>
            <table:table-cell office:value-type="float" office:value="43032"/>
            <table:table-cell office:value-type="float" office:value="67.033000000000001"/>
            <table:table-cell office:value-type="float" office:value="63.8292291666667"/>
            <table:table-cell office:value-type="float" office:value="57.904562499999997"/>
          </table:table-row>
          <table:table-row>
            <table:table-cell office:value-type="float" office:value="43033"/>
            <table:table-cell office:value-type="float" office:value="65.207999999999998"/>
            <table:table-cell office:value-type="float" office:value="63.062624999999997"/>
            <table:table-cell office:value-type="float" office:value="57.530999999999999"/>
          </table:table-row>
          <table:table-row>
            <table:table-cell office:value-type="float" office:value="43034"/>
            <table:table-cell office:value-type="float" office:value="63.743000000000002"/>
            <table:table-cell office:value-type="float" office:value="61.786722222222203"/>
            <table:table-cell office:value-type="float" office:value="56.74"/>
          </table:table-row>
          <table:table-row>
            <table:table-cell office:value-type="float" office:value="43035"/>
            <table:table-cell office:value-type="float" office:value="65.213999999999999"/>
            <table:table-cell office:value-type="float" office:value="62.279020833333298"/>
            <table:table-cell office:value-type="float" office:value="56.11"/>
          </table:table-row>
          <table:table-row>
            <table:table-cell office:value-type="float" office:value="43036"/>
            <table:table-cell office:value-type="float" office:value="66.558000000000007"/>
            <table:table-cell office:value-type="float" office:value="63.945916666666697"/>
            <table:table-cell office:value-type="float" office:value="60.48"/>
          </table:table-row>
          <table:table-row>
            <table:table-cell office:value-type="float" office:value="43037"/>
            <table:table-cell office:value-type="float" office:value="66.63"/>
            <table:table-cell office:value-type="float" office:value="62.644069444444"/>
            <table:table-cell office:value-type="float" office:value="58.45"/>
          </table:table-row>
          <table:table-row>
            <table:table-cell office:value-type="float" office:value="43038"/>
            <table:table-cell office:value-type="float" office:value="67.695999999999998"/>
            <table:table-cell office:value-type="float" office:value="65.157131944444401"/>
            <table:table-cell office:value-type="float" office:value="62.27"/>
          </table:table-row>
          <table:table-row>
            <table:table-cell office:value-type="float" office:value="43039"/>
            <table:table-cell office:value-type="float" office:value="67.385999999999996"/>
            <table:table-cell office:value-type="float" office:value="66.287493055555601"/>
            <table:table-cell office:value-type="float" office:value="63.98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0" number:min-integer-digits="2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maximum="100" chart:minimum="50" chart:interval-major="5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422.142440944882pt" svg:width="863.5874015748031pt" chart:style-name="Crt0">
        <chart:title chart:style-name="CT00">
          <text:p text:style-name="a0" text:class-names="" text:cond-style-name="">Chart Title</text:p>
        </chart:title>
        <chart:legend svg:x="674.2582677165354pt" svg:y="50.1692125984252pt" chart:style-name="Lgnd"/>
        <chart:plot-area svg:x="52.07291338582677pt" svg:y="43.83pt" svg:width="794.542440944882pt" svg:height="337.5441732283464pt" chart:style-name="Plt0" chart:data-source-has-labels="both">
          <chart:axis chart:dimension="y" chart:name="primary-y" chart:style-name="Axs0">
            <chart:title svg:x="19.09787401574803pt" svg:y="148.8941732283465pt" chart:style-name="AT00">
              <text:p text:style-name="a1" text:class-names="" text:cond-style-name="">TEMPERATURE</text:p>
            </chart:title>
            <chart:grid chart:class="major" chart:style-name="GMa0"/>
          </chart:axis>
          <chart:axis chart:dimension="x" chart:name="primary-x" chart:style-name="Axs1">
            <chart:title svg:x="431.2985826771654pt" svg:y="381.1463779527559pt" chart:style-name="AT01">
              <text:p text:style-name="a2" text:class-names="" text:cond-style-name="">DAYS</text:p>
            </chart:title>
            <chart:categories table:cell-range-address="local-table.$A$2:.$A$15"/>
            <chart:grid chart:class="major" chart:style-name="GMa1"/>
          </chart:axis>
          <chart:series chart:label-cell-address="local-table.$B$1" chart:values-cell-range-address="local-table.$B$2:.$B$15" chart:class="chart:line" chart:attached-axis="primary-y" chart:style-name="G0S0">
            <chart:data-point chart:repeated="14"/>
          </chart:series>
          <chart:series chart:label-cell-address="local-table.$C$1" chart:values-cell-range-address="local-table.$C$2:.$C$15" chart:class="chart:line" chart:attached-axis="primary-y" chart:style-name="G0S1">
            <chart:data-point chart:repeated="14"/>
          </chart:series>
          <chart:series chart:label-cell-address="local-table.$D$1" chart:values-cell-range-address="local-table.$D$2:.$D$15" chart:class="chart:line" chart:attached-axis="primary-y" chart:style-name="G0S2">
            <chart:data-point chart:repeated="1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Average Temp/Day Hobo 1 - Row 3</text:p>
              </table:table-cell>
              <table:table-cell office:value-type="string">
                <text:p>Average Temp/Day Hobo 2 - Row 3</text:p>
              </table:table-cell>
              <table:table-cell office:value-type="string">
                <text:p>Average Temp/Day Hobo 3 - Row 1</text:p>
              </table:table-cell>
            </table:table-row>
          </table:table-header-rows>
          <table:table-row>
            <table:table-cell office:value-type="float" office:value="43026"/>
            <table:table-cell office:value-type="float" office:value="79.819999999999993"/>
            <table:table-cell office:value-type="float" office:value="79.94"/>
            <table:table-cell office:value-type="float" office:value="76.709999999999994"/>
          </table:table-row>
          <table:table-row>
            <table:table-cell office:value-type="float" office:value="43027"/>
            <table:table-cell office:value-type="float" office:value="80.569999999999993"/>
            <table:table-cell office:value-type="float" office:value="80.67"/>
            <table:table-cell office:value-type="float" office:value="79.11"/>
          </table:table-row>
          <table:table-row>
            <table:table-cell office:value-type="float" office:value="43028"/>
            <table:table-cell office:value-type="float" office:value="75.75"/>
            <table:table-cell office:value-type="float" office:value="76.12"/>
            <table:table-cell office:value-type="float" office:value="73.77"/>
          </table:table-row>
          <table:table-row>
            <table:table-cell office:value-type="float" office:value="43029"/>
            <table:table-cell office:value-type="float" office:value="72.290000000000006"/>
            <table:table-cell office:value-type="float" office:value="72.760000000000005"/>
            <table:table-cell office:value-type="float" office:value="70.17"/>
          </table:table-row>
          <table:table-row>
            <table:table-cell office:value-type="float" office:value="43030"/>
            <table:table-cell office:value-type="float" office:value="62.21"/>
            <table:table-cell office:value-type="float" office:value="62.98"/>
            <table:table-cell office:value-type="float" office:value="61.46"/>
          </table:table-row>
          <table:table-row>
            <table:table-cell office:value-type="float" office:value="43031"/>
            <table:table-cell office:value-type="float" office:value="56.87"/>
            <table:table-cell office:value-type="float" office:value="57.75"/>
            <table:table-cell office:value-type="float" office:value="56.48"/>
          </table:table-row>
          <table:table-row>
            <table:table-cell office:value-type="float" office:value="43032"/>
            <table:table-cell office:value-type="float" office:value="60.27"/>
            <table:table-cell office:value-type="float" office:value="60.67"/>
            <table:table-cell office:value-type="float" office:value="60.74"/>
          </table:table-row>
          <table:table-row>
            <table:table-cell office:value-type="float" office:value="43033"/>
            <table:table-cell office:value-type="float" office:value="60.22"/>
            <table:table-cell office:value-type="float" office:value="61.05"/>
            <table:table-cell office:value-type="float" office:value="60.89"/>
          </table:table-row>
          <table:table-row>
            <table:table-cell office:value-type="float" office:value="43034"/>
            <table:table-cell office:value-type="float" office:value="56.48"/>
            <table:table-cell office:value-type="float" office:value="57.18"/>
            <table:table-cell office:value-type="float" office:value="55.5"/>
          </table:table-row>
          <table:table-row>
            <table:table-cell office:value-type="float" office:value="43035"/>
            <table:table-cell office:value-type="float" office:value="59.92"/>
            <table:table-cell office:value-type="float" office:value="60.47"/>
            <table:table-cell office:value-type="float" office:value="61.25"/>
          </table:table-row>
          <table:table-row>
            <table:table-cell office:value-type="float" office:value="43036"/>
            <table:table-cell office:value-type="float" office:value="63.46"/>
            <table:table-cell office:value-type="float" office:value="64.23"/>
            <table:table-cell office:value-type="float" office:value="64.7"/>
          </table:table-row>
          <table:table-row>
            <table:table-cell office:value-type="float" office:value="43037"/>
            <table:table-cell office:value-type="float" office:value="62.74"/>
            <table:table-cell office:value-type="float" office:value="63.2"/>
            <table:table-cell office:value-type="float" office:value="62.1"/>
          </table:table-row>
          <table:table-row>
            <table:table-cell office:value-type="float" office:value="43038"/>
            <table:table-cell office:value-type="float" office:value="64.33"/>
            <table:table-cell office:value-type="float" office:value="64.62"/>
            <table:table-cell office:value-type="float" office:value="63.46"/>
          </table:table-row>
          <table:table-row>
            <table:table-cell office:value-type="float" office:value="43039"/>
            <table:table-cell office:value-type="float" office:value="65.150000000000006"/>
            <table:table-cell office:value-type="float" office:value="65.36"/>
            <table:table-cell office:value-type="float" office:value="63.82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